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2.9701in"/>
    </style:style>
    <style:style style:name="co9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2.9161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911in"/>
    </style:style>
    <style:style style:name="co17" style:family="table-column">
      <style:table-column-properties fo:break-before="auto" style:column-width="2.198in"/>
    </style:style>
    <style:style style:name="co18" style:family="table-column">
      <style:table-column-properties fo:break-before="auto" style:column-width="0.5965in"/>
    </style:style>
    <style:style style:name="co19" style:family="table-column">
      <style:table-column-properties fo:break-before="auto" style:column-width="0.6535in"/>
    </style:style>
    <style:style style:name="co20" style:family="table-column">
      <style:table-column-properties fo:break-before="auto" style:column-width="0.6319in"/>
    </style:style>
    <style:style style:name="co21" style:family="table-column">
      <style:table-column-properties fo:break-before="auto" style:column-width="0.75in"/>
    </style:style>
    <style:style style:name="co22" style:family="table-column">
      <style:table-column-properties fo:break-before="auto" style:column-width="3.3339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2.3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ccff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16" style:family="table-cell" style:parent-style-name="Default">
      <style:text-properties style:text-position=""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1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ext-properties fo:font-weight="bold" style:font-weight-asian="bold" style:font-weight-complex="bold"/>
      <style:map style:condition="cell-content()=&quot;Must buy!&quot;" style:apply-style-name="Alarm_21_" style:base-cell-address="'EV3 Combined List'.F1"/>
      <style:map style:condition="cell-content()=&quot;It's okay.&quot;" style:apply-style-name="Good." style:base-cell-address="'EV3 Combined List'.F1"/>
    </style:style>
    <style:style style:name="ce9" style:family="table-cell" style:parent-style-name="Default" style:data-style-name="N99">
      <style:map style:condition="cell-content()=&quot;Must buy!&quot;" style:apply-style-name="Alarm_21_" style:base-cell-address="'EV3 Combined List'.F1"/>
      <style:map style:condition="cell-content()=&quot;It's okay.&quot;" style:apply-style-name="Good." style:base-cell-address="'EV3 Combined List'.F1"/>
    </style:style>
    <style:style style:name="ce10" style:family="table-cell" style:parent-style-name="Default">
      <style:map style:condition="cell-content()=&quot;Must buy!&quot;" style:apply-style-name="Alarm_21_" style:base-cell-address="'EV3 Combined List'.F1"/>
      <style:map style:condition="cell-content()=&quot;It's okay.&quot;" style:apply-style-name="Good." style:base-cell-address="'EV3 Combined List'.F1"/>
    </style:style>
    <style:style style:name="ce11" style:family="table-cell" style:parent-style-name="Default">
      <style:text-properties fo:font-weight="bold" style:font-weight-asian="bold" style:font-weight-complex="bold"/>
      <style:map style:condition="cell-content()=0" style:apply-style-name="Fast_20_transparent" style:base-cell-address="'EV3 Combined List'.G1"/>
      <style:map style:condition="cell-content()&gt;0" style:apply-style-name="Fettes_20_Brot" style:base-cell-address="'EV3 Combined List'.G1"/>
      <style:map style:condition="cell-content()&lt;0" style:apply-style-name="Leicht_20_wie_20_Wolken" style:base-cell-address="'EV3 Combined List'.G1"/>
    </style:style>
    <style:style style:name="ce12" style:family="table-cell" style:parent-style-name="Default">
      <style:map style:condition="cell-content()=0" style:apply-style-name="Fast_20_transparent" style:base-cell-address="'EV3 Combined List'.G1"/>
      <style:map style:condition="cell-content()&gt;0" style:apply-style-name="Fettes_20_Brot" style:base-cell-address="'EV3 Combined List'.G1"/>
      <style:map style:condition="cell-content()&lt;0" style:apply-style-name="Leicht_20_wie_20_Wolken" style:base-cell-address="'EV3 Combined List'.G1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  <style:map style:condition="cell-content()=&quot;Must buy!&quot;" style:apply-style-name="Alarm_21_" style:base-cell-address="'EV3 Combined List'.I1"/>
      <style:map style:condition="cell-content()=&quot;It's okay.&quot;" style:apply-style-name="Good." style:base-cell-address="'EV3 Combined List'.I1"/>
    </style:style>
    <style:style style:name="ce17" style:family="table-cell" style:parent-style-name="Default">
      <style:map style:condition="cell-content()=&quot;Must buy!&quot;" style:apply-style-name="Alarm_21_" style:base-cell-address="'EV3 Combined List'.I1"/>
      <style:map style:condition="cell-content()=&quot;It's okay.&quot;" style:apply-style-name="Good." style:base-cell-address="'EV3 Combined List'.I1"/>
    </style:style>
    <style:style style:name="ce18" style:family="table-cell" style:parent-style-name="Default">
      <style:text-properties fo:font-weight="bold" style:font-weight-asian="bold" style:font-weight-complex="bold"/>
      <style:map style:condition="cell-content()=0" style:apply-style-name="Fast_20_transparent" style:base-cell-address="'EV3 Combined List'.J1"/>
      <style:map style:condition="cell-content()&lt;0" style:apply-style-name="Leicht_20_wie_20_Wolken" style:base-cell-address="'EV3 Combined List'.J1"/>
      <style:map style:condition="cell-content()&gt;0" style:apply-style-name="Fettes_20_Brot" style:base-cell-address="'EV3 Combined List'.J1"/>
    </style:style>
    <style:style style:name="ce19" style:family="table-cell" style:parent-style-name="Default">
      <style:map style:condition="cell-content()=0" style:apply-style-name="Fast_20_transparent" style:base-cell-address="'EV3 Combined List'.J1"/>
      <style:map style:condition="cell-content()&lt;0" style:apply-style-name="Leicht_20_wie_20_Wolken" style:base-cell-address="'EV3 Combined List'.J1"/>
      <style:map style:condition="cell-content()&gt;0" style:apply-style-name="Fettes_20_Brot" style:base-cell-address="'EV3 Combined List'.J1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99"/>
    <style:style style:name="ce22" style:family="table-cell" style:parent-style-name="Default"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</office:automatic-styles>
  <office:body>
    <office:spreadsheet>
      <table:table table:name="EV3 Combined List" table:style-name="ta1">
        <office:forms form:automatic-focus="false" form:apply-design-mode="false"/>
        <table:table-column table:style-name="co18" table:default-cell-style-name="ce6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ce10"/>
        <table:table-column table:style-name="co6" table:default-cell-style-name="ce12"/>
        <table:table-column table:style-name="co6" table:default-cell-style-name="Default"/>
        <table:table-column table:style-name="co6" table:default-cell-style-name="ce17"/>
        <table:table-column table:style-name="co6" table:default-cell-style-name="ce19"/>
        <table:table-row table:style-name="ro1">
          <table:table-cell table:style-name="ce5" office:value-type="string" calcext:value-type="string">
            <text:p>Part no.</text:p>
          </table:table-cell>
          <table:table-cell table:style-name="ce5" office:value-type="string" calcext:value-type="string">
            <text:p>Lego Mindstroms EV3 Home Edition.csv</text:p>
          </table:table-cell>
          <table:table-cell table:style-name="ce5" office:value-type="string" calcext:value-type="string">
            <text:p>Lego Mindstroms Education Core Set.csv</text:p>
          </table:table-cell>
          <table:table-cell table:style-name="ce5" office:value-type="string" calcext:value-type="string">
            <text:p>Lego Mindstroms Education Expansion Set.csv</text:p>
          </table:table-cell>
          <table:table-cell table:style-name="ce6" office:value-type="string" calcext:value-type="string">
            <text:p>Part name</text:p>
          </table:table-cell>
          <table:table-cell table:style-name="ce8" office:value-type="string" calcext:value-type="string">
            <text:p>Upgrade after Home + Expansion</text:p>
          </table:table-cell>
          <table:table-cell table:style-name="ce11" office:value-type="string" calcext:value-type="string">
            <text:p>How many?</text:p>
          </table:table-cell>
          <table:table-cell table:style-name="ce13" office:value-type="string" calcext:value-type="string">
            <text:p>--</text:p>
          </table:table-cell>
          <table:table-cell table:style-name="ce15" office:value-type="string" calcext:value-type="string">
            <text:p>Upgrade after Edu + Expansion</text:p>
          </table:table-cell>
          <table:table-cell table:style-name="ce18" office:value-type="string" calcext:value-type="string">
            <text:p>How many?</text:p>
          </table:table-cell>
        </table:table-row>
        <table:table-row table:style-name="ro1">
          <table:table-cell office:value-type="float" office:value="370526" calcext:value-type="float">
            <text:p>3705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LOOKUP([.A2];['EV3 Part Names'.A2:.A102];['EV3 Part Names'.B2:.B102])" office:value-type="string" office:string-value="Axle, 4-module, black" calcext:value-type="string">
            <text:p>Axle, 4-module, black</text:p>
          </table:table-cell>
          <table:table-cell table:style-name="ce9" table:formula="of:=IF(([.B2]+[.D2]) &gt;= ([.C2]+[.D2]);&quot;It's okay.&quot;;&quot;Must buy!&quot;)" office:value-type="string" office:string-value="Must buy!" calcext:value-type="string">
            <text:p>Must buy!</text:p>
          </table:table-cell>
          <table:table-cell table:formula="of:=([.C2]+[.D2])-([.B2]+[.D2])" office:value-type="float" office:value="4" calcext:value-type="float">
            <text:p>4</text:p>
          </table:table-cell>
          <table:table-cell/>
          <table:table-cell table:formula="of:=IF(([.C2]+[.D2]) &gt;= [.B2];&quot;It's okay.&quot;;&quot;Must buy!&quot;)" office:value-type="string" office:string-value="It's okay." calcext:value-type="string">
            <text:p>It's okay.</text:p>
          </table:table-cell>
          <table:table-cell table:formula="of:=[.B2]-([.C2]+[.D2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70626" calcext:value-type="float">
            <text:p>3706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OOKUP([.A3];['EV3 Part Names'.A2:.A102];['EV3 Part Names'.B2:.B102])" office:value-type="string" office:string-value="Axle, 6-module, black" calcext:value-type="string">
            <text:p>Axle, 6-module, black</text:p>
          </table:table-cell>
          <table:table-cell table:style-name="ce9" table:formula="of:=IF(([.B3]+[.D3]) &gt;= ([.C3]+[.D3]);&quot;It's okay.&quot;;&quot;Must buy!&quot;)" office:value-type="string" office:string-value="It's okay." calcext:value-type="string">
            <text:p>It's okay.</text:p>
          </table:table-cell>
          <table:table-cell table:formula="of:=([.C3]+[.D3])-([.B3]+[.D3])" office:value-type="float" office:value="-5" calcext:value-type="float">
            <text:p>-5</text:p>
          </table:table-cell>
          <table:table-cell/>
          <table:table-cell table:formula="of:=IF(([.C3]+[.D3]) &gt;= [.B3];&quot;It's okay.&quot;;&quot;Must buy!&quot;)" office:value-type="string" office:string-value="Must buy!" calcext:value-type="string">
            <text:p>Must buy!</text:p>
          </table:table-cell>
          <table:table-cell table:formula="of:=[.B3]-([.C3]+[.D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726" calcext:value-type="float">
            <text:p>3707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OOKUP([.A4];['EV3 Part Names'.A2:.A102];['EV3 Part Names'.B2:.B102])" office:value-type="string" office:string-value="Axle, 8-module, black" calcext:value-type="string">
            <text:p>Axle, 8-module, black</text:p>
          </table:table-cell>
          <table:table-cell table:style-name="ce9" table:formula="of:=IF(([.B4]+[.D4]) &gt;= ([.C4]+[.D4]);&quot;It's okay.&quot;;&quot;Must buy!&quot;)" office:value-type="string" office:string-value="Must buy!" calcext:value-type="string">
            <text:p>Must buy!</text:p>
          </table:table-cell>
          <table:table-cell table:formula="of:=([.C4]+[.D4])-([.B4]+[.D4])" office:value-type="float" office:value="2" calcext:value-type="float">
            <text:p>2</text:p>
          </table:table-cell>
          <table:table-cell/>
          <table:table-cell table:formula="of:=IF(([.C4]+[.D4]) &gt;= [.B4];&quot;It's okay.&quot;;&quot;Must buy!&quot;)" office:value-type="string" office:string-value="It's okay." calcext:value-type="string">
            <text:p>It's okay.</text:p>
          </table:table-cell>
          <table:table-cell table:formula="of:=[.B4]-([.C4]+[.D4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70826" calcext:value-type="float">
            <text:p>3708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OOKUP([.A5];['EV3 Part Names'.A2:.A102];['EV3 Part Names'.B2:.B102])" office:value-type="string" office:string-value="Axle, 12-module, black" calcext:value-type="string">
            <text:p>Axle, 12-module, black</text:p>
          </table:table-cell>
          <table:table-cell table:style-name="ce9" table:formula="of:=IF(([.B5]+[.D5]) &gt;= ([.C5]+[.D5]);&quot;It's okay.&quot;;&quot;Must buy!&quot;)" office:value-type="string" office:string-value="Must buy!" calcext:value-type="string">
            <text:p>Must buy!</text:p>
          </table:table-cell>
          <table:table-cell table:formula="of:=([.C5]+[.D5])-([.B5]+[.D5])" office:value-type="float" office:value="2" calcext:value-type="float">
            <text:p>2</text:p>
          </table:table-cell>
          <table:table-cell/>
          <table:table-cell table:formula="of:=IF(([.C5]+[.D5]) &gt;= [.B5];&quot;It's okay.&quot;;&quot;Must buy!&quot;)" office:value-type="string" office:string-value="It's okay." calcext:value-type="string">
            <text:p>It's okay.</text:p>
          </table:table-cell>
          <table:table-cell table:formula="of:=[.B5]-([.C5]+[.D5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73726" calcext:value-type="float">
            <text:p>3737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OOKUP([.A6];['EV3 Part Names'.A2:.A102];['EV3 Part Names'.B2:.B102])" office:value-type="string" office:string-value="Axle, 10-module, black" calcext:value-type="string">
            <text:p>Axle, 10-module, black</text:p>
          </table:table-cell>
          <table:table-cell table:style-name="ce9" table:formula="of:=IF(([.B6]+[.D6]) &gt;= ([.C6]+[.D6]);&quot;It's okay.&quot;;&quot;Must buy!&quot;)" office:value-type="string" office:string-value="Must buy!" calcext:value-type="string">
            <text:p>Must buy!</text:p>
          </table:table-cell>
          <table:table-cell table:formula="of:=([.C6]+[.D6])-([.B6]+[.D6])" office:value-type="float" office:value="2" calcext:value-type="float">
            <text:p>2</text:p>
          </table:table-cell>
          <table:table-cell/>
          <table:table-cell table:formula="of:=IF(([.C6]+[.D6]) &gt;= [.B6];&quot;It's okay.&quot;;&quot;Must buy!&quot;)" office:value-type="string" office:string-value="It's okay." calcext:value-type="string">
            <text:p>It's okay.</text:p>
          </table:table-cell>
          <table:table-cell table:formula="of:=[.B6]-([.C6]+[.D6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03226" calcext:value-type="float">
            <text:p>403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LOOKUP([.A7];['EV3 Part Names'.A2:.A102];['EV3 Part Names'.B2:.B102])" office:value-type="string" office:string-value="Axle, 10-module, black" calcext:value-type="string">
            <text:p>Axle, 10-module, black</text:p>
          </table:table-cell>
          <table:table-cell table:style-name="ce9" table:formula="of:=IF(([.B7]+[.D7]) &gt;= ([.C7]+[.D7]);&quot;It's okay.&quot;;&quot;Must buy!&quot;)" office:value-type="string" office:string-value="It's okay." calcext:value-type="string">
            <text:p>It's okay.</text:p>
          </table:table-cell>
          <table:table-cell table:formula="of:=([.C7]+[.D7])-([.B7]+[.D7])" office:value-type="float" office:value="0" calcext:value-type="float">
            <text:p>0</text:p>
          </table:table-cell>
          <table:table-cell/>
          <table:table-cell table:formula="of:=IF(([.C7]+[.D7]) &gt;= [.B7];&quot;It's okay.&quot;;&quot;Must buy!&quot;)" office:value-type="string" office:string-value="It's okay." calcext:value-type="string">
            <text:p>It's okay.</text:p>
          </table:table-cell>
          <table:table-cell table:formula="of:=[.B7]-([.C7]+[.D7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11649" calcext:value-type="float">
            <text:p>611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LOOKUP([.A8];['EV3 Part Names'.A2:.A102];['EV3 Part Names'.B2:.B102])" office:value-type="string" office:string-value="Axle, 10-module, black" calcext:value-type="string">
            <text:p>Axle, 10-module, black</text:p>
          </table:table-cell>
          <table:table-cell table:style-name="ce9" table:formula="of:=IF(([.B8]+[.D8]) &gt;= ([.C8]+[.D8]);&quot;It's okay.&quot;;&quot;Must buy!&quot;)" office:value-type="string" office:string-value="It's okay." calcext:value-type="string">
            <text:p>It's okay.</text:p>
          </table:table-cell>
          <table:table-cell table:formula="of:=([.C8]+[.D8])-([.B8]+[.D8])" office:value-type="float" office:value="0" calcext:value-type="float">
            <text:p>0</text:p>
          </table:table-cell>
          <table:table-cell/>
          <table:table-cell table:formula="of:=IF(([.C8]+[.D8]) &gt;= [.B8];&quot;It's okay.&quot;;&quot;Must buy!&quot;)" office:value-type="string" office:string-value="It's okay." calcext:value-type="string">
            <text:p>It's okay.</text:p>
          </table:table-cell>
          <table:table-cell table:formula="of:=[.B8]-([.C8]+[.D8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07081" calcext:value-type="float">
            <text:p>4107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7" table:formula="of:=LOOKUP([.A9];['EV3 Part Names'.A2:.A102];['EV3 Part Names'.B2:.B102])" office:value-type="string" office:string-value="Axle, 10-module, black" calcext:value-type="string">
            <text:p>Axle, 10-module, black</text:p>
          </table:table-cell>
          <table:table-cell table:style-name="ce9" table:formula="of:=IF(([.B9]+[.D9]) &gt;= ([.C9]+[.D9]);&quot;It's okay.&quot;;&quot;Must buy!&quot;)" office:value-type="string" office:string-value="It's okay." calcext:value-type="string">
            <text:p>It's okay.</text:p>
          </table:table-cell>
          <table:table-cell table:formula="of:=([.C9]+[.D9])-([.B9]+[.D9])" office:value-type="float" office:value="0" calcext:value-type="float">
            <text:p>0</text:p>
          </table:table-cell>
          <table:table-cell/>
          <table:table-cell table:formula="of:=IF(([.C9]+[.D9]) &gt;= [.B9];&quot;It's okay.&quot;;&quot;Must buy!&quot;)" office:value-type="string" office:string-value="It's okay." calcext:value-type="string">
            <text:p>It's okay.</text:p>
          </table:table-cell>
          <table:table-cell table:formula="of:=[.B9]-([.C9]+[.D9]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107082" calcext:value-type="float">
            <text:p>4107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LOOKUP([.A10];['EV3 Part Names'.A2:.A102];['EV3 Part Names'.B2:.B102])" office:value-type="string" office:string-value="Axle, 10-module, black" calcext:value-type="string">
            <text:p>Axle, 10-module, black</text:p>
          </table:table-cell>
          <table:table-cell table:style-name="ce9" table:formula="of:=IF(([.B10]+[.D10]) &gt;= ([.C10]+[.D10]);&quot;It's okay.&quot;;&quot;Must buy!&quot;)" office:value-type="string" office:string-value="It's okay." calcext:value-type="string">
            <text:p>It's okay.</text:p>
          </table:table-cell>
          <table:table-cell table:formula="of:=([.C10]+[.D10])-([.B10]+[.D10])" office:value-type="float" office:value="0" calcext:value-type="float">
            <text:p>0</text:p>
          </table:table-cell>
          <table:table-cell/>
          <table:table-cell table:formula="of:=IF(([.C10]+[.D10]) &gt;= [.B10];&quot;It's okay.&quot;;&quot;Must buy!&quot;)" office:value-type="string" office:string-value="It's okay." calcext:value-type="string">
            <text:p>It's okay.</text:p>
          </table:table-cell>
          <table:table-cell table:formula="of:=[.B10]-([.C10]+[.D10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07084" calcext:value-type="float">
            <text:p>4107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LOOKUP([.A11];['EV3 Part Names'.A2:.A102];['EV3 Part Names'.B2:.B102])" office:value-type="string" office:string-value="Axle, 10-module, black" calcext:value-type="string">
            <text:p>Axle, 10-module, black</text:p>
          </table:table-cell>
          <table:table-cell table:style-name="ce9" table:formula="of:=IF(([.B11]+[.D11]) &gt;= ([.C11]+[.D11]);&quot;It's okay.&quot;;&quot;Must buy!&quot;)" office:value-type="string" office:string-value="It's okay." calcext:value-type="string">
            <text:p>It's okay.</text:p>
          </table:table-cell>
          <table:table-cell table:formula="of:=([.C11]+[.D11])-([.B11]+[.D11])" office:value-type="float" office:value="0" calcext:value-type="float">
            <text:p>0</text:p>
          </table:table-cell>
          <table:table-cell/>
          <table:table-cell table:formula="of:=IF(([.C11]+[.D11]) &gt;= [.B11];&quot;It's okay.&quot;;&quot;Must buy!&quot;)" office:value-type="string" office:string-value="It's okay." calcext:value-type="string">
            <text:p>It's okay.</text:p>
          </table:table-cell>
          <table:table-cell table:formula="of:=[.B11]-([.C11]+[.D11])" office:value-type="float" office:value="-3" calcext:value-type="float">
            <text:p>-3</text:p>
          </table:table-cell>
        </table:table-row>
        <table:table-row table:style-name="ro2">
          <table:table-cell office:value-type="float" office:value="4107085" calcext:value-type="float">
            <text:p>41070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LOOKUP([.A12];['EV3 Part Names'.A2:.A102];['EV3 Part Names'.B2:.B102])" office:value-type="string" office:string-value="Angular block 1, 0ￂﾺ, black" calcext:value-type="string">
            <text:p>Angular block 1, 0ￂﾺ, black</text:p>
          </table:table-cell>
          <table:table-cell table:style-name="ce9" table:formula="of:=IF(([.B12]+[.D12]) &gt;= ([.C12]+[.D12]);&quot;It's okay.&quot;;&quot;Must buy!&quot;)" office:value-type="string" office:string-value="Must buy!" calcext:value-type="string">
            <text:p>Must buy!</text:p>
          </table:table-cell>
          <table:table-cell table:formula="of:=([.C12]+[.D12])-([.B12]+[.D12])" office:value-type="float" office:value="4" calcext:value-type="float">
            <text:p>4</text:p>
          </table:table-cell>
          <table:table-cell/>
          <table:table-cell table:formula="of:=IF(([.C12]+[.D12]) &gt;= [.B12];&quot;It's okay.&quot;;&quot;Must buy!&quot;)" office:value-type="string" office:string-value="It's okay." calcext:value-type="string">
            <text:p>It's okay.</text:p>
          </table:table-cell>
          <table:table-cell table:formula="of:=[.B12]-([.C12]+[.D12])" office:value-type="float" office:value="-10" calcext:value-type="float">
            <text:p>-10</text:p>
          </table:table-cell>
        </table:table-row>
        <table:table-row table:style-name="ro2">
          <table:table-cell office:value-type="float" office:value="4107767" calcext:value-type="float">
            <text:p>41077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LOOKUP([.A13];['EV3 Part Names'.A2:.A102];['EV3 Part Names'.B2:.B102])" office:value-type="string" office:string-value="Angular block, 6 (90ￂﾺ), black" calcext:value-type="string">
            <text:p>Angular block, 6 (90ￂﾺ), black</text:p>
          </table:table-cell>
          <table:table-cell table:style-name="ce9" table:formula="of:=IF(([.B13]+[.D13]) &gt;= ([.C13]+[.D13]);&quot;It's okay.&quot;;&quot;Must buy!&quot;)" office:value-type="string" office:string-value="Must buy!" calcext:value-type="string">
            <text:p>Must buy!</text:p>
          </table:table-cell>
          <table:table-cell table:formula="of:=([.C13]+[.D13])-([.B13]+[.D13])" office:value-type="float" office:value="2" calcext:value-type="float">
            <text:p>2</text:p>
          </table:table-cell>
          <table:table-cell/>
          <table:table-cell table:formula="of:=IF(([.C13]+[.D13]) &gt;= [.B13];&quot;It's okay.&quot;;&quot;Must buy!&quot;)" office:value-type="string" office:string-value="It's okay." calcext:value-type="string">
            <text:p>It's okay.</text:p>
          </table:table-cell>
          <table:table-cell table:formula="of:=[.B13]-([.C13]+[.D13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07783" calcext:value-type="float">
            <text:p>41077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LOOKUP([.A14];['EV3 Part Names'.A2:.A102];['EV3 Part Names'.B2:.B102])" office:value-type="string" office:string-value="Angular block 2, 180ￂﾺ, black" calcext:value-type="string">
            <text:p>Angular block 2, 180ￂﾺ, black</text:p>
          </table:table-cell>
          <table:table-cell table:style-name="ce9" table:formula="of:=IF(([.B14]+[.D14]) &gt;= ([.C14]+[.D14]);&quot;It's okay.&quot;;&quot;Must buy!&quot;)" office:value-type="string" office:string-value="Must buy!" calcext:value-type="string">
            <text:p>Must buy!</text:p>
          </table:table-cell>
          <table:table-cell table:formula="of:=([.C14]+[.D14])-([.B14]+[.D14])" office:value-type="float" office:value="4" calcext:value-type="float">
            <text:p>4</text:p>
          </table:table-cell>
          <table:table-cell/>
          <table:table-cell table:formula="of:=IF(([.C14]+[.D14]) &gt;= [.B14];&quot;It's okay.&quot;;&quot;Must buy!&quot;)" office:value-type="string" office:string-value="It's okay." calcext:value-type="string">
            <text:p>It's okay.</text:p>
          </table:table-cell>
          <table:table-cell table:formula="of:=[.B14]-([.C14]+[.D14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111998" calcext:value-type="float">
            <text:p>411199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OKUP([.A15];['EV3 Part Names'.A2:.A102];['EV3 Part Names'.B2:.B102])" office:value-type="string" office:string-value="Angular block 2, 180ￂﾺ, black" calcext:value-type="string">
            <text:p>Angular block 2, 180ￂﾺ, black</text:p>
          </table:table-cell>
          <table:table-cell table:style-name="ce9" table:formula="of:=IF(([.B15]+[.D15]) &gt;= ([.C15]+[.D15]);&quot;It's okay.&quot;;&quot;Must buy!&quot;)" office:value-type="string" office:string-value="It's okay." calcext:value-type="string">
            <text:p>It's okay.</text:p>
          </table:table-cell>
          <table:table-cell table:formula="of:=([.C15]+[.D15])-([.B15]+[.D15])" office:value-type="float" office:value="-12" calcext:value-type="float">
            <text:p>-12</text:p>
          </table:table-cell>
          <table:table-cell/>
          <table:table-cell table:formula="of:=IF(([.C15]+[.D15]) &gt;= [.B15];&quot;It's okay.&quot;;&quot;Must buy!&quot;)" office:value-type="string" office:string-value="Must buy!" calcext:value-type="string">
            <text:p>Must buy!</text:p>
          </table:table-cell>
          <table:table-cell table:formula="of:=[.B15]-([.C15]+[.D1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12282" calcext:value-type="float">
            <text:p>41122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LOOKUP([.A16];['EV3 Part Names'.A2:.A102];['EV3 Part Names'.B2:.B102])" office:value-type="string" office:string-value="Angular beam, 4x6-module, black" calcext:value-type="string">
            <text:p>Angular beam, 4x6-module, black</text:p>
          </table:table-cell>
          <table:table-cell table:style-name="ce9" table:formula="of:=IF(([.B16]+[.D16]) &gt;= ([.C16]+[.D16]);&quot;It's okay.&quot;;&quot;Must buy!&quot;)" office:value-type="string" office:string-value="Must buy!" calcext:value-type="string">
            <text:p>Must buy!</text:p>
          </table:table-cell>
          <table:table-cell table:formula="of:=([.C16]+[.D16])-([.B16]+[.D16])" office:value-type="float" office:value="4" calcext:value-type="float">
            <text:p>4</text:p>
          </table:table-cell>
          <table:table-cell/>
          <table:table-cell table:formula="of:=IF(([.C16]+[.D16]) &gt;= [.B16];&quot;It's okay.&quot;;&quot;Must buy!&quot;)" office:value-type="string" office:string-value="It's okay." calcext:value-type="string">
            <text:p>It's okay.</text:p>
          </table:table-cell>
          <table:table-cell table:formula="of:=[.B16]-([.C16]+[.D16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119589" calcext:value-type="float">
            <text:p>4119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LOOKUP([.A17];['EV3 Part Names'.A2:.A102];['EV3 Part Names'.B2:.B102])" office:value-type="string" office:string-value="Angular beam, 4x6-module, black" calcext:value-type="string">
            <text:p>Angular beam, 4x6-module, black</text:p>
          </table:table-cell>
          <table:table-cell table:style-name="ce9" table:formula="of:=IF(([.B17]+[.D17]) &gt;= ([.C17]+[.D17]);&quot;It's okay.&quot;;&quot;Must buy!&quot;)" office:value-type="string" office:string-value="It's okay." calcext:value-type="string">
            <text:p>It's okay.</text:p>
          </table:table-cell>
          <table:table-cell table:formula="of:=([.C17]+[.D17])-([.B17]+[.D17])" office:value-type="float" office:value="0" calcext:value-type="float">
            <text:p>0</text:p>
          </table:table-cell>
          <table:table-cell/>
          <table:table-cell table:formula="of:=IF(([.C17]+[.D17]) &gt;= [.B17];&quot;It's okay.&quot;;&quot;Must buy!&quot;)" office:value-type="string" office:string-value="It's okay." calcext:value-type="string">
            <text:p>It's okay.</text:p>
          </table:table-cell>
          <table:table-cell table:formula="of:=[.B17]-([.C17]+[.D17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20017" calcext:value-type="float">
            <text:p>41200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OKUP([.A18];['EV3 Part Names'.A2:.A102];['EV3 Part Names'.B2:.B102])" office:value-type="string" office:string-value="Angular beam, 4x6-module, black" calcext:value-type="string">
            <text:p>Angular beam, 4x6-module, black</text:p>
          </table:table-cell>
          <table:table-cell table:style-name="ce9" table:formula="of:=IF(([.B18]+[.D18]) &gt;= ([.C18]+[.D18]);&quot;It's okay.&quot;;&quot;Must buy!&quot;)" office:value-type="string" office:string-value="It's okay." calcext:value-type="string">
            <text:p>It's okay.</text:p>
          </table:table-cell>
          <table:table-cell table:formula="of:=([.C18]+[.D18])-([.B18]+[.D18])" office:value-type="float" office:value="-8" calcext:value-type="float">
            <text:p>-8</text:p>
          </table:table-cell>
          <table:table-cell/>
          <table:table-cell table:formula="of:=IF(([.C18]+[.D18]) &gt;= [.B18];&quot;It's okay.&quot;;&quot;Must buy!&quot;)" office:value-type="string" office:string-value="Must buy!" calcext:value-type="string">
            <text:p>Must buy!</text:p>
          </table:table-cell>
          <table:table-cell table:formula="of:=[.B18]-([.C18]+[.D1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121667" calcext:value-type="float">
            <text:p>4121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LOOKUP([.A19];['EV3 Part Names'.A2:.A102];['EV3 Part Names'.B2:.B102])" office:value-type="string" office:string-value="Double cross block, 3-module, black" calcext:value-type="string">
            <text:p>Double cross block, 3-module, black</text:p>
          </table:table-cell>
          <table:table-cell table:style-name="ce9" table:formula="of:=IF(([.B19]+[.D19]) &gt;= ([.C19]+[.D19]);&quot;It's okay.&quot;;&quot;Must buy!&quot;)" office:value-type="string" office:string-value="Must buy!" calcext:value-type="string">
            <text:p>Must buy!</text:p>
          </table:table-cell>
          <table:table-cell table:formula="of:=([.C19]+[.D19])-([.B19]+[.D19])" office:value-type="float" office:value="8" calcext:value-type="float">
            <text:p>8</text:p>
          </table:table-cell>
          <table:table-cell/>
          <table:table-cell table:formula="of:=IF(([.C19]+[.D19]) &gt;= [.B19];&quot;It's okay.&quot;;&quot;Must buy!&quot;)" office:value-type="string" office:string-value="It's okay." calcext:value-type="string">
            <text:p>It's okay.</text:p>
          </table:table-cell>
          <table:table-cell table:formula="of:=[.B19]-([.C19]+[.D19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121715" calcext:value-type="float">
            <text:p>41217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table:formula="of:=LOOKUP([.A20];['EV3 Part Names'.A2:.A102];['EV3 Part Names'.B2:.B102])" office:value-type="string" office:string-value="Connector peg with friction, 2-module, black" calcext:value-type="string">
            <text:p>Connector peg with friction, 2-module, black</text:p>
          </table:table-cell>
          <table:table-cell table:style-name="ce9" table:formula="of:=IF(([.B20]+[.D20]) &gt;= ([.C20]+[.D20]);&quot;It's okay.&quot;;&quot;Must buy!&quot;)" office:value-type="string" office:string-value="It's okay." calcext:value-type="string">
            <text:p>It's okay.</text:p>
          </table:table-cell>
          <table:table-cell table:formula="of:=([.C20]+[.D20])-([.B20]+[.D20])" office:value-type="float" office:value="-35" calcext:value-type="float">
            <text:p>-35</text:p>
          </table:table-cell>
          <table:table-cell/>
          <table:table-cell table:formula="of:=IF(([.C20]+[.D20]) &gt;= [.B20];&quot;It's okay.&quot;;&quot;Must buy!&quot;)" office:value-type="string" office:string-value="It's okay." calcext:value-type="string">
            <text:p>It's okay.</text:p>
          </table:table-cell>
          <table:table-cell table:formula="of:=[.B20]-([.C20]+[.D20])"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4128593" calcext:value-type="float">
            <text:p>41285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21]+[.D21]) &gt;= ([.C21]+[.D21]);&quot;It's okay.&quot;;&quot;Must buy!&quot;)" office:value-type="string" office:string-value="It's okay." calcext:value-type="string">
            <text:p>It's okay.</text:p>
          </table:table-cell>
          <table:table-cell table:formula="of:=([.C21]+[.D21])-([.B21]+[.D21])" office:value-type="float" office:value="-4" calcext:value-type="float">
            <text:p>-4</text:p>
          </table:table-cell>
          <table:table-cell/>
          <table:table-cell table:formula="of:=IF(([.C21]+[.D21]) &gt;= [.B21];&quot;It's okay.&quot;;&quot;Must buy!&quot;)" office:value-type="string" office:string-value="Must buy!" calcext:value-type="string">
            <text:p>Must buy!</text:p>
          </table:table-cell>
          <table:table-cell table:formula="of:=[.B21]-([.C21]+[.D2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28594" calcext:value-type="float">
            <text:p>41285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22]+[.D22]) &gt;= ([.C22]+[.D22]);&quot;It's okay.&quot;;&quot;Must buy!&quot;)" office:value-type="string" office:string-value="It's okay." calcext:value-type="string">
            <text:p>It's okay.</text:p>
          </table:table-cell>
          <table:table-cell table:formula="of:=([.C22]+[.D22])-([.B22]+[.D22])" office:value-type="float" office:value="-2" calcext:value-type="float">
            <text:p>-2</text:p>
          </table:table-cell>
          <table:table-cell/>
          <table:table-cell table:formula="of:=IF(([.C22]+[.D22]) &gt;= [.B22];&quot;It's okay.&quot;;&quot;Must buy!&quot;)" office:value-type="string" office:string-value="Must buy!" calcext:value-type="string">
            <text:p>Must buy!</text:p>
          </table:table-cell>
          <table:table-cell table:formula="of:=[.B22]-([.C22]+[.D2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28598" calcext:value-type="float">
            <text:p>412859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23]+[.D23]) &gt;= ([.C23]+[.D23]);&quot;It's okay.&quot;;&quot;Must buy!&quot;)" office:value-type="string" office:string-value="It's okay." calcext:value-type="string">
            <text:p>It's okay.</text:p>
          </table:table-cell>
          <table:table-cell table:formula="of:=([.C23]+[.D23])-([.B23]+[.D23])" office:value-type="float" office:value="-17" calcext:value-type="float">
            <text:p>-17</text:p>
          </table:table-cell>
          <table:table-cell/>
          <table:table-cell table:formula="of:=IF(([.C23]+[.D23]) &gt;= [.B23];&quot;It's okay.&quot;;&quot;Must buy!&quot;)" office:value-type="string" office:string-value="Must buy!" calcext:value-type="string">
            <text:p>Must buy!</text:p>
          </table:table-cell>
          <table:table-cell table:formula="of:=[.B23]-([.C23]+[.D23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40327" calcext:value-type="float">
            <text:p>41403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24]+[.D24]) &gt;= ([.C24]+[.D24]);&quot;It's okay.&quot;;&quot;Must buy!&quot;)" office:value-type="string" office:string-value="It's okay." calcext:value-type="string">
            <text:p>It's okay.</text:p>
          </table:table-cell>
          <table:table-cell table:formula="of:=([.C24]+[.D24])-([.B24]+[.D24])" office:value-type="float" office:value="-12" calcext:value-type="float">
            <text:p>-12</text:p>
          </table:table-cell>
          <table:table-cell/>
          <table:table-cell table:formula="of:=IF(([.C24]+[.D24]) &gt;= [.B24];&quot;It's okay.&quot;;&quot;Must buy!&quot;)" office:value-type="string" office:string-value="Must buy!" calcext:value-type="string">
            <text:p>Must buy!</text:p>
          </table:table-cell>
          <table:table-cell table:formula="of:=[.B24]-([.C24]+[.D2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40430" calcext:value-type="float">
            <text:p>41404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25]+[.D25]) &gt;= ([.C25]+[.D25]);&quot;It's okay.&quot;;&quot;Must buy!&quot;)" office:value-type="string" office:string-value="Must buy!" calcext:value-type="string">
            <text:p>Must buy!</text:p>
          </table:table-cell>
          <table:table-cell table:formula="of:=([.C25]+[.D25])-([.B25]+[.D25])" office:value-type="float" office:value="4" calcext:value-type="float">
            <text:p>4</text:p>
          </table:table-cell>
          <table:table-cell/>
          <table:table-cell table:formula="of:=IF(([.C25]+[.D25]) &gt;= [.B25];&quot;It's okay.&quot;;&quot;Must buy!&quot;)" office:value-type="string" office:string-value="It's okay." calcext:value-type="string">
            <text:p>It's okay.</text:p>
          </table:table-cell>
          <table:table-cell table:formula="of:=[.B25]-([.C25]+[.D25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40806" calcext:value-type="float">
            <text:p>414080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26]+[.D26]) &gt;= ([.C26]+[.D26]);&quot;It's okay.&quot;;&quot;Must buy!&quot;)" office:value-type="string" office:string-value="Must buy!" calcext:value-type="string">
            <text:p>Must buy!</text:p>
          </table:table-cell>
          <table:table-cell table:formula="of:=([.C26]+[.D26])-([.B26]+[.D26])" office:value-type="float" office:value="12" calcext:value-type="float">
            <text:p>12</text:p>
          </table:table-cell>
          <table:table-cell/>
          <table:table-cell table:formula="of:=IF(([.C26]+[.D26]) &gt;= [.B26];&quot;It's okay.&quot;;&quot;Must buy!&quot;)" office:value-type="string" office:string-value="It's okay." calcext:value-type="string">
            <text:p>It's okay.</text:p>
          </table:table-cell>
          <table:table-cell table:formula="of:=[.B26]-([.C26]+[.D26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141270" calcext:value-type="float">
            <text:p>41412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formula="of:=IF(([.B27]+[.D27]) &gt;= ([.C27]+[.D27]);&quot;It's okay.&quot;;&quot;Must buy!&quot;)" office:value-type="string" office:string-value="Must buy!" calcext:value-type="string">
            <text:p>Must buy!</text:p>
          </table:table-cell>
          <table:table-cell table:formula="of:=([.C27]+[.D27])-([.B27]+[.D27])" office:value-type="float" office:value="6" calcext:value-type="float">
            <text:p>6</text:p>
          </table:table-cell>
          <table:table-cell/>
          <table:table-cell table:formula="of:=IF(([.C27]+[.D27]) &gt;= [.B27];&quot;It's okay.&quot;;&quot;Must buy!&quot;)" office:value-type="string" office:string-value="It's okay." calcext:value-type="string">
            <text:p>It's okay.</text:p>
          </table:table-cell>
          <table:table-cell table:formula="of:=[.B27]-([.C27]+[.D27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141300" calcext:value-type="float">
            <text:p>4141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28]+[.D28]) &gt;= ([.C28]+[.D28]);&quot;It's okay.&quot;;&quot;Must buy!&quot;)" office:value-type="string" office:string-value="It's okay." calcext:value-type="string">
            <text:p>It's okay.</text:p>
          </table:table-cell>
          <table:table-cell table:formula="of:=([.C28]+[.D28])-([.B28]+[.D28])" office:value-type="float" office:value="-4" calcext:value-type="float">
            <text:p>-4</text:p>
          </table:table-cell>
          <table:table-cell/>
          <table:table-cell table:formula="of:=IF(([.C28]+[.D28]) &gt;= [.B28];&quot;It's okay.&quot;;&quot;Must buy!&quot;)" office:value-type="string" office:string-value="Must buy!" calcext:value-type="string">
            <text:p>Must buy!</text:p>
          </table:table-cell>
          <table:table-cell table:formula="of:=[.B28]-([.C28]+[.D2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2135" calcext:value-type="float">
            <text:p>41421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29]+[.D29]) &gt;= ([.C29]+[.D29]);&quot;It's okay.&quot;;&quot;Must buy!&quot;)" office:value-type="string" office:string-value="It's okay." calcext:value-type="string">
            <text:p>It's okay.</text:p>
          </table:table-cell>
          <table:table-cell table:formula="of:=([.C29]+[.D29])-([.B29]+[.D29])" office:value-type="float" office:value="-10" calcext:value-type="float">
            <text:p>-10</text:p>
          </table:table-cell>
          <table:table-cell/>
          <table:table-cell table:formula="of:=IF(([.C29]+[.D29]) &gt;= [.B29];&quot;It's okay.&quot;;&quot;Must buy!&quot;)" office:value-type="string" office:string-value="Must buy!" calcext:value-type="string">
            <text:p>Must buy!</text:p>
          </table:table-cell>
          <table:table-cell table:formula="of:=[.B29]-([.C29]+[.D2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42236" calcext:value-type="float">
            <text:p>41422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LOOKUP([.A30];['EV3 Part Names'.A2:.A102];['EV3 Part Names'.B2:.B102])" office:value-type="string" office:string-value="ￂﾽ beam, 4-module, black" calcext:value-type="string">
            <text:p>ￂﾽ beam, 4-module, black</text:p>
          </table:table-cell>
          <table:table-cell table:style-name="ce9" table:formula="of:=IF(([.B30]+[.D30]) &gt;= ([.C30]+[.D30]);&quot;It's okay.&quot;;&quot;Must buy!&quot;)" office:value-type="string" office:string-value="Must buy!" calcext:value-type="string">
            <text:p>Must buy!</text:p>
          </table:table-cell>
          <table:table-cell table:formula="of:=([.C30]+[.D30])-([.B30]+[.D30])" office:value-type="float" office:value="2" calcext:value-type="float">
            <text:p>2</text:p>
          </table:table-cell>
          <table:table-cell/>
          <table:table-cell table:formula="of:=IF(([.C30]+[.D30]) &gt;= [.B30];&quot;It's okay.&quot;;&quot;Must buy!&quot;)" office:value-type="string" office:string-value="It's okay." calcext:value-type="string">
            <text:p>It's okay.</text:p>
          </table:table-cell>
          <table:table-cell table:formula="of:=[.B30]-([.C30]+[.D3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42822" calcext:value-type="float">
            <text:p>41428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31]+[.D31]) &gt;= ([.C31]+[.D31]);&quot;It's okay.&quot;;&quot;Must buy!&quot;)" office:value-type="string" office:string-value="It's okay." calcext:value-type="string">
            <text:p>It's okay.</text:p>
          </table:table-cell>
          <table:table-cell table:formula="of:=([.C31]+[.D31])-([.B31]+[.D31])" office:value-type="float" office:value="-10" calcext:value-type="float">
            <text:p>-10</text:p>
          </table:table-cell>
          <table:table-cell/>
          <table:table-cell table:formula="of:=IF(([.C31]+[.D31]) &gt;= [.B31];&quot;It's okay.&quot;;&quot;Must buy!&quot;)" office:value-type="string" office:string-value="Must buy!" calcext:value-type="string">
            <text:p>Must buy!</text:p>
          </table:table-cell>
          <table:table-cell table:formula="of:=[.B31]-([.C31]+[.D3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42823" calcext:value-type="float">
            <text:p>41428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32]+[.D32]) &gt;= ([.C32]+[.D32]);&quot;It's okay.&quot;;&quot;Must buy!&quot;)" office:value-type="string" office:string-value="It's okay." calcext:value-type="string">
            <text:p>It's okay.</text:p>
          </table:table-cell>
          <table:table-cell table:formula="of:=([.C32]+[.D32])-([.B32]+[.D32])" office:value-type="float" office:value="-6" calcext:value-type="float">
            <text:p>-6</text:p>
          </table:table-cell>
          <table:table-cell/>
          <table:table-cell table:formula="of:=IF(([.C32]+[.D32]) &gt;= [.B32];&quot;It's okay.&quot;;&quot;Must buy!&quot;)" office:value-type="string" office:string-value="Must buy!" calcext:value-type="string">
            <text:p>Must buy!</text:p>
          </table:table-cell>
          <table:table-cell table:formula="of:=[.B32]-([.C32]+[.D3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42865" calcext:value-type="float">
            <text:p>414286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" table:formula="of:=IF(([.B33]+[.D33]) &gt;= ([.C33]+[.D33]);&quot;It's okay.&quot;;&quot;Must buy!&quot;)" office:value-type="string" office:string-value="It's okay." calcext:value-type="string">
            <text:p>It's okay.</text:p>
          </table:table-cell>
          <table:table-cell table:formula="of:=([.C33]+[.D33])-([.B33]+[.D33])" office:value-type="float" office:value="-2" calcext:value-type="float">
            <text:p>-2</text:p>
          </table:table-cell>
          <table:table-cell/>
          <table:table-cell table:formula="of:=IF(([.C33]+[.D33]) &gt;= [.B33];&quot;It's okay.&quot;;&quot;Must buy!&quot;)" office:value-type="string" office:string-value="It's okay." calcext:value-type="string">
            <text:p>It's okay.</text:p>
          </table:table-cell>
          <table:table-cell table:formula="of:=[.B33]-([.C33]+[.D33]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143187" calcext:value-type="float">
            <text:p>41431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34]+[.D34]) &gt;= ([.C34]+[.D34]);&quot;It's okay.&quot;;&quot;Must buy!&quot;)" office:value-type="string" office:string-value="It's okay." calcext:value-type="string">
            <text:p>It's okay.</text:p>
          </table:table-cell>
          <table:table-cell table:formula="of:=([.C34]+[.D34])-([.B34]+[.D34])" office:value-type="float" office:value="-2" calcext:value-type="float">
            <text:p>-2</text:p>
          </table:table-cell>
          <table:table-cell/>
          <table:table-cell table:formula="of:=IF(([.C34]+[.D34]) &gt;= [.B34];&quot;It's okay.&quot;;&quot;Must buy!&quot;)" office:value-type="string" office:string-value="Must buy!" calcext:value-type="string">
            <text:p>Must buy!</text:p>
          </table:table-cell>
          <table:table-cell table:formula="of:=[.B34]-([.C34]+[.D3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53707" calcext:value-type="float">
            <text:p>41537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35]+[.D35]) &gt;= ([.C35]+[.D35]);&quot;It's okay.&quot;;&quot;Must buy!&quot;)" office:value-type="string" office:string-value="Must buy!" calcext:value-type="string">
            <text:p>Must buy!</text:p>
          </table:table-cell>
          <table:table-cell table:formula="of:=([.C35]+[.D35])-([.B35]+[.D35])" office:value-type="float" office:value="4" calcext:value-type="float">
            <text:p>4</text:p>
          </table:table-cell>
          <table:table-cell/>
          <table:table-cell table:formula="of:=IF(([.C35]+[.D35]) &gt;= [.B35];&quot;It's okay.&quot;;&quot;Must buy!&quot;)" office:value-type="string" office:string-value="It's okay." calcext:value-type="string">
            <text:p>It's okay.</text:p>
          </table:table-cell>
          <table:table-cell table:formula="of:=[.B35]-([.C35]+[.D35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53718" calcext:value-type="float">
            <text:p>4153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36]+[.D36]) &gt;= ([.C36]+[.D36]);&quot;It's okay.&quot;;&quot;Must buy!&quot;)" office:value-type="string" office:string-value="Must buy!" calcext:value-type="string">
            <text:p>Must buy!</text:p>
          </table:table-cell>
          <table:table-cell table:formula="of:=([.C36]+[.D36])-([.B36]+[.D36])" office:value-type="float" office:value="4" calcext:value-type="float">
            <text:p>4</text:p>
          </table:table-cell>
          <table:table-cell/>
          <table:table-cell table:formula="of:=IF(([.C36]+[.D36]) &gt;= [.B36];&quot;It's okay.&quot;;&quot;Must buy!&quot;)" office:value-type="string" office:string-value="It's okay." calcext:value-type="string">
            <text:p>It's okay.</text:p>
          </table:table-cell>
          <table:table-cell table:formula="of:=[.B36]-([.C36]+[.D36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162857" calcext:value-type="float">
            <text:p>41628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37]+[.D37]) &gt;= ([.C37]+[.D37]);&quot;It's okay.&quot;;&quot;Must buy!&quot;)" office:value-type="string" office:string-value="Must buy!" calcext:value-type="string">
            <text:p>Must buy!</text:p>
          </table:table-cell>
          <table:table-cell table:formula="of:=([.C37]+[.D37])-([.B37]+[.D37])" office:value-type="float" office:value="4" calcext:value-type="float">
            <text:p>4</text:p>
          </table:table-cell>
          <table:table-cell/>
          <table:table-cell table:formula="of:=IF(([.C37]+[.D37]) &gt;= [.B37];&quot;It's okay.&quot;;&quot;Must buy!&quot;)" office:value-type="string" office:string-value="It's okay." calcext:value-type="string">
            <text:p>It's okay.</text:p>
          </table:table-cell>
          <table:table-cell table:formula="of:=[.B37]-([.C37]+[.D37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64133" calcext:value-type="float">
            <text:p>4164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38]+[.D38]) &gt;= ([.C38]+[.D38]);&quot;It's okay.&quot;;&quot;Must buy!&quot;)" office:value-type="string" office:string-value="It's okay." calcext:value-type="string">
            <text:p>It's okay.</text:p>
          </table:table-cell>
          <table:table-cell table:formula="of:=([.C38]+[.D38])-([.B38]+[.D38])" office:value-type="float" office:value="0" calcext:value-type="float">
            <text:p>0</text:p>
          </table:table-cell>
          <table:table-cell/>
          <table:table-cell table:formula="of:=IF(([.C38]+[.D38]) &gt;= [.B38];&quot;It's okay.&quot;;&quot;Must buy!&quot;)" office:value-type="string" office:string-value="It's okay." calcext:value-type="string">
            <text:p>It's okay.</text:p>
          </table:table-cell>
          <table:table-cell table:formula="of:=[.B38]-([.C38]+[.D38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73941" calcext:value-type="float">
            <text:p>4173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39]+[.D39]) &gt;= ([.C39]+[.D39]);&quot;It's okay.&quot;;&quot;Must buy!&quot;)" office:value-type="string" office:string-value="It's okay." calcext:value-type="string">
            <text:p>It's okay.</text:p>
          </table:table-cell>
          <table:table-cell table:formula="of:=([.C39]+[.D39])-([.B39]+[.D39])" office:value-type="float" office:value="0" calcext:value-type="float">
            <text:p>0</text:p>
          </table:table-cell>
          <table:table-cell/>
          <table:table-cell table:formula="of:=IF(([.C39]+[.D39]) &gt;= [.B39];&quot;It's okay.&quot;;&quot;Must buy!&quot;)" office:value-type="string" office:string-value="It's okay." calcext:value-type="string">
            <text:p>It's okay.</text:p>
          </table:table-cell>
          <table:table-cell table:formula="of:=[.B39]-([.C39]+[.D3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73975" calcext:value-type="float">
            <text:p>41739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OKUP([.A40];['EV3 Part Names'.A2:.A102];['EV3 Part Names'.B2:.B102])" office:value-type="string" office:string-value="Pointer, 3-module, white" calcext:value-type="string">
            <text:p>Pointer, 3-module, white</text:p>
          </table:table-cell>
          <table:table-cell table:style-name="ce9" table:formula="of:=IF(([.B40]+[.D40]) &gt;= ([.C40]+[.D40]);&quot;It's okay.&quot;;&quot;Must buy!&quot;)" office:value-type="string" office:string-value="It's okay." calcext:value-type="string">
            <text:p>It's okay.</text:p>
          </table:table-cell>
          <table:table-cell table:formula="of:=([.C40]+[.D40])-([.B40]+[.D40])" office:value-type="float" office:value="-4" calcext:value-type="float">
            <text:p>-4</text:p>
          </table:table-cell>
          <table:table-cell/>
          <table:table-cell table:formula="of:=IF(([.C40]+[.D40]) &gt;= [.B40];&quot;It's okay.&quot;;&quot;Must buy!&quot;)" office:value-type="string" office:string-value="Must buy!" calcext:value-type="string">
            <text:p>Must buy!</text:p>
          </table:table-cell>
          <table:table-cell table:formula="of:=[.B40]-([.C40]+[.D4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75442" calcext:value-type="float">
            <text:p>41754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41]+[.D41]) &gt;= ([.C41]+[.D41]);&quot;It's okay.&quot;;&quot;Must buy!&quot;)" office:value-type="string" office:string-value="It's okay." calcext:value-type="string">
            <text:p>It's okay.</text:p>
          </table:table-cell>
          <table:table-cell table:formula="of:=([.C41]+[.D41])-([.B41]+[.D41])" office:value-type="float" office:value="-14" calcext:value-type="float">
            <text:p>-14</text:p>
          </table:table-cell>
          <table:table-cell/>
          <table:table-cell table:formula="of:=IF(([.C41]+[.D41]) &gt;= [.B41];&quot;It's okay.&quot;;&quot;Must buy!&quot;)" office:value-type="string" office:string-value="Must buy!" calcext:value-type="string">
            <text:p>Must buy!</text:p>
          </table:table-cell>
          <table:table-cell table:formula="of:=[.B41]-([.C41]+[.D4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77430" calcext:value-type="float">
            <text:p>41774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42]+[.D42]) &gt;= ([.C42]+[.D42]);&quot;It's okay.&quot;;&quot;Must buy!&quot;)" office:value-type="string" office:string-value="It's okay." calcext:value-type="string">
            <text:p>It's okay.</text:p>
          </table:table-cell>
          <table:table-cell table:formula="of:=([.C42]+[.D42])-([.B42]+[.D42])" office:value-type="float" office:value="-2" calcext:value-type="float">
            <text:p>-2</text:p>
          </table:table-cell>
          <table:table-cell/>
          <table:table-cell table:formula="of:=IF(([.C42]+[.D42]) &gt;= [.B42];&quot;It's okay.&quot;;&quot;Must buy!&quot;)" office:value-type="string" office:string-value="Must buy!" calcext:value-type="string">
            <text:p>Must buy!</text:p>
          </table:table-cell>
          <table:table-cell table:formula="of:=[.B42]-([.C42]+[.D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7431" calcext:value-type="float">
            <text:p>417743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9" table:formula="of:=IF(([.B43]+[.D43]) &gt;= ([.C43]+[.D43]);&quot;It's okay.&quot;;&quot;Must buy!&quot;)" office:value-type="string" office:string-value="It's okay." calcext:value-type="string">
            <text:p>It's okay.</text:p>
          </table:table-cell>
          <table:table-cell table:formula="of:=([.C43]+[.D43])-([.B43]+[.D43])" office:value-type="float" office:value="0" calcext:value-type="float">
            <text:p>0</text:p>
          </table:table-cell>
          <table:table-cell/>
          <table:table-cell table:formula="of:=IF(([.C43]+[.D43]) &gt;= [.B43];&quot;It's okay.&quot;;&quot;Must buy!&quot;)" office:value-type="string" office:string-value="It's okay." calcext:value-type="string">
            <text:p>It's okay.</text:p>
          </table:table-cell>
          <table:table-cell table:formula="of:=[.B43]-([.C43]+[.D4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78398" calcext:value-type="float">
            <text:p>4178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44]+[.D44]) &gt;= ([.C44]+[.D44]);&quot;It's okay.&quot;;&quot;Must buy!&quot;)" office:value-type="string" office:string-value="It's okay." calcext:value-type="string">
            <text:p>It's okay.</text:p>
          </table:table-cell>
          <table:table-cell table:formula="of:=([.C44]+[.D44])-([.B44]+[.D44])" office:value-type="float" office:value="0" calcext:value-type="float">
            <text:p>0</text:p>
          </table:table-cell>
          <table:table-cell/>
          <table:table-cell table:formula="of:=IF(([.C44]+[.D44]) &gt;= [.B44];&quot;It's okay.&quot;;&quot;Must buy!&quot;)" office:value-type="string" office:string-value="It's okay." calcext:value-type="string">
            <text:p>It's okay.</text:p>
          </table:table-cell>
          <table:table-cell table:formula="of:=[.B44]-([.C44]+[.D4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84169" calcext:value-type="float">
            <text:p>41841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9" table:formula="of:=IF(([.B45]+[.D45]) &gt;= ([.C45]+[.D45]);&quot;It's okay.&quot;;&quot;Must buy!&quot;)" office:value-type="string" office:string-value="It's okay." calcext:value-type="string">
            <text:p>It's okay.</text:p>
          </table:table-cell>
          <table:table-cell table:formula="of:=([.C45]+[.D45])-([.B45]+[.D45])" office:value-type="float" office:value="-6" calcext:value-type="float">
            <text:p>-6</text:p>
          </table:table-cell>
          <table:table-cell/>
          <table:table-cell table:formula="of:=IF(([.C45]+[.D45]) &gt;= [.B45];&quot;It's okay.&quot;;&quot;Must buy!&quot;)" office:value-type="string" office:string-value="It's okay." calcext:value-type="string">
            <text:p>It's okay.</text:p>
          </table:table-cell>
          <table:table-cell table:formula="of:=[.B45]-([.C45]+[.D45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84286" calcext:value-type="float">
            <text:p>41842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46]+[.D46]) &gt;= ([.C46]+[.D46]);&quot;It's okay.&quot;;&quot;Must buy!&quot;)" office:value-type="string" office:string-value="It's okay." calcext:value-type="string">
            <text:p>It's okay.</text:p>
          </table:table-cell>
          <table:table-cell table:formula="of:=([.C46]+[.D46])-([.B46]+[.D46])" office:value-type="float" office:value="-4" calcext:value-type="float">
            <text:p>-4</text:p>
          </table:table-cell>
          <table:table-cell/>
          <table:table-cell table:formula="of:=IF(([.C46]+[.D46]) &gt;= [.B46];&quot;It's okay.&quot;;&quot;Must buy!&quot;)" office:value-type="string" office:string-value="Must buy!" calcext:value-type="string">
            <text:p>Must buy!</text:p>
          </table:table-cell>
          <table:table-cell table:formula="of:=[.B46]-([.C46]+[.D4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85661" calcext:value-type="float">
            <text:p>41856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47]+[.D47]) &gt;= ([.C47]+[.D47]);&quot;It's okay.&quot;;&quot;Must buy!&quot;)" office:value-type="string" office:string-value="It's okay." calcext:value-type="string">
            <text:p>It's okay.</text:p>
          </table:table-cell>
          <table:table-cell table:formula="of:=([.C47]+[.D47])-([.B47]+[.D47])" office:value-type="float" office:value="-6" calcext:value-type="float">
            <text:p>-6</text:p>
          </table:table-cell>
          <table:table-cell/>
          <table:table-cell table:formula="of:=IF(([.C47]+[.D47]) &gt;= [.B47];&quot;It's okay.&quot;;&quot;Must buy!&quot;)" office:value-type="string" office:string-value="Must buy!" calcext:value-type="string">
            <text:p>Must buy!</text:p>
          </table:table-cell>
          <table:table-cell table:formula="of:=[.B47]-([.C47]+[.D4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8298" calcext:value-type="float">
            <text:p>41882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48]+[.D48]) &gt;= ([.C48]+[.D48]);&quot;It's okay.&quot;;&quot;Must buy!&quot;)" office:value-type="string" office:string-value="It's okay." calcext:value-type="string">
            <text:p>It's okay.</text:p>
          </table:table-cell>
          <table:table-cell table:formula="of:=([.C48]+[.D48])-([.B48]+[.D48])" office:value-type="float" office:value="-8" calcext:value-type="float">
            <text:p>-8</text:p>
          </table:table-cell>
          <table:table-cell/>
          <table:table-cell table:formula="of:=IF(([.C48]+[.D48]) &gt;= [.B48];&quot;It's okay.&quot;;&quot;Must buy!&quot;)" office:value-type="string" office:string-value="Must buy!" calcext:value-type="string">
            <text:p>Must buy!</text:p>
          </table:table-cell>
          <table:table-cell table:formula="of:=[.B48]-([.C48]+[.D4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189131" calcext:value-type="float">
            <text:p>4189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49]+[.D49]) &gt;= ([.C49]+[.D49]);&quot;It's okay.&quot;;&quot;Must buy!&quot;)" office:value-type="string" office:string-value="It's okay." calcext:value-type="string">
            <text:p>It's okay.</text:p>
          </table:table-cell>
          <table:table-cell table:formula="of:=([.C49]+[.D49])-([.B49]+[.D49])" office:value-type="float" office:value="-1" calcext:value-type="float">
            <text:p>-1</text:p>
          </table:table-cell>
          <table:table-cell/>
          <table:table-cell table:formula="of:=IF(([.C49]+[.D49]) &gt;= [.B49];&quot;It's okay.&quot;;&quot;Must buy!&quot;)" office:value-type="string" office:string-value="Must buy!" calcext:value-type="string">
            <text:p>Must buy!</text:p>
          </table:table-cell>
          <table:table-cell table:formula="of:=[.B49]-([.C49]+[.D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9936" calcext:value-type="float">
            <text:p>41899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OKUP([.A50];['EV3 Part Names'.A2:.A102];['EV3 Part Names'.B2:.B102])" office:value-type="string" office:string-value="Double bevel gear, 12-tooth, black" calcext:value-type="string">
            <text:p>Double bevel gear, 12-tooth, black</text:p>
          </table:table-cell>
          <table:table-cell table:style-name="ce9" table:formula="of:=IF(([.B50]+[.D50]) &gt;= ([.C50]+[.D50]);&quot;It's okay.&quot;;&quot;Must buy!&quot;)" office:value-type="string" office:string-value="It's okay." calcext:value-type="string">
            <text:p>It's okay.</text:p>
          </table:table-cell>
          <table:table-cell table:formula="of:=([.C50]+[.D50])-([.B50]+[.D50])" office:value-type="float" office:value="-4" calcext:value-type="float">
            <text:p>-4</text:p>
          </table:table-cell>
          <table:table-cell/>
          <table:table-cell table:formula="of:=IF(([.C50]+[.D50]) &gt;= [.B50];&quot;It's okay.&quot;;&quot;Must buy!&quot;)" office:value-type="string" office:string-value="Must buy!" calcext:value-type="string">
            <text:p>Must buy!</text:p>
          </table:table-cell>
          <table:table-cell table:formula="of:=[.B50]-([.C50]+[.D5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98367" calcext:value-type="float">
            <text:p>41983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51]+[.D51]) &gt;= ([.C51]+[.D51]);&quot;It's okay.&quot;;&quot;Must buy!&quot;)" office:value-type="string" office:string-value="Must buy!" calcext:value-type="string">
            <text:p>Must buy!</text:p>
          </table:table-cell>
          <table:table-cell table:formula="of:=([.C51]+[.D51])-([.B51]+[.D51])" office:value-type="float" office:value="4" calcext:value-type="float">
            <text:p>4</text:p>
          </table:table-cell>
          <table:table-cell/>
          <table:table-cell table:formula="of:=IF(([.C51]+[.D51]) &gt;= [.B51];&quot;It's okay.&quot;;&quot;Must buy!&quot;)" office:value-type="string" office:string-value="It's okay." calcext:value-type="string">
            <text:p>It's okay.</text:p>
          </table:table-cell>
          <table:table-cell table:formula="of:=[.B51]-([.C51]+[.D51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06482" calcext:value-type="float">
            <text:p>420648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9" table:formula="of:=IF(([.B52]+[.D52]) &gt;= ([.C52]+[.D52]);&quot;It's okay.&quot;;&quot;Must buy!&quot;)" office:value-type="string" office:string-value="It's okay." calcext:value-type="string">
            <text:p>It's okay.</text:p>
          </table:table-cell>
          <table:table-cell table:formula="of:=([.C52]+[.D52])-([.B52]+[.D52])" office:value-type="float" office:value="-8" calcext:value-type="float">
            <text:p>-8</text:p>
          </table:table-cell>
          <table:table-cell/>
          <table:table-cell table:formula="of:=IF(([.C52]+[.D52]) &gt;= [.B52];&quot;It's okay.&quot;;&quot;Must buy!&quot;)" office:value-type="string" office:string-value="It's okay." calcext:value-type="string">
            <text:p>It's okay.</text:p>
          </table:table-cell>
          <table:table-cell table:formula="of:=[.B52]-([.C52]+[.D52])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4207456" calcext:value-type="float">
            <text:p>420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53]+[.D53]) &gt;= ([.C53]+[.D53]);&quot;It's okay.&quot;;&quot;Must buy!&quot;)" office:value-type="string" office:string-value="It's okay." calcext:value-type="string">
            <text:p>It's okay.</text:p>
          </table:table-cell>
          <table:table-cell table:formula="of:=([.C53]+[.D53])-([.B53]+[.D53])" office:value-type="float" office:value="0" calcext:value-type="float">
            <text:p>0</text:p>
          </table:table-cell>
          <table:table-cell/>
          <table:table-cell table:formula="of:=IF(([.C53]+[.D53]) &gt;= [.B53];&quot;It's okay.&quot;;&quot;Must buy!&quot;)" office:value-type="string" office:string-value="It's okay." calcext:value-type="string">
            <text:p>It's okay.</text:p>
          </table:table-cell>
          <table:table-cell table:formula="of:=[.B53]-([.C53]+[.D53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08160" calcext:value-type="float">
            <text:p>4208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54]+[.D54]) &gt;= ([.C54]+[.D54]);&quot;It's okay.&quot;;&quot;Must buy!&quot;)" office:value-type="string" office:string-value="It's okay." calcext:value-type="string">
            <text:p>It's okay.</text:p>
          </table:table-cell>
          <table:table-cell table:formula="of:=([.C54]+[.D54])-([.B54]+[.D54])" office:value-type="float" office:value="0" calcext:value-type="float">
            <text:p>0</text:p>
          </table:table-cell>
          <table:table-cell/>
          <table:table-cell table:formula="of:=IF(([.C54]+[.D54]) &gt;= [.B54];&quot;It's okay.&quot;;&quot;Must buy!&quot;)" office:value-type="string" office:string-value="It's okay." calcext:value-type="string">
            <text:p>It's okay.</text:p>
          </table:table-cell>
          <table:table-cell table:formula="of:=[.B54]-([.C54]+[.D5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10665" calcext:value-type="float">
            <text:p>4210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55]+[.D55]) &gt;= ([.C55]+[.D55]);&quot;It's okay.&quot;;&quot;Must buy!&quot;)" office:value-type="string" office:string-value="It's okay." calcext:value-type="string">
            <text:p>It's okay.</text:p>
          </table:table-cell>
          <table:table-cell table:formula="of:=([.C55]+[.D55])-([.B55]+[.D55])" office:value-type="float" office:value="0" calcext:value-type="float">
            <text:p>0</text:p>
          </table:table-cell>
          <table:table-cell/>
          <table:table-cell table:formula="of:=IF(([.C55]+[.D55]) &gt;= [.B55];&quot;It's okay.&quot;;&quot;Must buy!&quot;)" office:value-type="string" office:string-value="It's okay." calcext:value-type="string">
            <text:p>It's okay.</text:p>
          </table:table-cell>
          <table:table-cell table:formula="of:=[.B55]-([.C55]+[.D55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10759" calcext:value-type="float">
            <text:p>4210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56]+[.D56]) &gt;= ([.C56]+[.D56]);&quot;It's okay.&quot;;&quot;Must buy!&quot;)" office:value-type="string" office:string-value="It's okay." calcext:value-type="string">
            <text:p>It's okay.</text:p>
          </table:table-cell>
          <table:table-cell table:formula="of:=([.C56]+[.D56])-([.B56]+[.D56])" office:value-type="float" office:value="0" calcext:value-type="float">
            <text:p>0</text:p>
          </table:table-cell>
          <table:table-cell/>
          <table:table-cell table:formula="of:=IF(([.C56]+[.D56]) &gt;= [.B56];&quot;It's okay.&quot;;&quot;Must buy!&quot;)" office:value-type="string" office:string-value="It's okay." calcext:value-type="string">
            <text:p>It's okay.</text:p>
          </table:table-cell>
          <table:table-cell table:formula="of:=[.B56]-([.C56]+[.D56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10857" calcext:value-type="float">
            <text:p>42108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formula="of:=IF(([.B57]+[.D57]) &gt;= ([.C57]+[.D57]);&quot;It's okay.&quot;;&quot;Must buy!&quot;)" office:value-type="string" office:string-value="Must buy!" calcext:value-type="string">
            <text:p>Must buy!</text:p>
          </table:table-cell>
          <table:table-cell table:formula="of:=([.C57]+[.D57])-([.B57]+[.D57])" office:value-type="float" office:value="8" calcext:value-type="float">
            <text:p>8</text:p>
          </table:table-cell>
          <table:table-cell/>
          <table:table-cell table:formula="of:=IF(([.C57]+[.D57]) &gt;= [.B57];&quot;It's okay.&quot;;&quot;Must buy!&quot;)" office:value-type="string" office:string-value="It's okay." calcext:value-type="string">
            <text:p>It's okay.</text:p>
          </table:table-cell>
          <table:table-cell table:formula="of:=[.B57]-([.C57]+[.D57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211375" calcext:value-type="float">
            <text:p>42113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58]+[.D58]) &gt;= ([.C58]+[.D58]);&quot;It's okay.&quot;;&quot;Must buy!&quot;)" office:value-type="string" office:string-value="It's okay." calcext:value-type="string">
            <text:p>It's okay.</text:p>
          </table:table-cell>
          <table:table-cell table:formula="of:=([.C58]+[.D58])-([.B58]+[.D58])" office:value-type="float" office:value="-6" calcext:value-type="float">
            <text:p>-6</text:p>
          </table:table-cell>
          <table:table-cell/>
          <table:table-cell table:formula="of:=IF(([.C58]+[.D58]) &gt;= [.B58];&quot;It's okay.&quot;;&quot;Must buy!&quot;)" office:value-type="string" office:string-value="Must buy!" calcext:value-type="string">
            <text:p>Must buy!</text:p>
          </table:table-cell>
          <table:table-cell table:formula="of:=[.B58]-([.C58]+[.D5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1510" calcext:value-type="float">
            <text:p>42115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59]+[.D59]) &gt;= ([.C59]+[.D59]);&quot;It's okay.&quot;;&quot;Must buy!&quot;)" office:value-type="string" office:string-value="It's okay." calcext:value-type="string">
            <text:p>It's okay.</text:p>
          </table:table-cell>
          <table:table-cell table:formula="of:=([.C59]+[.D59])-([.B59]+[.D59])" office:value-type="float" office:value="0" calcext:value-type="float">
            <text:p>0</text:p>
          </table:table-cell>
          <table:table-cell/>
          <table:table-cell table:formula="of:=IF(([.C59]+[.D59]) &gt;= [.B59];&quot;It's okay.&quot;;&quot;Must buy!&quot;)" office:value-type="string" office:string-value="It's okay." calcext:value-type="string">
            <text:p>It's okay.</text:p>
          </table:table-cell>
          <table:table-cell table:formula="of:=[.B59]-([.C59]+[.D5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11553" calcext:value-type="float">
            <text:p>42115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60]+[.D60]) &gt;= ([.C60]+[.D60]);&quot;It's okay.&quot;;&quot;Must buy!&quot;)" office:value-type="string" office:string-value="It's okay." calcext:value-type="string">
            <text:p>It's okay.</text:p>
          </table:table-cell>
          <table:table-cell table:formula="of:=([.C60]+[.D60])-([.B60]+[.D60])" office:value-type="float" office:value="-2" calcext:value-type="float">
            <text:p>-2</text:p>
          </table:table-cell>
          <table:table-cell/>
          <table:table-cell table:formula="of:=IF(([.C60]+[.D60]) &gt;= [.B60];&quot;It's okay.&quot;;&quot;Must buy!&quot;)" office:value-type="string" office:string-value="Must buy!" calcext:value-type="string">
            <text:p>Must buy!</text:p>
          </table:table-cell>
          <table:table-cell table:formula="of:=[.B60]-([.C60]+[.D6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1566" calcext:value-type="float">
            <text:p>42115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table:formula="of:=IF(([.B61]+[.D61]) &gt;= ([.C61]+[.D61]);&quot;It's okay.&quot;;&quot;Must buy!&quot;)" office:value-type="string" office:string-value="It's okay." calcext:value-type="string">
            <text:p>It's okay.</text:p>
          </table:table-cell>
          <table:table-cell table:formula="of:=([.C61]+[.D61])-([.B61]+[.D61])" office:value-type="float" office:value="-1" calcext:value-type="float">
            <text:p>-1</text:p>
          </table:table-cell>
          <table:table-cell/>
          <table:table-cell table:formula="of:=IF(([.C61]+[.D61]) &gt;= [.B61];&quot;It's okay.&quot;;&quot;Must buy!&quot;)" office:value-type="string" office:string-value="It's okay." calcext:value-type="string">
            <text:p>It's okay.</text:p>
          </table:table-cell>
          <table:table-cell table:formula="of:=[.B61]-([.C61]+[.D61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211610" calcext:value-type="float">
            <text:p>4211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9" table:formula="of:=IF(([.B62]+[.D62]) &gt;= ([.C62]+[.D62]);&quot;It's okay.&quot;;&quot;Must buy!&quot;)" office:value-type="string" office:string-value="It's okay." calcext:value-type="string">
            <text:p>It's okay.</text:p>
          </table:table-cell>
          <table:table-cell table:formula="of:=([.C62]+[.D62])-([.B62]+[.D62])" office:value-type="float" office:value="0" calcext:value-type="float">
            <text:p>0</text:p>
          </table:table-cell>
          <table:table-cell/>
          <table:table-cell table:formula="of:=IF(([.C62]+[.D62]) &gt;= [.B62];&quot;It's okay.&quot;;&quot;Must buy!&quot;)" office:value-type="string" office:string-value="It's okay." calcext:value-type="string">
            <text:p>It's okay.</text:p>
          </table:table-cell>
          <table:table-cell table:formula="of:=[.B62]-([.C62]+[.D62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211622" calcext:value-type="float">
            <text:p>42116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9" table:formula="of:=IF(([.B63]+[.D63]) &gt;= ([.C63]+[.D63]);&quot;It's okay.&quot;;&quot;Must buy!&quot;)" office:value-type="string" office:string-value="Must buy!" calcext:value-type="string">
            <text:p>Must buy!</text:p>
          </table:table-cell>
          <table:table-cell table:formula="of:=([.C63]+[.D63])-([.B63]+[.D63])" office:value-type="float" office:value="10" calcext:value-type="float">
            <text:p>10</text:p>
          </table:table-cell>
          <table:table-cell/>
          <table:table-cell table:formula="of:=IF(([.C63]+[.D63]) &gt;= [.B63];&quot;It's okay.&quot;;&quot;Must buy!&quot;)" office:value-type="string" office:string-value="It's okay." calcext:value-type="string">
            <text:p>It's okay.</text:p>
          </table:table-cell>
          <table:table-cell table:formula="of:=[.B63]-([.C63]+[.D63]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4211624" calcext:value-type="float">
            <text:p>42116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64]+[.D64]) &gt;= ([.C64]+[.D64]);&quot;It's okay.&quot;;&quot;Must buy!&quot;)" office:value-type="string" office:string-value="Must buy!" calcext:value-type="string">
            <text:p>Must buy!</text:p>
          </table:table-cell>
          <table:table-cell table:formula="of:=([.C64]+[.D64])-([.B64]+[.D64])" office:value-type="float" office:value="4" calcext:value-type="float">
            <text:p>4</text:p>
          </table:table-cell>
          <table:table-cell/>
          <table:table-cell table:formula="of:=IF(([.C64]+[.D64]) &gt;= [.B64];&quot;It's okay.&quot;;&quot;Must buy!&quot;)" office:value-type="string" office:string-value="It's okay." calcext:value-type="string">
            <text:p>It's okay.</text:p>
          </table:table-cell>
          <table:table-cell table:formula="of:=[.B64]-([.C64]+[.D6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11639" calcext:value-type="float">
            <text:p>421163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9" table:formula="of:=IF(([.B65]+[.D65]) &gt;= ([.C65]+[.D65]);&quot;It's okay.&quot;;&quot;Must buy!&quot;)" office:value-type="string" office:string-value="It's okay." calcext:value-type="string">
            <text:p>It's okay.</text:p>
          </table:table-cell>
          <table:table-cell table:formula="of:=([.C65]+[.D65])-([.B65]+[.D65])" office:value-type="float" office:value="-3" calcext:value-type="float">
            <text:p>-3</text:p>
          </table:table-cell>
          <table:table-cell/>
          <table:table-cell table:formula="of:=IF(([.C65]+[.D65]) &gt;= [.B65];&quot;It's okay.&quot;;&quot;Must buy!&quot;)" office:value-type="string" office:string-value="It's okay." calcext:value-type="string">
            <text:p>It's okay.</text:p>
          </table:table-cell>
          <table:table-cell table:formula="of:=[.B65]-([.C65]+[.D65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211651" calcext:value-type="float">
            <text:p>42116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table:formula="of:=IF(([.B66]+[.D66]) &gt;= ([.C66]+[.D66]);&quot;It's okay.&quot;;&quot;Must buy!&quot;)" office:value-type="string" office:string-value="Must buy!" calcext:value-type="string">
            <text:p>Must buy!</text:p>
          </table:table-cell>
          <table:table-cell table:formula="of:=([.C66]+[.D66])-([.B66]+[.D66])" office:value-type="float" office:value="4" calcext:value-type="float">
            <text:p>4</text:p>
          </table:table-cell>
          <table:table-cell/>
          <table:table-cell table:formula="of:=IF(([.C66]+[.D66]) &gt;= [.B66];&quot;It's okay.&quot;;&quot;Must buy!&quot;)" office:value-type="string" office:string-value="It's okay." calcext:value-type="string">
            <text:p>It's okay.</text:p>
          </table:table-cell>
          <table:table-cell table:formula="of:=[.B66]-([.C66]+[.D66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211655" calcext:value-type="float">
            <text:p>4211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table:formula="of:=IF(([.B67]+[.D67]) &gt;= ([.C67]+[.D67]);&quot;It's okay.&quot;;&quot;Must buy!&quot;)" office:value-type="string" office:string-value="It's okay." calcext:value-type="string">
            <text:p>It's okay.</text:p>
          </table:table-cell>
          <table:table-cell table:formula="of:=([.C67]+[.D67])-([.B67]+[.D67])" office:value-type="float" office:value="0" calcext:value-type="float">
            <text:p>0</text:p>
          </table:table-cell>
          <table:table-cell/>
          <table:table-cell table:formula="of:=IF(([.C67]+[.D67]) &gt;= [.B67];&quot;It's okay.&quot;;&quot;Must buy!&quot;)" office:value-type="string" office:string-value="It's okay." calcext:value-type="string">
            <text:p>It's okay.</text:p>
          </table:table-cell>
          <table:table-cell table:formula="of:=[.B67]-([.C67]+[.D67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211713" calcext:value-type="float">
            <text:p>42117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table:formula="of:=IF(([.B68]+[.D68]) &gt;= ([.C68]+[.D68]);&quot;It's okay.&quot;;&quot;Must buy!&quot;)" office:value-type="string" office:string-value="Must buy!" calcext:value-type="string">
            <text:p>Must buy!</text:p>
          </table:table-cell>
          <table:table-cell table:formula="of:=([.C68]+[.D68])-([.B68]+[.D68])" office:value-type="float" office:value="2" calcext:value-type="float">
            <text:p>2</text:p>
          </table:table-cell>
          <table:table-cell/>
          <table:table-cell table:formula="of:=IF(([.C68]+[.D68]) &gt;= [.B68];&quot;It's okay.&quot;;&quot;Must buy!&quot;)" office:value-type="string" office:string-value="It's okay." calcext:value-type="string">
            <text:p>It's okay.</text:p>
          </table:table-cell>
          <table:table-cell table:formula="of:=[.B68]-([.C68]+[.D68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211714" calcext:value-type="float">
            <text:p>4211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formula="of:=IF(([.B69]+[.D69]) &gt;= ([.C69]+[.D69]);&quot;It's okay.&quot;;&quot;Must buy!&quot;)" office:value-type="string" office:string-value="It's okay." calcext:value-type="string">
            <text:p>It's okay.</text:p>
          </table:table-cell>
          <table:table-cell table:formula="of:=([.C69]+[.D69])-([.B69]+[.D69])" office:value-type="float" office:value="0" calcext:value-type="float">
            <text:p>0</text:p>
          </table:table-cell>
          <table:table-cell/>
          <table:table-cell table:formula="of:=IF(([.C69]+[.D69]) &gt;= [.B69];&quot;It's okay.&quot;;&quot;Must buy!&quot;)" office:value-type="string" office:string-value="It's okay." calcext:value-type="string">
            <text:p>It's okay.</text:p>
          </table:table-cell>
          <table:table-cell table:formula="of:=[.B69]-([.C69]+[.D69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11741" calcext:value-type="float">
            <text:p>4211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70]+[.D70]) &gt;= ([.C70]+[.D70]);&quot;It's okay.&quot;;&quot;Must buy!&quot;)" office:value-type="string" office:string-value="It's okay." calcext:value-type="string">
            <text:p>It's okay.</text:p>
          </table:table-cell>
          <table:table-cell table:formula="of:=([.C70]+[.D70])-([.B70]+[.D70])" office:value-type="float" office:value="0" calcext:value-type="float">
            <text:p>0</text:p>
          </table:table-cell>
          <table:table-cell/>
          <table:table-cell table:formula="of:=IF(([.C70]+[.D70]) &gt;= [.B70];&quot;It's okay.&quot;;&quot;Must buy!&quot;)" office:value-type="string" office:string-value="It's okay." calcext:value-type="string">
            <text:p>It's okay.</text:p>
          </table:table-cell>
          <table:table-cell table:formula="of:=[.B70]-([.C70]+[.D70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11758" calcext:value-type="float">
            <text:p>42117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9" table:formula="of:=IF(([.B71]+[.D71]) &gt;= ([.C71]+[.D71]);&quot;It's okay.&quot;;&quot;Must buy!&quot;)" office:value-type="string" office:string-value="It's okay." calcext:value-type="string">
            <text:p>It's okay.</text:p>
          </table:table-cell>
          <table:table-cell table:formula="of:=([.C71]+[.D71])-([.B71]+[.D71])" office:value-type="float" office:value="-4" calcext:value-type="float">
            <text:p>-4</text:p>
          </table:table-cell>
          <table:table-cell/>
          <table:table-cell table:formula="of:=IF(([.C71]+[.D71]) &gt;= [.B71];&quot;It's okay.&quot;;&quot;Must buy!&quot;)" office:value-type="string" office:string-value="It's okay." calcext:value-type="string">
            <text:p>It's okay.</text:p>
          </table:table-cell>
          <table:table-cell table:formula="of:=[.B71]-([.C71]+[.D71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211775" calcext:value-type="float">
            <text:p>42117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formula="of:=IF(([.B72]+[.D72]) &gt;= ([.C72]+[.D72]);&quot;It's okay.&quot;;&quot;Must buy!&quot;)" office:value-type="string" office:string-value="Must buy!" calcext:value-type="string">
            <text:p>Must buy!</text:p>
          </table:table-cell>
          <table:table-cell table:formula="of:=([.C72]+[.D72])-([.B72]+[.D72])" office:value-type="float" office:value="8" calcext:value-type="float">
            <text:p>8</text:p>
          </table:table-cell>
          <table:table-cell/>
          <table:table-cell table:formula="of:=IF(([.C72]+[.D72]) &gt;= [.B72];&quot;It's okay.&quot;;&quot;Must buy!&quot;)" office:value-type="string" office:string-value="It's okay." calcext:value-type="string">
            <text:p>It's okay.</text:p>
          </table:table-cell>
          <table:table-cell table:formula="of:=[.B72]-([.C72]+[.D72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211805" calcext:value-type="float">
            <text:p>42118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73]+[.D73]) &gt;= ([.C73]+[.D73]);&quot;It's okay.&quot;;&quot;Must buy!&quot;)" office:value-type="string" office:string-value="Must buy!" calcext:value-type="string">
            <text:p>Must buy!</text:p>
          </table:table-cell>
          <table:table-cell table:formula="of:=([.C73]+[.D73])-([.B73]+[.D73])" office:value-type="float" office:value="3" calcext:value-type="float">
            <text:p>3</text:p>
          </table:table-cell>
          <table:table-cell/>
          <table:table-cell table:formula="of:=IF(([.C73]+[.D73]) &gt;= [.B73];&quot;It's okay.&quot;;&quot;Must buy!&quot;)" office:value-type="string" office:string-value="It's okay." calcext:value-type="string">
            <text:p>It's okay.</text:p>
          </table:table-cell>
          <table:table-cell table:formula="of:=[.B73]-([.C73]+[.D73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211807" calcext:value-type="float">
            <text:p>421180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74]+[.D74]) &gt;= ([.C74]+[.D74]);&quot;It's okay.&quot;;&quot;Must buy!&quot;)" office:value-type="string" office:string-value="Must buy!" calcext:value-type="string">
            <text:p>Must buy!</text:p>
          </table:table-cell>
          <table:table-cell table:formula="of:=([.C74]+[.D74])-([.B74]+[.D74])" office:value-type="float" office:value="6" calcext:value-type="float">
            <text:p>6</text:p>
          </table:table-cell>
          <table:table-cell/>
          <table:table-cell table:formula="of:=IF(([.C74]+[.D74]) &gt;= [.B74];&quot;It's okay.&quot;;&quot;Must buy!&quot;)" office:value-type="string" office:string-value="It's okay." calcext:value-type="string">
            <text:p>It's okay.</text:p>
          </table:table-cell>
          <table:table-cell table:formula="of:=[.B74]-([.C74]+[.D74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211815" calcext:value-type="float">
            <text:p>421181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9" table:formula="of:=IF(([.B75]+[.D75]) &gt;= ([.C75]+[.D75]);&quot;It's okay.&quot;;&quot;Must buy!&quot;)" office:value-type="string" office:string-value="It's okay." calcext:value-type="string">
            <text:p>It's okay.</text:p>
          </table:table-cell>
          <table:table-cell table:formula="of:=([.C75]+[.D75])-([.B75]+[.D75])" office:value-type="float" office:value="-8" calcext:value-type="float">
            <text:p>-8</text:p>
          </table:table-cell>
          <table:table-cell/>
          <table:table-cell table:formula="of:=IF(([.C75]+[.D75]) &gt;= [.B75];&quot;It's okay.&quot;;&quot;Must buy!&quot;)" office:value-type="string" office:string-value="It's okay." calcext:value-type="string">
            <text:p>It's okay.</text:p>
          </table:table-cell>
          <table:table-cell table:formula="of:=[.B75]-([.C75]+[.D75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11845" calcext:value-type="float">
            <text:p>4211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formula="of:=IF(([.B76]+[.D76]) &gt;= ([.C76]+[.D76]);&quot;It's okay.&quot;;&quot;Must buy!&quot;)" office:value-type="string" office:string-value="It's okay." calcext:value-type="string">
            <text:p>It's okay.</text:p>
          </table:table-cell>
          <table:table-cell table:formula="of:=([.C76]+[.D76])-([.B76]+[.D76])" office:value-type="float" office:value="0" calcext:value-type="float">
            <text:p>0</text:p>
          </table:table-cell>
          <table:table-cell/>
          <table:table-cell table:formula="of:=IF(([.C76]+[.D76]) &gt;= [.B76];&quot;It's okay.&quot;;&quot;Must buy!&quot;)" office:value-type="string" office:string-value="It's okay." calcext:value-type="string">
            <text:p>It's okay.</text:p>
          </table:table-cell>
          <table:table-cell table:formula="of:=[.B76]-([.C76]+[.D76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11862" calcext:value-type="float">
            <text:p>4211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table:formula="of:=IF(([.B77]+[.D77]) &gt;= ([.C77]+[.D77]);&quot;It's okay.&quot;;&quot;Must buy!&quot;)" office:value-type="string" office:string-value="It's okay." calcext:value-type="string">
            <text:p>It's okay.</text:p>
          </table:table-cell>
          <table:table-cell table:formula="of:=([.C77]+[.D77])-([.B77]+[.D77])" office:value-type="float" office:value="0" calcext:value-type="float">
            <text:p>0</text:p>
          </table:table-cell>
          <table:table-cell/>
          <table:table-cell table:formula="of:=IF(([.C77]+[.D77]) &gt;= [.B77];&quot;It's okay.&quot;;&quot;Must buy!&quot;)" office:value-type="string" office:string-value="It's okay." calcext:value-type="string">
            <text:p>It's okay.</text:p>
          </table:table-cell>
          <table:table-cell table:formula="of:=[.B77]-([.C77]+[.D77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211866" calcext:value-type="float">
            <text:p>42118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9" table:formula="of:=IF(([.B78]+[.D78]) &gt;= ([.C78]+[.D78]);&quot;It's okay.&quot;;&quot;Must buy!&quot;)" office:value-type="string" office:string-value="Must buy!" calcext:value-type="string">
            <text:p>Must buy!</text:p>
          </table:table-cell>
          <table:table-cell table:formula="of:=([.C78]+[.D78])-([.B78]+[.D78])" office:value-type="float" office:value="6" calcext:value-type="float">
            <text:p>6</text:p>
          </table:table-cell>
          <table:table-cell/>
          <table:table-cell table:formula="of:=IF(([.C78]+[.D78]) &gt;= [.B78];&quot;It's okay.&quot;;&quot;Must buy!&quot;)" office:value-type="string" office:string-value="It's okay." calcext:value-type="string">
            <text:p>It's okay.</text:p>
          </table:table-cell>
          <table:table-cell table:formula="of:=[.B78]-([.C78]+[.D78]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211888" calcext:value-type="float">
            <text:p>42118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79]+[.D79]) &gt;= ([.C79]+[.D79]);&quot;It's okay.&quot;;&quot;Must buy!&quot;)" office:value-type="string" office:string-value="It's okay." calcext:value-type="string">
            <text:p>It's okay.</text:p>
          </table:table-cell>
          <table:table-cell table:formula="of:=([.C79]+[.D79])-([.B79]+[.D79])" office:value-type="float" office:value="-4" calcext:value-type="float">
            <text:p>-4</text:p>
          </table:table-cell>
          <table:table-cell/>
          <table:table-cell table:formula="of:=IF(([.C79]+[.D79]) &gt;= [.B79];&quot;It's okay.&quot;;&quot;Must buy!&quot;)" office:value-type="string" office:string-value="Must buy!" calcext:value-type="string">
            <text:p>Must buy!</text:p>
          </table:table-cell>
          <table:table-cell table:formula="of:=[.B79]-([.C79]+[.D7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25033" calcext:value-type="float">
            <text:p>42250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table:formula="of:=IF(([.B80]+[.D80]) &gt;= ([.C80]+[.D80]);&quot;It's okay.&quot;;&quot;Must buy!&quot;)" office:value-type="string" office:string-value="It's okay." calcext:value-type="string">
            <text:p>It's okay.</text:p>
          </table:table-cell>
          <table:table-cell table:formula="of:=([.C80]+[.D80])-([.B80]+[.D80])" office:value-type="float" office:value="-6" calcext:value-type="float">
            <text:p>-6</text:p>
          </table:table-cell>
          <table:table-cell/>
          <table:table-cell table:formula="of:=IF(([.C80]+[.D80]) &gt;= [.B80];&quot;It's okay.&quot;;&quot;Must buy!&quot;)" office:value-type="string" office:string-value="It's okay." calcext:value-type="string">
            <text:p>It's okay.</text:p>
          </table:table-cell>
          <table:table-cell table:formula="of:=[.B80]-([.C80]+[.D80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27155" calcext:value-type="float">
            <text:p>42271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81]+[.D81]) &gt;= ([.C81]+[.D81]);&quot;It's okay.&quot;;&quot;Must buy!&quot;)" office:value-type="string" office:string-value="It's okay." calcext:value-type="string">
            <text:p>It's okay.</text:p>
          </table:table-cell>
          <table:table-cell table:formula="of:=([.C81]+[.D81])-([.B81]+[.D81])" office:value-type="float" office:value="-9" calcext:value-type="float">
            <text:p>-9</text:p>
          </table:table-cell>
          <table:table-cell/>
          <table:table-cell table:formula="of:=IF(([.C81]+[.D81]) &gt;= [.B81];&quot;It's okay.&quot;;&quot;Must buy!&quot;)" office:value-type="string" office:string-value="Must buy!" calcext:value-type="string">
            <text:p>Must buy!</text:p>
          </table:table-cell>
          <table:table-cell table:formula="of:=[.B81]-([.C81]+[.D8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34240" calcext:value-type="float">
            <text:p>4234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formula="of:=IF(([.B82]+[.D82]) &gt;= ([.C82]+[.D82]);&quot;It's okay.&quot;;&quot;Must buy!&quot;)" office:value-type="string" office:string-value="It's okay." calcext:value-type="string">
            <text:p>It's okay.</text:p>
          </table:table-cell>
          <table:table-cell table:formula="of:=([.C82]+[.D82])-([.B82]+[.D82])" office:value-type="float" office:value="0" calcext:value-type="float">
            <text:p>0</text:p>
          </table:table-cell>
          <table:table-cell/>
          <table:table-cell table:formula="of:=IF(([.C82]+[.D82]) &gt;= [.B82];&quot;It's okay.&quot;;&quot;Must buy!&quot;)" office:value-type="string" office:string-value="It's okay." calcext:value-type="string">
            <text:p>It's okay.</text:p>
          </table:table-cell>
          <table:table-cell table:formula="of:=[.B82]-([.C82]+[.D82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34429" calcext:value-type="float">
            <text:p>42344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83]+[.D83]) &gt;= ([.C83]+[.D83]);&quot;It's okay.&quot;;&quot;Must buy!&quot;)" office:value-type="string" office:string-value="It's okay." calcext:value-type="string">
            <text:p>It's okay.</text:p>
          </table:table-cell>
          <table:table-cell table:formula="of:=([.C83]+[.D83])-([.B83]+[.D83])" office:value-type="float" office:value="-6" calcext:value-type="float">
            <text:p>-6</text:p>
          </table:table-cell>
          <table:table-cell/>
          <table:table-cell table:formula="of:=IF(([.C83]+[.D83]) &gt;= [.B83];&quot;It's okay.&quot;;&quot;Must buy!&quot;)" office:value-type="string" office:string-value="Must buy!" calcext:value-type="string">
            <text:p>Must buy!</text:p>
          </table:table-cell>
          <table:table-cell table:formula="of:=[.B83]-([.C83]+[.D8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37267" calcext:value-type="float">
            <text:p>4237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84]+[.D84]) &gt;= ([.C84]+[.D84]);&quot;It's okay.&quot;;&quot;Must buy!&quot;)" office:value-type="string" office:string-value="It's okay." calcext:value-type="string">
            <text:p>It's okay.</text:p>
          </table:table-cell>
          <table:table-cell table:formula="of:=([.C84]+[.D84])-([.B84]+[.D84])" office:value-type="float" office:value="0" calcext:value-type="float">
            <text:p>0</text:p>
          </table:table-cell>
          <table:table-cell/>
          <table:table-cell table:formula="of:=IF(([.C84]+[.D84]) &gt;= [.B84];&quot;It's okay.&quot;;&quot;Must buy!&quot;)" office:value-type="string" office:string-value="It's okay." calcext:value-type="string">
            <text:p>It's okay.</text:p>
          </table:table-cell>
          <table:table-cell table:formula="of:=[.B84]-([.C84]+[.D8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39601" calcext:value-type="float">
            <text:p>423960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9" table:formula="of:=IF(([.B85]+[.D85]) &gt;= ([.C85]+[.D85]);&quot;It's okay.&quot;;&quot;Must buy!&quot;)" office:value-type="string" office:string-value="It's okay." calcext:value-type="string">
            <text:p>It's okay.</text:p>
          </table:table-cell>
          <table:table-cell table:formula="of:=([.C85]+[.D85])-([.B85]+[.D85])" office:value-type="float" office:value="-1" calcext:value-type="float">
            <text:p>-1</text:p>
          </table:table-cell>
          <table:table-cell/>
          <table:table-cell table:formula="of:=IF(([.C85]+[.D85]) &gt;= [.B85];&quot;It's okay.&quot;;&quot;Must buy!&quot;)" office:value-type="string" office:string-value="It's okay." calcext:value-type="string">
            <text:p>It's okay.</text:p>
          </table:table-cell>
          <table:table-cell table:formula="of:=[.B85]-([.C85]+[.D85]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246901" calcext:value-type="float">
            <text:p>42469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86]+[.D86]) &gt;= ([.C86]+[.D86]);&quot;It's okay.&quot;;&quot;Must buy!&quot;)" office:value-type="string" office:string-value="It's okay." calcext:value-type="string">
            <text:p>It's okay.</text:p>
          </table:table-cell>
          <table:table-cell table:formula="of:=([.C86]+[.D86])-([.B86]+[.D86])" office:value-type="float" office:value="-2" calcext:value-type="float">
            <text:p>-2</text:p>
          </table:table-cell>
          <table:table-cell/>
          <table:table-cell table:formula="of:=IF(([.C86]+[.D86]) &gt;= [.B86];&quot;It's okay.&quot;;&quot;Must buy!&quot;)" office:value-type="string" office:string-value="Must buy!" calcext:value-type="string">
            <text:p>Must buy!</text:p>
          </table:table-cell>
          <table:table-cell table:formula="of:=[.B86]-([.C86]+[.D8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8204" calcext:value-type="float">
            <text:p>42482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87]+[.D87]) &gt;= ([.C87]+[.D87]);&quot;It's okay.&quot;;&quot;Must buy!&quot;)" office:value-type="string" office:string-value="It's okay." calcext:value-type="string">
            <text:p>It's okay.</text:p>
          </table:table-cell>
          <table:table-cell table:formula="of:=([.C87]+[.D87])-([.B87]+[.D87])" office:value-type="float" office:value="0" calcext:value-type="float">
            <text:p>0</text:p>
          </table:table-cell>
          <table:table-cell/>
          <table:table-cell table:formula="of:=IF(([.C87]+[.D87]) &gt;= [.B87];&quot;It's okay.&quot;;&quot;Must buy!&quot;)" office:value-type="string" office:string-value="It's okay." calcext:value-type="string">
            <text:p>It's okay.</text:p>
          </table:table-cell>
          <table:table-cell table:formula="of:=[.B87]-([.C87]+[.D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4606" calcext:value-type="float">
            <text:p>42546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88]+[.D88]) &gt;= ([.C88]+[.D88]);&quot;It's okay.&quot;;&quot;Must buy!&quot;)" office:value-type="string" office:string-value="It's okay." calcext:value-type="string">
            <text:p>It's okay.</text:p>
          </table:table-cell>
          <table:table-cell table:formula="of:=([.C88]+[.D88])-([.B88]+[.D88])" office:value-type="float" office:value="-4" calcext:value-type="float">
            <text:p>-4</text:p>
          </table:table-cell>
          <table:table-cell/>
          <table:table-cell table:formula="of:=IF(([.C88]+[.D88]) &gt;= [.B88];&quot;It's okay.&quot;;&quot;Must buy!&quot;)" office:value-type="string" office:string-value="Must buy!" calcext:value-type="string">
            <text:p>Must buy!</text:p>
          </table:table-cell>
          <table:table-cell table:formula="of:=[.B88]-([.C88]+[.D8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55563" calcext:value-type="float">
            <text:p>42555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89]+[.D89]) &gt;= ([.C89]+[.D89]);&quot;It's okay.&quot;;&quot;Must buy!&quot;)" office:value-type="string" office:string-value="It's okay." calcext:value-type="string">
            <text:p>It's okay.</text:p>
          </table:table-cell>
          <table:table-cell table:formula="of:=([.C89]+[.D89])-([.B89]+[.D89])" office:value-type="float" office:value="-3" calcext:value-type="float">
            <text:p>-3</text:p>
          </table:table-cell>
          <table:table-cell/>
          <table:table-cell table:formula="of:=IF(([.C89]+[.D89]) &gt;= [.B89];&quot;It's okay.&quot;;&quot;Must buy!&quot;)" office:value-type="string" office:string-value="Must buy!" calcext:value-type="string">
            <text:p>Must buy!</text:p>
          </table:table-cell>
          <table:table-cell table:formula="of:=[.B89]-([.C89]+[.D8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68659" calcext:value-type="float">
            <text:p>4268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90]+[.D90]) &gt;= ([.C90]+[.D90]);&quot;It's okay.&quot;;&quot;Must buy!&quot;)" office:value-type="string" office:string-value="It's okay." calcext:value-type="string">
            <text:p>It's okay.</text:p>
          </table:table-cell>
          <table:table-cell table:formula="of:=([.C90]+[.D90])-([.B90]+[.D90])" office:value-type="float" office:value="0" calcext:value-type="float">
            <text:p>0</text:p>
          </table:table-cell>
          <table:table-cell/>
          <table:table-cell table:formula="of:=IF(([.C90]+[.D90]) &gt;= [.B90];&quot;It's okay.&quot;;&quot;Must buy!&quot;)" office:value-type="string" office:string-value="It's okay." calcext:value-type="string">
            <text:p>It's okay.</text:p>
          </table:table-cell>
          <table:table-cell table:formula="of:=[.B90]-([.C90]+[.D9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70473" calcext:value-type="float">
            <text:p>4270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91]+[.D91]) &gt;= ([.C91]+[.D91]);&quot;It's okay.&quot;;&quot;Must buy!&quot;)" office:value-type="string" office:string-value="It's okay." calcext:value-type="string">
            <text:p>It's okay.</text:p>
          </table:table-cell>
          <table:table-cell table:formula="of:=([.C91]+[.D91])-([.B91]+[.D91])" office:value-type="float" office:value="0" calcext:value-type="float">
            <text:p>0</text:p>
          </table:table-cell>
          <table:table-cell/>
          <table:table-cell table:formula="of:=IF(([.C91]+[.D91]) &gt;= [.B91];&quot;It's okay.&quot;;&quot;Must buy!&quot;)" office:value-type="string" office:string-value="It's okay." calcext:value-type="string">
            <text:p>It's okay.</text:p>
          </table:table-cell>
          <table:table-cell table:formula="of:=[.B91]-([.C91]+[.D9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78359" calcext:value-type="float">
            <text:p>4278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92]+[.D92]) &gt;= ([.C92]+[.D92]);&quot;It's okay.&quot;;&quot;Must buy!&quot;)" office:value-type="string" office:string-value="It's okay." calcext:value-type="string">
            <text:p>It's okay.</text:p>
          </table:table-cell>
          <table:table-cell table:formula="of:=([.C92]+[.D92])-([.B92]+[.D92])" office:value-type="float" office:value="0" calcext:value-type="float">
            <text:p>0</text:p>
          </table:table-cell>
          <table:table-cell/>
          <table:table-cell table:formula="of:=IF(([.C92]+[.D92]) &gt;= [.B92];&quot;It's okay.&quot;;&quot;Must buy!&quot;)" office:value-type="string" office:string-value="It's okay." calcext:value-type="string">
            <text:p>It's okay.</text:p>
          </table:table-cell>
          <table:table-cell table:formula="of:=[.B92]-([.C92]+[.D92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78957" calcext:value-type="float">
            <text:p>4278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93]+[.D93]) &gt;= ([.C93]+[.D93]);&quot;It's okay.&quot;;&quot;Must buy!&quot;)" office:value-type="string" office:string-value="It's okay." calcext:value-type="string">
            <text:p>It's okay.</text:p>
          </table:table-cell>
          <table:table-cell table:formula="of:=([.C93]+[.D93])-([.B93]+[.D93])" office:value-type="float" office:value="0" calcext:value-type="float">
            <text:p>0</text:p>
          </table:table-cell>
          <table:table-cell/>
          <table:table-cell table:formula="of:=IF(([.C93]+[.D93]) &gt;= [.B93];&quot;It's okay.&quot;;&quot;Must buy!&quot;)" office:value-type="string" office:string-value="It's okay." calcext:value-type="string">
            <text:p>It's okay.</text:p>
          </table:table-cell>
          <table:table-cell table:formula="of:=[.B93]-([.C93]+[.D93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85634" calcext:value-type="float">
            <text:p>42856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9" table:formula="of:=IF(([.B94]+[.D94]) &gt;= ([.C94]+[.D94]);&quot;It's okay.&quot;;&quot;Must buy!&quot;)" office:value-type="string" office:string-value="Must buy!" calcext:value-type="string">
            <text:p>Must buy!</text:p>
          </table:table-cell>
          <table:table-cell table:formula="of:=([.C94]+[.D94])-([.B94]+[.D94])" office:value-type="float" office:value="2" calcext:value-type="float">
            <text:p>2</text:p>
          </table:table-cell>
          <table:table-cell/>
          <table:table-cell table:formula="of:=IF(([.C94]+[.D94]) &gt;= [.B94];&quot;It's okay.&quot;;&quot;Must buy!&quot;)" office:value-type="string" office:string-value="It's okay." calcext:value-type="string">
            <text:p>It's okay.</text:p>
          </table:table-cell>
          <table:table-cell table:formula="of:=[.B94]-([.C94]+[.D9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96059" calcext:value-type="float">
            <text:p>4296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9" table:formula="of:=IF(([.B95]+[.D95]) &gt;= ([.C95]+[.D95]);&quot;It's okay.&quot;;&quot;Must buy!&quot;)" office:value-type="string" office:string-value="Must buy!" calcext:value-type="string">
            <text:p>Must buy!</text:p>
          </table:table-cell>
          <table:table-cell table:formula="of:=([.C95]+[.D95])-([.B95]+[.D95])" office:value-type="float" office:value="4" calcext:value-type="float">
            <text:p>4</text:p>
          </table:table-cell>
          <table:table-cell/>
          <table:table-cell table:formula="of:=IF(([.C95]+[.D95]) &gt;= [.B95];&quot;It's okay.&quot;;&quot;Must buy!&quot;)" office:value-type="string" office:string-value="It's okay." calcext:value-type="string">
            <text:p>It's okay.</text:p>
          </table:table-cell>
          <table:table-cell table:formula="of:=[.B95]-([.C95]+[.D95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297210" calcext:value-type="float">
            <text:p>4297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table:formula="of:=IF(([.B96]+[.D96]) &gt;= ([.C96]+[.D96]);&quot;It's okay.&quot;;&quot;Must buy!&quot;)" office:value-type="string" office:string-value="It's okay." calcext:value-type="string">
            <text:p>It's okay.</text:p>
          </table:table-cell>
          <table:table-cell table:formula="of:=([.C96]+[.D96])-([.B96]+[.D96])" office:value-type="float" office:value="0" calcext:value-type="float">
            <text:p>0</text:p>
          </table:table-cell>
          <table:table-cell/>
          <table:table-cell table:formula="of:=IF(([.C96]+[.D96]) &gt;= [.B96];&quot;It's okay.&quot;;&quot;Must buy!&quot;)" office:value-type="string" office:string-value="It's okay." calcext:value-type="string">
            <text:p>It's okay.</text:p>
          </table:table-cell>
          <table:table-cell table:formula="of:=[.B96]-([.C96]+[.D96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299389" calcext:value-type="float">
            <text:p>42993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97]+[.D97]) &gt;= ([.C97]+[.D97]);&quot;It's okay.&quot;;&quot;Must buy!&quot;)" office:value-type="string" office:string-value="It's okay." calcext:value-type="string">
            <text:p>It's okay.</text:p>
          </table:table-cell>
          <table:table-cell table:formula="of:=([.C97]+[.D97])-([.B97]+[.D97])" office:value-type="float" office:value="-4" calcext:value-type="float">
            <text:p>-4</text:p>
          </table:table-cell>
          <table:table-cell/>
          <table:table-cell table:formula="of:=IF(([.C97]+[.D97]) &gt;= [.B97];&quot;It's okay.&quot;;&quot;Must buy!&quot;)" office:value-type="string" office:string-value="Must buy!" calcext:value-type="string">
            <text:p>Must buy!</text:p>
          </table:table-cell>
          <table:table-cell table:formula="of:=[.B97]-([.C97]+[.D9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90127" calcext:value-type="float">
            <text:p>449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table:formula="of:=IF(([.B98]+[.D98]) &gt;= ([.C98]+[.D98]);&quot;It's okay.&quot;;&quot;Must buy!&quot;)" office:value-type="string" office:string-value="It's okay." calcext:value-type="string">
            <text:p>It's okay.</text:p>
          </table:table-cell>
          <table:table-cell table:formula="of:=([.C98]+[.D98])-([.B98]+[.D98])" office:value-type="float" office:value="0" calcext:value-type="float">
            <text:p>0</text:p>
          </table:table-cell>
          <table:table-cell/>
          <table:table-cell table:formula="of:=IF(([.C98]+[.D98]) &gt;= [.B98];&quot;It's okay.&quot;;&quot;Must buy!&quot;)" office:value-type="string" office:string-value="It's okay." calcext:value-type="string">
            <text:p>It's okay.</text:p>
          </table:table-cell>
          <table:table-cell table:formula="of:=[.B98]-([.C98]+[.D98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494222" calcext:value-type="float">
            <text:p>44942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99]+[.D99]) &gt;= ([.C99]+[.D99]);&quot;It's okay.&quot;;&quot;Must buy!&quot;)" office:value-type="string" office:string-value="It's okay." calcext:value-type="string">
            <text:p>It's okay.</text:p>
          </table:table-cell>
          <table:table-cell table:formula="of:=([.C99]+[.D99])-([.B99]+[.D99])" office:value-type="float" office:value="-3" calcext:value-type="float">
            <text:p>-3</text:p>
          </table:table-cell>
          <table:table-cell/>
          <table:table-cell table:formula="of:=IF(([.C99]+[.D99]) &gt;= [.B99];&quot;It's okay.&quot;;&quot;Must buy!&quot;)" office:value-type="string" office:string-value="Must buy!" calcext:value-type="string">
            <text:p>Must buy!</text:p>
          </table:table-cell>
          <table:table-cell table:formula="of:=[.B99]-([.C99]+[.D9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95412" calcext:value-type="float">
            <text:p>44954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00]+[.D100]) &gt;= ([.C100]+[.D100]);&quot;It's okay.&quot;;&quot;Must buy!&quot;)" office:value-type="string" office:string-value="Must buy!" calcext:value-type="string">
            <text:p>Must buy!</text:p>
          </table:table-cell>
          <table:table-cell table:formula="of:=([.C100]+[.D100])-([.B100]+[.D100])" office:value-type="float" office:value="4" calcext:value-type="float">
            <text:p>4</text:p>
          </table:table-cell>
          <table:table-cell/>
          <table:table-cell table:formula="of:=IF(([.C100]+[.D100]) &gt;= [.B100];&quot;It's okay.&quot;;&quot;Must buy!&quot;)" office:value-type="string" office:string-value="It's okay." calcext:value-type="string">
            <text:p>It's okay.</text:p>
          </table:table-cell>
          <table:table-cell table:formula="of:=[.B100]-([.C100]+[.D100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495930" calcext:value-type="float">
            <text:p>44959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9" table:formula="of:=IF(([.B101]+[.D101]) &gt;= ([.C101]+[.D101]);&quot;It's okay.&quot;;&quot;Must buy!&quot;)" office:value-type="string" office:string-value="Must buy!" calcext:value-type="string">
            <text:p>Must buy!</text:p>
          </table:table-cell>
          <table:table-cell table:formula="of:=([.C101]+[.D101])-([.B101]+[.D101])" office:value-type="float" office:value="4" calcext:value-type="float">
            <text:p>4</text:p>
          </table:table-cell>
          <table:table-cell/>
          <table:table-cell table:formula="of:=IF(([.C101]+[.D101]) &gt;= [.B101];&quot;It's okay.&quot;;&quot;Must buy!&quot;)" office:value-type="string" office:string-value="It's okay." calcext:value-type="string">
            <text:p>It's okay.</text:p>
          </table:table-cell>
          <table:table-cell table:formula="of:=[.B101]-([.C101]+[.D101]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495935" calcext:value-type="float">
            <text:p>44959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02]+[.D102]) &gt;= ([.C102]+[.D102]);&quot;It's okay.&quot;;&quot;Must buy!&quot;)" office:value-type="string" office:string-value="It's okay." calcext:value-type="string">
            <text:p>It's okay.</text:p>
          </table:table-cell>
          <table:table-cell table:formula="of:=([.C102]+[.D102])-([.B102]+[.D102])" office:value-type="float" office:value="-6" calcext:value-type="float">
            <text:p>-6</text:p>
          </table:table-cell>
          <table:table-cell/>
          <table:table-cell table:formula="of:=IF(([.C102]+[.D102]) &gt;= [.B102];&quot;It's okay.&quot;;&quot;Must buy!&quot;)" office:value-type="string" office:string-value="Must buy!" calcext:value-type="string">
            <text:p>Must buy!</text:p>
          </table:table-cell>
          <table:table-cell table:formula="of:=[.B102]-([.C102]+[.D10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499858" calcext:value-type="float">
            <text:p>449985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table:formula="of:=IF(([.B103]+[.D103]) &gt;= ([.C103]+[.D103]);&quot;It's okay.&quot;;&quot;Must buy!&quot;)" office:value-type="string" office:string-value="It's okay." calcext:value-type="string">
            <text:p>It's okay.</text:p>
          </table:table-cell>
          <table:table-cell table:formula="of:=([.C103]+[.D103])-([.B103]+[.D103])" office:value-type="float" office:value="-4" calcext:value-type="float">
            <text:p>-4</text:p>
          </table:table-cell>
          <table:table-cell/>
          <table:table-cell table:formula="of:=IF(([.C103]+[.D103]) &gt;= [.B103];&quot;It's okay.&quot;;&quot;Must buy!&quot;)" office:value-type="string" office:string-value="It's okay." calcext:value-type="string">
            <text:p>It's okay.</text:p>
          </table:table-cell>
          <table:table-cell table:formula="of:=[.B103]-([.C103]+[.D10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02595" calcext:value-type="float">
            <text:p>45025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04]+[.D104]) &gt;= ([.C104]+[.D104]);&quot;It's okay.&quot;;&quot;Must buy!&quot;)" office:value-type="string" office:string-value="Must buy!" calcext:value-type="string">
            <text:p>Must buy!</text:p>
          </table:table-cell>
          <table:table-cell table:formula="of:=([.C104]+[.D104])-([.B104]+[.D104])" office:value-type="float" office:value="1" calcext:value-type="float">
            <text:p>1</text:p>
          </table:table-cell>
          <table:table-cell/>
          <table:table-cell table:formula="of:=IF(([.C104]+[.D104]) &gt;= [.B104];&quot;It's okay.&quot;;&quot;Must buy!&quot;)" office:value-type="string" office:string-value="It's okay." calcext:value-type="string">
            <text:p>It's okay.</text:p>
          </table:table-cell>
          <table:table-cell table:formula="of:=[.B104]-([.C104]+[.D10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08553" calcext:value-type="float">
            <text:p>45085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formula="of:=IF(([.B105]+[.D105]) &gt;= ([.C105]+[.D105]);&quot;It's okay.&quot;;&quot;Must buy!&quot;)" office:value-type="string" office:string-value="It's okay." calcext:value-type="string">
            <text:p>It's okay.</text:p>
          </table:table-cell>
          <table:table-cell table:formula="of:=([.C105]+[.D105])-([.B105]+[.D105])" office:value-type="float" office:value="-2" calcext:value-type="float">
            <text:p>-2</text:p>
          </table:table-cell>
          <table:table-cell/>
          <table:table-cell table:formula="of:=IF(([.C105]+[.D105]) &gt;= [.B105];&quot;It's okay.&quot;;&quot;Must buy!&quot;)" office:value-type="string" office:string-value="It's okay." calcext:value-type="string">
            <text:p>It's okay.</text:p>
          </table:table-cell>
          <table:table-cell table:formula="of:=[.B105]-([.C105]+[.D105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09376" calcext:value-type="float">
            <text:p>45093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06]+[.D106]) &gt;= ([.C106]+[.D106]);&quot;It's okay.&quot;;&quot;Must buy!&quot;)" office:value-type="string" office:string-value="Must buy!" calcext:value-type="string">
            <text:p>Must buy!</text:p>
          </table:table-cell>
          <table:table-cell table:formula="of:=([.C106]+[.D106])-([.B106]+[.D106])" office:value-type="float" office:value="4" calcext:value-type="float">
            <text:p>4</text:p>
          </table:table-cell>
          <table:table-cell/>
          <table:table-cell table:formula="of:=IF(([.C106]+[.D106]) &gt;= [.B106];&quot;It's okay.&quot;;&quot;Must buy!&quot;)" office:value-type="string" office:string-value="It's okay." calcext:value-type="string">
            <text:p>It's okay.</text:p>
          </table:table-cell>
          <table:table-cell table:formula="of:=[.B106]-([.C106]+[.D106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509912" calcext:value-type="float">
            <text:p>45099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07]+[.D107]) &gt;= ([.C107]+[.D107]);&quot;It's okay.&quot;;&quot;Must buy!&quot;)" office:value-type="string" office:string-value="Must buy!" calcext:value-type="string">
            <text:p>Must buy!</text:p>
          </table:table-cell>
          <table:table-cell table:formula="of:=([.C107]+[.D107])-([.B107]+[.D107])" office:value-type="float" office:value="6" calcext:value-type="float">
            <text:p>6</text:p>
          </table:table-cell>
          <table:table-cell/>
          <table:table-cell table:formula="of:=IF(([.C107]+[.D107]) &gt;= [.B107];&quot;It's okay.&quot;;&quot;Must buy!&quot;)" office:value-type="string" office:string-value="It's okay." calcext:value-type="string">
            <text:p>It's okay.</text:p>
          </table:table-cell>
          <table:table-cell table:formula="of:=[.B107]-([.C107]+[.D107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13174" calcext:value-type="float">
            <text:p>45131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formula="of:=IF(([.B108]+[.D108]) &gt;= ([.C108]+[.D108]);&quot;It's okay.&quot;;&quot;Must buy!&quot;)" office:value-type="string" office:string-value="Must buy!" calcext:value-type="string">
            <text:p>Must buy!</text:p>
          </table:table-cell>
          <table:table-cell table:formula="of:=([.C108]+[.D108])-([.B108]+[.D108])" office:value-type="float" office:value="3" calcext:value-type="float">
            <text:p>3</text:p>
          </table:table-cell>
          <table:table-cell/>
          <table:table-cell table:formula="of:=IF(([.C108]+[.D108]) &gt;= [.B108];&quot;It's okay.&quot;;&quot;Must buy!&quot;)" office:value-type="string" office:string-value="It's okay." calcext:value-type="string">
            <text:p>It's okay.</text:p>
          </table:table-cell>
          <table:table-cell table:formula="of:=[.B108]-([.C108]+[.D108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514553" calcext:value-type="float">
            <text:p>451455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9" table:formula="of:=IF(([.B109]+[.D109]) &gt;= ([.C109]+[.D109]);&quot;It's okay.&quot;;&quot;Must buy!&quot;)" office:value-type="string" office:string-value="It's okay." calcext:value-type="string">
            <text:p>It's okay.</text:p>
          </table:table-cell>
          <table:table-cell table:formula="of:=([.C109]+[.D109])-([.B109]+[.D109])" office:value-type="float" office:value="-8" calcext:value-type="float">
            <text:p>-8</text:p>
          </table:table-cell>
          <table:table-cell/>
          <table:table-cell table:formula="of:=IF(([.C109]+[.D109]) &gt;= [.B109];&quot;It's okay.&quot;;&quot;Must buy!&quot;)" office:value-type="string" office:string-value="It's okay." calcext:value-type="string">
            <text:p>It's okay.</text:p>
          </table:table-cell>
          <table:table-cell table:formula="of:=[.B109]-([.C109]+[.D109])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514554" calcext:value-type="float">
            <text:p>45145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9" table:formula="of:=IF(([.B110]+[.D110]) &gt;= ([.C110]+[.D110]);&quot;It's okay.&quot;;&quot;Must buy!&quot;)" office:value-type="string" office:string-value="Must buy!" calcext:value-type="string">
            <text:p>Must buy!</text:p>
          </table:table-cell>
          <table:table-cell table:formula="of:=([.C110]+[.D110])-([.B110]+[.D110])" office:value-type="float" office:value="2" calcext:value-type="float">
            <text:p>2</text:p>
          </table:table-cell>
          <table:table-cell/>
          <table:table-cell table:formula="of:=IF(([.C110]+[.D110]) &gt;= [.B110];&quot;It's okay.&quot;;&quot;Must buy!&quot;)" office:value-type="string" office:string-value="It's okay." calcext:value-type="string">
            <text:p>It's okay.</text:p>
          </table:table-cell>
          <table:table-cell table:formula="of:=[.B110]-([.C110]+[.D110]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4514558" calcext:value-type="float">
            <text:p>4514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table:formula="of:=IF(([.B111]+[.D111]) &gt;= ([.C111]+[.D111]);&quot;It's okay.&quot;;&quot;Must buy!&quot;)" office:value-type="string" office:string-value="Must buy!" calcext:value-type="string">
            <text:p>Must buy!</text:p>
          </table:table-cell>
          <table:table-cell table:formula="of:=([.C111]+[.D111])-([.B111]+[.D111])" office:value-type="float" office:value="2" calcext:value-type="float">
            <text:p>2</text:p>
          </table:table-cell>
          <table:table-cell/>
          <table:table-cell table:formula="of:=IF(([.C111]+[.D111]) &gt;= [.B111];&quot;It's okay.&quot;;&quot;Must buy!&quot;)" office:value-type="string" office:string-value="It's okay." calcext:value-type="string">
            <text:p>It's okay.</text:p>
          </table:table-cell>
          <table:table-cell table:formula="of:=[.B111]-([.C111]+[.D111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522933" calcext:value-type="float">
            <text:p>45229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12]+[.D112]) &gt;= ([.C112]+[.D112]);&quot;It's okay.&quot;;&quot;Must buy!&quot;)" office:value-type="string" office:string-value="It's okay." calcext:value-type="string">
            <text:p>It's okay.</text:p>
          </table:table-cell>
          <table:table-cell table:formula="of:=([.C112]+[.D112])-([.B112]+[.D112])" office:value-type="float" office:value="-4" calcext:value-type="float">
            <text:p>-4</text:p>
          </table:table-cell>
          <table:table-cell/>
          <table:table-cell table:formula="of:=IF(([.C112]+[.D112]) &gt;= [.B112];&quot;It's okay.&quot;;&quot;Must buy!&quot;)" office:value-type="string" office:string-value="Must buy!" calcext:value-type="string">
            <text:p>Must buy!</text:p>
          </table:table-cell>
          <table:table-cell table:formula="of:=[.B112]-([.C112]+[.D11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2934" calcext:value-type="float">
            <text:p>45229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13]+[.D113]) &gt;= ([.C113]+[.D113]);&quot;It's okay.&quot;;&quot;Must buy!&quot;)" office:value-type="string" office:string-value="Must buy!" calcext:value-type="string">
            <text:p>Must buy!</text:p>
          </table:table-cell>
          <table:table-cell table:formula="of:=([.C113]+[.D113])-([.B113]+[.D113])" office:value-type="float" office:value="6" calcext:value-type="float">
            <text:p>6</text:p>
          </table:table-cell>
          <table:table-cell/>
          <table:table-cell table:formula="of:=IF(([.C113]+[.D113]) &gt;= [.B113];&quot;It's okay.&quot;;&quot;Must buy!&quot;)" office:value-type="string" office:string-value="It's okay." calcext:value-type="string">
            <text:p>It's okay.</text:p>
          </table:table-cell>
          <table:table-cell table:formula="of:=[.B113]-([.C113]+[.D113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25184" calcext:value-type="float">
            <text:p>452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114]+[.D114]) &gt;= ([.C114]+[.D114]);&quot;It's okay.&quot;;&quot;Must buy!&quot;)" office:value-type="string" office:string-value="It's okay." calcext:value-type="string">
            <text:p>It's okay.</text:p>
          </table:table-cell>
          <table:table-cell table:formula="of:=([.C114]+[.D114])-([.B114]+[.D114])" office:value-type="float" office:value="0" calcext:value-type="float">
            <text:p>0</text:p>
          </table:table-cell>
          <table:table-cell/>
          <table:table-cell table:formula="of:=IF(([.C114]+[.D114]) &gt;= [.B114];&quot;It's okay.&quot;;&quot;Must buy!&quot;)" office:value-type="string" office:string-value="It's okay." calcext:value-type="string">
            <text:p>It's okay.</text:p>
          </table:table-cell>
          <table:table-cell table:formula="of:=[.B114]-([.C114]+[.D11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25904" calcext:value-type="float">
            <text:p>4525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15]+[.D115]) &gt;= ([.C115]+[.D115]);&quot;It's okay.&quot;;&quot;Must buy!&quot;)" office:value-type="string" office:string-value="It's okay." calcext:value-type="string">
            <text:p>It's okay.</text:p>
          </table:table-cell>
          <table:table-cell table:formula="of:=([.C115]+[.D115])-([.B115]+[.D115])" office:value-type="float" office:value="0" calcext:value-type="float">
            <text:p>0</text:p>
          </table:table-cell>
          <table:table-cell/>
          <table:table-cell table:formula="of:=IF(([.C115]+[.D115]) &gt;= [.B115];&quot;It's okay.&quot;;&quot;Must buy!&quot;)" office:value-type="string" office:string-value="It's okay." calcext:value-type="string">
            <text:p>It's okay.</text:p>
          </table:table-cell>
          <table:table-cell table:formula="of:=[.B115]-([.C115]+[.D115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26985" calcext:value-type="float">
            <text:p>45269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16]+[.D116]) &gt;= ([.C116]+[.D116]);&quot;It's okay.&quot;;&quot;Must buy!&quot;)" office:value-type="string" office:string-value="Must buy!" calcext:value-type="string">
            <text:p>Must buy!</text:p>
          </table:table-cell>
          <table:table-cell table:formula="of:=([.C116]+[.D116])-([.B116]+[.D116])" office:value-type="float" office:value="2" calcext:value-type="float">
            <text:p>2</text:p>
          </table:table-cell>
          <table:table-cell/>
          <table:table-cell table:formula="of:=IF(([.C116]+[.D116]) &gt;= [.B116];&quot;It's okay.&quot;;&quot;Must buy!&quot;)" office:value-type="string" office:string-value="It's okay." calcext:value-type="string">
            <text:p>It's okay.</text:p>
          </table:table-cell>
          <table:table-cell table:formula="of:=[.B116]-([.C116]+[.D116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535768" calcext:value-type="float">
            <text:p>4535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table:formula="of:=IF(([.B117]+[.D117]) &gt;= ([.C117]+[.D117]);&quot;It's okay.&quot;;&quot;Must buy!&quot;)" office:value-type="string" office:string-value="Must buy!" calcext:value-type="string">
            <text:p>Must buy!</text:p>
          </table:table-cell>
          <table:table-cell table:formula="of:=([.C117]+[.D117])-([.B117]+[.D117])" office:value-type="float" office:value="1" calcext:value-type="float">
            <text:p>1</text:p>
          </table:table-cell>
          <table:table-cell/>
          <table:table-cell table:formula="of:=IF(([.C117]+[.D117]) &gt;= [.B117];&quot;It's okay.&quot;;&quot;Must buy!&quot;)" office:value-type="string" office:string-value="It's okay." calcext:value-type="string">
            <text:p>It's okay.</text:p>
          </table:table-cell>
          <table:table-cell table:formula="of:=[.B117]-([.C117]+[.D117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38007" calcext:value-type="float">
            <text:p>45380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18]+[.D118]) &gt;= ([.C118]+[.D118]);&quot;It's okay.&quot;;&quot;Must buy!&quot;)" office:value-type="string" office:string-value="Must buy!" calcext:value-type="string">
            <text:p>Must buy!</text:p>
          </table:table-cell>
          <table:table-cell table:formula="of:=([.C118]+[.D118])-([.B118]+[.D118])" office:value-type="float" office:value="4" calcext:value-type="float">
            <text:p>4</text:p>
          </table:table-cell>
          <table:table-cell/>
          <table:table-cell table:formula="of:=IF(([.C118]+[.D118]) &gt;= [.B118];&quot;It's okay.&quot;;&quot;Must buy!&quot;)" office:value-type="string" office:string-value="It's okay." calcext:value-type="string">
            <text:p>It's okay.</text:p>
          </table:table-cell>
          <table:table-cell table:formula="of:=[.B118]-([.C118]+[.D118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39880" calcext:value-type="float">
            <text:p>45398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style-name="ce9" table:formula="of:=IF(([.B119]+[.D119]) &gt;= ([.C119]+[.D119]);&quot;It's okay.&quot;;&quot;Must buy!&quot;)" office:value-type="string" office:string-value="Must buy!" calcext:value-type="string">
            <text:p>Must buy!</text:p>
          </table:table-cell>
          <table:table-cell table:formula="of:=([.C119]+[.D119])-([.B119]+[.D119])" office:value-type="float" office:value="1" calcext:value-type="float">
            <text:p>1</text:p>
          </table:table-cell>
          <table:table-cell/>
          <table:table-cell table:formula="of:=IF(([.C119]+[.D119]) &gt;= [.B119];&quot;It's okay.&quot;;&quot;Must buy!&quot;)" office:value-type="string" office:string-value="It's okay." calcext:value-type="string">
            <text:p>It's okay.</text:p>
          </table:table-cell>
          <table:table-cell table:formula="of:=[.B119]-([.C119]+[.D119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540797" calcext:value-type="float">
            <text:p>45407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table:formula="of:=IF(([.B120]+[.D120]) &gt;= ([.C120]+[.D120]);&quot;It's okay.&quot;;&quot;Must buy!&quot;)" office:value-type="string" office:string-value="It's okay." calcext:value-type="string">
            <text:p>It's okay.</text:p>
          </table:table-cell>
          <table:table-cell table:formula="of:=([.C120]+[.D120])-([.B120]+[.D120])" office:value-type="float" office:value="-1" calcext:value-type="float">
            <text:p>-1</text:p>
          </table:table-cell>
          <table:table-cell/>
          <table:table-cell table:formula="of:=IF(([.C120]+[.D120]) &gt;= [.B120];&quot;It's okay.&quot;;&quot;Must buy!&quot;)" office:value-type="string" office:string-value="It's okay." calcext:value-type="string">
            <text:p>It's okay.</text:p>
          </table:table-cell>
          <table:table-cell table:formula="of:=[.B120]-([.C120]+[.D120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540906" calcext:value-type="float">
            <text:p>4540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21]+[.D121]) &gt;= ([.C121]+[.D121]);&quot;It's okay.&quot;;&quot;Must buy!&quot;)" office:value-type="string" office:string-value="It's okay." calcext:value-type="string">
            <text:p>It's okay.</text:p>
          </table:table-cell>
          <table:table-cell table:formula="of:=([.C121]+[.D121])-([.B121]+[.D121])" office:value-type="float" office:value="0" calcext:value-type="float">
            <text:p>0</text:p>
          </table:table-cell>
          <table:table-cell/>
          <table:table-cell table:formula="of:=IF(([.C121]+[.D121]) &gt;= [.B121];&quot;It's okay.&quot;;&quot;Must buy!&quot;)" office:value-type="string" office:string-value="It's okay." calcext:value-type="string">
            <text:p>It's okay.</text:p>
          </table:table-cell>
          <table:table-cell table:formula="of:=[.B121]-([.C121]+[.D121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41325" calcext:value-type="float">
            <text:p>4541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22]+[.D122]) &gt;= ([.C122]+[.D122]);&quot;It's okay.&quot;;&quot;Must buy!&quot;)" office:value-type="string" office:string-value="It's okay." calcext:value-type="string">
            <text:p>It's okay.</text:p>
          </table:table-cell>
          <table:table-cell table:formula="of:=([.C122]+[.D122])-([.B122]+[.D122])" office:value-type="float" office:value="0" calcext:value-type="float">
            <text:p>0</text:p>
          </table:table-cell>
          <table:table-cell/>
          <table:table-cell table:formula="of:=IF(([.C122]+[.D122]) &gt;= [.B122];&quot;It's okay.&quot;;&quot;Must buy!&quot;)" office:value-type="string" office:string-value="It's okay." calcext:value-type="string">
            <text:p>It's okay.</text:p>
          </table:table-cell>
          <table:table-cell table:formula="of:=[.B122]-([.C122]+[.D122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41326" calcext:value-type="float">
            <text:p>454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23]+[.D123]) &gt;= ([.C123]+[.D123]);&quot;It's okay.&quot;;&quot;Must buy!&quot;)" office:value-type="string" office:string-value="Must buy!" calcext:value-type="string">
            <text:p>Must buy!</text:p>
          </table:table-cell>
          <table:table-cell table:formula="of:=([.C123]+[.D123])-([.B123]+[.D123])" office:value-type="float" office:value="1" calcext:value-type="float">
            <text:p>1</text:p>
          </table:table-cell>
          <table:table-cell/>
          <table:table-cell table:formula="of:=IF(([.C123]+[.D123]) &gt;= [.B123];&quot;It's okay.&quot;;&quot;Must buy!&quot;)" office:value-type="string" office:string-value="It's okay." calcext:value-type="string">
            <text:p>It's okay.</text:p>
          </table:table-cell>
          <table:table-cell table:formula="of:=[.B123]-([.C123]+[.D123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41924" calcext:value-type="float">
            <text:p>454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24]+[.D124]) &gt;= ([.C124]+[.D124]);&quot;It's okay.&quot;;&quot;Must buy!&quot;)" office:value-type="string" office:string-value="It's okay." calcext:value-type="string">
            <text:p>It's okay.</text:p>
          </table:table-cell>
          <table:table-cell table:formula="of:=([.C124]+[.D124])-([.B124]+[.D124])" office:value-type="float" office:value="0" calcext:value-type="float">
            <text:p>0</text:p>
          </table:table-cell>
          <table:table-cell/>
          <table:table-cell table:formula="of:=IF(([.C124]+[.D124]) &gt;= [.B124];&quot;It's okay.&quot;;&quot;Must buy!&quot;)" office:value-type="string" office:string-value="It's okay." calcext:value-type="string">
            <text:p>It's okay.</text:p>
          </table:table-cell>
          <table:table-cell table:formula="of:=[.B124]-([.C124]+[.D12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42573" calcext:value-type="float">
            <text:p>45425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25]+[.D125]) &gt;= ([.C125]+[.D125]);&quot;It's okay.&quot;;&quot;Must buy!&quot;)" office:value-type="string" office:string-value="It's okay." calcext:value-type="string">
            <text:p>It's okay.</text:p>
          </table:table-cell>
          <table:table-cell table:formula="of:=([.C125]+[.D125])-([.B125]+[.D125])" office:value-type="float" office:value="-4" calcext:value-type="float">
            <text:p>-4</text:p>
          </table:table-cell>
          <table:table-cell/>
          <table:table-cell table:formula="of:=IF(([.C125]+[.D125]) &gt;= [.B125];&quot;It's okay.&quot;;&quot;Must buy!&quot;)" office:value-type="string" office:string-value="Must buy!" calcext:value-type="string">
            <text:p>Must buy!</text:p>
          </table:table-cell>
          <table:table-cell table:formula="of:=[.B125]-([.C125]+[.D12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2578" calcext:value-type="float">
            <text:p>45425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9" table:formula="of:=IF(([.B126]+[.D126]) &gt;= ([.C126]+[.D126]);&quot;It's okay.&quot;;&quot;Must buy!&quot;)" office:value-type="string" office:string-value="Must buy!" calcext:value-type="string">
            <text:p>Must buy!</text:p>
          </table:table-cell>
          <table:table-cell table:formula="of:=([.C126]+[.D126])-([.B126]+[.D126])" office:value-type="float" office:value="6" calcext:value-type="float">
            <text:p>6</text:p>
          </table:table-cell>
          <table:table-cell/>
          <table:table-cell table:formula="of:=IF(([.C126]+[.D126]) &gt;= [.B126];&quot;It's okay.&quot;;&quot;Must buy!&quot;)" office:value-type="string" office:string-value="It's okay." calcext:value-type="string">
            <text:p>It's okay.</text:p>
          </table:table-cell>
          <table:table-cell table:formula="of:=[.B126]-([.C126]+[.D126]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543490" calcext:value-type="float">
            <text:p>45434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27]+[.D127]) &gt;= ([.C127]+[.D127]);&quot;It's okay.&quot;;&quot;Must buy!&quot;)" office:value-type="string" office:string-value="Must buy!" calcext:value-type="string">
            <text:p>Must buy!</text:p>
          </table:table-cell>
          <table:table-cell table:formula="of:=([.C127]+[.D127])-([.B127]+[.D127])" office:value-type="float" office:value="1" calcext:value-type="float">
            <text:p>1</text:p>
          </table:table-cell>
          <table:table-cell/>
          <table:table-cell table:formula="of:=IF(([.C127]+[.D127]) &gt;= [.B127];&quot;It's okay.&quot;;&quot;Must buy!&quot;)" office:value-type="string" office:string-value="It's okay." calcext:value-type="string">
            <text:p>It's okay.</text:p>
          </table:table-cell>
          <table:table-cell table:formula="of:=[.B127]-([.C127]+[.D12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44140" calcext:value-type="float">
            <text:p>4544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28]+[.D128]) &gt;= ([.C128]+[.D128]);&quot;It's okay.&quot;;&quot;Must buy!&quot;)" office:value-type="string" office:string-value="It's okay." calcext:value-type="string">
            <text:p>It's okay.</text:p>
          </table:table-cell>
          <table:table-cell table:formula="of:=([.C128]+[.D128])-([.B128]+[.D128])" office:value-type="float" office:value="0" calcext:value-type="float">
            <text:p>0</text:p>
          </table:table-cell>
          <table:table-cell/>
          <table:table-cell table:formula="of:=IF(([.C128]+[.D128]) &gt;= [.B128];&quot;It's okay.&quot;;&quot;Must buy!&quot;)" office:value-type="string" office:string-value="It's okay." calcext:value-type="string">
            <text:p>It's okay.</text:p>
          </table:table-cell>
          <table:table-cell table:formula="of:=[.B128]-([.C128]+[.D128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44143" calcext:value-type="float">
            <text:p>4544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29]+[.D129]) &gt;= ([.C129]+[.D129]);&quot;It's okay.&quot;;&quot;Must buy!&quot;)" office:value-type="string" office:string-value="It's okay." calcext:value-type="string">
            <text:p>It's okay.</text:p>
          </table:table-cell>
          <table:table-cell table:formula="of:=([.C129]+[.D129])-([.B129]+[.D129])" office:value-type="float" office:value="-1" calcext:value-type="float">
            <text:p>-1</text:p>
          </table:table-cell>
          <table:table-cell/>
          <table:table-cell table:formula="of:=IF(([.C129]+[.D129]) &gt;= [.B129];&quot;It's okay.&quot;;&quot;Must buy!&quot;)" office:value-type="string" office:string-value="It's okay." calcext:value-type="string">
            <text:p>It's okay.</text:p>
          </table:table-cell>
          <table:table-cell table:formula="of:=[.B129]-([.C129]+[.D12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44147" calcext:value-type="float">
            <text:p>4544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30]+[.D130]) &gt;= ([.C130]+[.D130]);&quot;It's okay.&quot;;&quot;Must buy!&quot;)" office:value-type="string" office:string-value="It's okay." calcext:value-type="string">
            <text:p>It's okay.</text:p>
          </table:table-cell>
          <table:table-cell table:formula="of:=([.C130]+[.D130])-([.B130]+[.D130])" office:value-type="float" office:value="0" calcext:value-type="float">
            <text:p>0</text:p>
          </table:table-cell>
          <table:table-cell/>
          <table:table-cell table:formula="of:=IF(([.C130]+[.D130]) &gt;= [.B130];&quot;It's okay.&quot;;&quot;Must buy!&quot;)" office:value-type="string" office:string-value="It's okay." calcext:value-type="string">
            <text:p>It's okay.</text:p>
          </table:table-cell>
          <table:table-cell table:formula="of:=[.B130]-([.C130]+[.D13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44151" calcext:value-type="float">
            <text:p>4544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31]+[.D131]) &gt;= ([.C131]+[.D131]);&quot;It's okay.&quot;;&quot;Must buy!&quot;)" office:value-type="string" office:string-value="It's okay." calcext:value-type="string">
            <text:p>It's okay.</text:p>
          </table:table-cell>
          <table:table-cell table:formula="of:=([.C131]+[.D131])-([.B131]+[.D131])" office:value-type="float" office:value="0" calcext:value-type="float">
            <text:p>0</text:p>
          </table:table-cell>
          <table:table-cell/>
          <table:table-cell table:formula="of:=IF(([.C131]+[.D131]) &gt;= [.B131];&quot;It's okay.&quot;;&quot;Must buy!&quot;)" office:value-type="string" office:string-value="It's okay." calcext:value-type="string">
            <text:p>It's okay.</text:p>
          </table:table-cell>
          <table:table-cell table:formula="of:=[.B131]-([.C131]+[.D131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44720" calcext:value-type="float">
            <text:p>4544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formula="of:=IF(([.B132]+[.D132]) &gt;= ([.C132]+[.D132]);&quot;It's okay.&quot;;&quot;Must buy!&quot;)" office:value-type="string" office:string-value="It's okay." calcext:value-type="string">
            <text:p>It's okay.</text:p>
          </table:table-cell>
          <table:table-cell table:formula="of:=([.C132]+[.D132])-([.B132]+[.D132])" office:value-type="float" office:value="0" calcext:value-type="float">
            <text:p>0</text:p>
          </table:table-cell>
          <table:table-cell/>
          <table:table-cell table:formula="of:=IF(([.C132]+[.D132]) &gt;= [.B132];&quot;It's okay.&quot;;&quot;Must buy!&quot;)" office:value-type="string" office:string-value="It's okay." calcext:value-type="string">
            <text:p>It's okay.</text:p>
          </table:table-cell>
          <table:table-cell table:formula="of:=[.B132]-([.C132]+[.D132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545430" calcext:value-type="float">
            <text:p>45454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33]+[.D133]) &gt;= ([.C133]+[.D133]);&quot;It's okay.&quot;;&quot;Must buy!&quot;)" office:value-type="string" office:string-value="It's okay." calcext:value-type="string">
            <text:p>It's okay.</text:p>
          </table:table-cell>
          <table:table-cell table:formula="of:=([.C133]+[.D133])-([.B133]+[.D133])" office:value-type="float" office:value="-3" calcext:value-type="float">
            <text:p>-3</text:p>
          </table:table-cell>
          <table:table-cell/>
          <table:table-cell table:formula="of:=IF(([.C133]+[.D133]) &gt;= [.B133];&quot;It's okay.&quot;;&quot;Must buy!&quot;)" office:value-type="string" office:string-value="Must buy!" calcext:value-type="string">
            <text:p>Must buy!</text:p>
          </table:table-cell>
          <table:table-cell table:formula="of:=[.B133]-([.C133]+[.D13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7581" calcext:value-type="float">
            <text:p>45475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34]+[.D134]) &gt;= ([.C134]+[.D134]);&quot;It's okay.&quot;;&quot;Must buy!&quot;)" office:value-type="string" office:string-value="It's okay." calcext:value-type="string">
            <text:p>It's okay.</text:p>
          </table:table-cell>
          <table:table-cell table:formula="of:=([.C134]+[.D134])-([.B134]+[.D134])" office:value-type="float" office:value="-3" calcext:value-type="float">
            <text:p>-3</text:p>
          </table:table-cell>
          <table:table-cell/>
          <table:table-cell table:formula="of:=IF(([.C134]+[.D134]) &gt;= [.B134];&quot;It's okay.&quot;;&quot;Must buy!&quot;)" office:value-type="string" office:string-value="Must buy!" calcext:value-type="string">
            <text:p>Must buy!</text:p>
          </table:table-cell>
          <table:table-cell table:formula="of:=[.B134]-([.C134]+[.D13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7582" calcext:value-type="float">
            <text:p>45475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35]+[.D135]) &gt;= ([.C135]+[.D135]);&quot;It's okay.&quot;;&quot;Must buy!&quot;)" office:value-type="string" office:string-value="It's okay." calcext:value-type="string">
            <text:p>It's okay.</text:p>
          </table:table-cell>
          <table:table-cell table:formula="of:=([.C135]+[.D135])-([.B135]+[.D135])" office:value-type="float" office:value="-3" calcext:value-type="float">
            <text:p>-3</text:p>
          </table:table-cell>
          <table:table-cell/>
          <table:table-cell table:formula="of:=IF(([.C135]+[.D135]) &gt;= [.B135];&quot;It's okay.&quot;;&quot;Must buy!&quot;)" office:value-type="string" office:string-value="Must buy!" calcext:value-type="string">
            <text:p>Must buy!</text:p>
          </table:table-cell>
          <table:table-cell table:formula="of:=[.B135]-([.C135]+[.D13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52347" calcext:value-type="float">
            <text:p>45523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36]+[.D136]) &gt;= ([.C136]+[.D136]);&quot;It's okay.&quot;;&quot;Must buy!&quot;)" office:value-type="string" office:string-value="It's okay." calcext:value-type="string">
            <text:p>It's okay.</text:p>
          </table:table-cell>
          <table:table-cell table:formula="of:=([.C136]+[.D136])-([.B136]+[.D136])" office:value-type="float" office:value="0" calcext:value-type="float">
            <text:p>0</text:p>
          </table:table-cell>
          <table:table-cell/>
          <table:table-cell table:formula="of:=IF(([.C136]+[.D136]) &gt;= [.B136];&quot;It's okay.&quot;;&quot;Must buy!&quot;)" office:value-type="string" office:string-value="It's okay." calcext:value-type="string">
            <text:p>It's okay.</text:p>
          </table:table-cell>
          <table:table-cell table:formula="of:=[.B136]-([.C136]+[.D136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58690" calcext:value-type="float">
            <text:p>4558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37]+[.D137]) &gt;= ([.C137]+[.D137]);&quot;It's okay.&quot;;&quot;Must buy!&quot;)" office:value-type="string" office:string-value="It's okay." calcext:value-type="string">
            <text:p>It's okay.</text:p>
          </table:table-cell>
          <table:table-cell table:formula="of:=([.C137]+[.D137])-([.B137]+[.D137])" office:value-type="float" office:value="0" calcext:value-type="float">
            <text:p>0</text:p>
          </table:table-cell>
          <table:table-cell/>
          <table:table-cell table:formula="of:=IF(([.C137]+[.D137]) &gt;= [.B137];&quot;It's okay.&quot;;&quot;Must buy!&quot;)" office:value-type="string" office:string-value="It's okay." calcext:value-type="string">
            <text:p>It's okay.</text:p>
          </table:table-cell>
          <table:table-cell table:formula="of:=[.B137]-([.C137]+[.D137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58692" calcext:value-type="float">
            <text:p>4558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138]+[.D138]) &gt;= ([.C138]+[.D138]);&quot;It's okay.&quot;;&quot;Must buy!&quot;)" office:value-type="string" office:string-value="It's okay." calcext:value-type="string">
            <text:p>It's okay.</text:p>
          </table:table-cell>
          <table:table-cell table:formula="of:=([.C138]+[.D138])-([.B138]+[.D138])" office:value-type="float" office:value="-1" calcext:value-type="float">
            <text:p>-1</text:p>
          </table:table-cell>
          <table:table-cell/>
          <table:table-cell table:formula="of:=IF(([.C138]+[.D138]) &gt;= [.B138];&quot;It's okay.&quot;;&quot;Must buy!&quot;)" office:value-type="string" office:string-value="It's okay." calcext:value-type="string">
            <text:p>It's okay.</text:p>
          </table:table-cell>
          <table:table-cell table:formula="of:=[.B138]-([.C138]+[.D1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8731" calcext:value-type="float">
            <text:p>4558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139]+[.D139]) &gt;= ([.C139]+[.D139]);&quot;It's okay.&quot;;&quot;Must buy!&quot;)" office:value-type="string" office:string-value="It's okay." calcext:value-type="string">
            <text:p>It's okay.</text:p>
          </table:table-cell>
          <table:table-cell table:formula="of:=([.C139]+[.D139])-([.B139]+[.D139])" office:value-type="float" office:value="0" calcext:value-type="float">
            <text:p>0</text:p>
          </table:table-cell>
          <table:table-cell/>
          <table:table-cell table:formula="of:=IF(([.C139]+[.D139]) &gt;= [.B139];&quot;It's okay.&quot;;&quot;Must buy!&quot;)" office:value-type="string" office:string-value="It's okay." calcext:value-type="string">
            <text:p>It's okay.</text:p>
          </table:table-cell>
          <table:table-cell table:formula="of:=[.B139]-([.C139]+[.D13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58740" calcext:value-type="float">
            <text:p>4558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140]+[.D140]) &gt;= ([.C140]+[.D140]);&quot;It's okay.&quot;;&quot;Must buy!&quot;)" office:value-type="string" office:string-value="It's okay." calcext:value-type="string">
            <text:p>It's okay.</text:p>
          </table:table-cell>
          <table:table-cell table:formula="of:=([.C140]+[.D140])-([.B140]+[.D140])" office:value-type="float" office:value="0" calcext:value-type="float">
            <text:p>0</text:p>
          </table:table-cell>
          <table:table-cell/>
          <table:table-cell table:formula="of:=IF(([.C140]+[.D140]) &gt;= [.B140];&quot;It's okay.&quot;;&quot;Must buy!&quot;)" office:value-type="string" office:string-value="It's okay." calcext:value-type="string">
            <text:p>It's okay.</text:p>
          </table:table-cell>
          <table:table-cell table:formula="of:=[.B140]-([.C140]+[.D140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58774" calcext:value-type="float">
            <text:p>4558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141]+[.D141]) &gt;= ([.C141]+[.D141]);&quot;It's okay.&quot;;&quot;Must buy!&quot;)" office:value-type="string" office:string-value="It's okay." calcext:value-type="string">
            <text:p>It's okay.</text:p>
          </table:table-cell>
          <table:table-cell table:formula="of:=([.C141]+[.D141])-([.B141]+[.D141])" office:value-type="float" office:value="0" calcext:value-type="float">
            <text:p>0</text:p>
          </table:table-cell>
          <table:table-cell/>
          <table:table-cell table:formula="of:=IF(([.C141]+[.D141]) &gt;= [.B141];&quot;It's okay.&quot;;&quot;Must buy!&quot;)" office:value-type="string" office:string-value="It's okay." calcext:value-type="string">
            <text:p>It's okay.</text:p>
          </table:table-cell>
          <table:table-cell table:formula="of:=[.B141]-([.C141]+[.D14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58775" calcext:value-type="float">
            <text:p>4558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142]+[.D142]) &gt;= ([.C142]+[.D142]);&quot;It's okay.&quot;;&quot;Must buy!&quot;)" office:value-type="string" office:string-value="It's okay." calcext:value-type="string">
            <text:p>It's okay.</text:p>
          </table:table-cell>
          <table:table-cell table:formula="of:=([.C142]+[.D142])-([.B142]+[.D142])" office:value-type="float" office:value="0" calcext:value-type="float">
            <text:p>0</text:p>
          </table:table-cell>
          <table:table-cell/>
          <table:table-cell table:formula="of:=IF(([.C142]+[.D142]) &gt;= [.B142];&quot;It's okay.&quot;;&quot;Must buy!&quot;)" office:value-type="string" office:string-value="It's okay." calcext:value-type="string">
            <text:p>It's okay.</text:p>
          </table:table-cell>
          <table:table-cell table:formula="of:=[.B142]-([.C142]+[.D142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58797" calcext:value-type="float">
            <text:p>45587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43]+[.D143]) &gt;= ([.C143]+[.D143]);&quot;It's okay.&quot;;&quot;Must buy!&quot;)" office:value-type="string" office:string-value="It's okay." calcext:value-type="string">
            <text:p>It's okay.</text:p>
          </table:table-cell>
          <table:table-cell table:formula="of:=([.C143]+[.D143])-([.B143]+[.D143])" office:value-type="float" office:value="-3" calcext:value-type="float">
            <text:p>-3</text:p>
          </table:table-cell>
          <table:table-cell/>
          <table:table-cell table:formula="of:=IF(([.C143]+[.D143]) &gt;= [.B143];&quot;It's okay.&quot;;&quot;Must buy!&quot;)" office:value-type="string" office:string-value="Must buy!" calcext:value-type="string">
            <text:p>Must buy!</text:p>
          </table:table-cell>
          <table:table-cell table:formula="of:=[.B143]-([.C143]+[.D14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58802" calcext:value-type="float">
            <text:p>45588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44]+[.D144]) &gt;= ([.C144]+[.D144]);&quot;It's okay.&quot;;&quot;Must buy!&quot;)" office:value-type="string" office:string-value="It's okay." calcext:value-type="string">
            <text:p>It's okay.</text:p>
          </table:table-cell>
          <table:table-cell table:formula="of:=([.C144]+[.D144])-([.B144]+[.D144])" office:value-type="float" office:value="-3" calcext:value-type="float">
            <text:p>-3</text:p>
          </table:table-cell>
          <table:table-cell/>
          <table:table-cell table:formula="of:=IF(([.C144]+[.D144]) &gt;= [.B144];&quot;It's okay.&quot;;&quot;Must buy!&quot;)" office:value-type="string" office:string-value="Must buy!" calcext:value-type="string">
            <text:p>Must buy!</text:p>
          </table:table-cell>
          <table:table-cell table:formula="of:=[.B144]-([.C144]+[.D14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60175" calcext:value-type="float">
            <text:p>456017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45]+[.D145]) &gt;= ([.C145]+[.D145]);&quot;It's okay.&quot;;&quot;Must buy!&quot;)" office:value-type="string" office:string-value="It's okay." calcext:value-type="string">
            <text:p>It's okay.</text:p>
          </table:table-cell>
          <table:table-cell table:formula="of:=([.C145]+[.D145])-([.B145]+[.D145])" office:value-type="float" office:value="-2" calcext:value-type="float">
            <text:p>-2</text:p>
          </table:table-cell>
          <table:table-cell/>
          <table:table-cell table:formula="of:=IF(([.C145]+[.D145]) &gt;= [.B145];&quot;It's okay.&quot;;&quot;Must buy!&quot;)" office:value-type="string" office:string-value="It's okay." calcext:value-type="string">
            <text:p>It's okay.</text:p>
          </table:table-cell>
          <table:table-cell table:formula="of:=[.B145]-([.C145]+[.D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0177" calcext:value-type="float">
            <text:p>45601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style-name="ce9" table:formula="of:=IF(([.B146]+[.D146]) &gt;= ([.C146]+[.D146]);&quot;It's okay.&quot;;&quot;Must buy!&quot;)" office:value-type="string" office:string-value="It's okay." calcext:value-type="string">
            <text:p>It's okay.</text:p>
          </table:table-cell>
          <table:table-cell table:formula="of:=([.C146]+[.D146])-([.B146]+[.D146])" office:value-type="float" office:value="-2" calcext:value-type="float">
            <text:p>-2</text:p>
          </table:table-cell>
          <table:table-cell/>
          <table:table-cell table:formula="of:=IF(([.C146]+[.D146]) &gt;= [.B146];&quot;It's okay.&quot;;&quot;Must buy!&quot;)" office:value-type="string" office:string-value="It's okay." calcext:value-type="string">
            <text:p>It's okay.</text:p>
          </table:table-cell>
          <table:table-cell table:formula="of:=[.B146]-([.C146]+[.D146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62805" calcext:value-type="float">
            <text:p>45628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47]+[.D147]) &gt;= ([.C147]+[.D147]);&quot;It's okay.&quot;;&quot;Must buy!&quot;)" office:value-type="string" office:string-value="It's okay." calcext:value-type="string">
            <text:p>It's okay.</text:p>
          </table:table-cell>
          <table:table-cell table:formula="of:=([.C147]+[.D147])-([.B147]+[.D147])" office:value-type="float" office:value="-4" calcext:value-type="float">
            <text:p>-4</text:p>
          </table:table-cell>
          <table:table-cell/>
          <table:table-cell table:formula="of:=IF(([.C147]+[.D147]) &gt;= [.B147];&quot;It's okay.&quot;;&quot;Must buy!&quot;)" office:value-type="string" office:string-value="Must buy!" calcext:value-type="string">
            <text:p>Must buy!</text:p>
          </table:table-cell>
          <table:table-cell table:formula="of:=[.B147]-([.C147]+[.D14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63044" calcext:value-type="float">
            <text:p>45630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148]+[.D148]) &gt;= ([.C148]+[.D148]);&quot;It's okay.&quot;;&quot;Must buy!&quot;)" office:value-type="string" office:string-value="Must buy!" calcext:value-type="string">
            <text:p>Must buy!</text:p>
          </table:table-cell>
          <table:table-cell table:formula="of:=([.C148]+[.D148])-([.B148]+[.D148])" office:value-type="float" office:value="2" calcext:value-type="float">
            <text:p>2</text:p>
          </table:table-cell>
          <table:table-cell/>
          <table:table-cell table:formula="of:=IF(([.C148]+[.D148]) &gt;= [.B148];&quot;It's okay.&quot;;&quot;Must buy!&quot;)" office:value-type="string" office:string-value="It's okay." calcext:value-type="string">
            <text:p>It's okay.</text:p>
          </table:table-cell>
          <table:table-cell table:formula="of:=[.B148]-([.C148]+[.D148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565452" calcext:value-type="float">
            <text:p>45654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table:formula="of:=IF(([.B149]+[.D149]) &gt;= ([.C149]+[.D149]);&quot;It's okay.&quot;;&quot;Must buy!&quot;)" office:value-type="string" office:string-value="Must buy!" calcext:value-type="string">
            <text:p>Must buy!</text:p>
          </table:table-cell>
          <table:table-cell table:formula="of:=([.C149]+[.D149])-([.B149]+[.D149])" office:value-type="float" office:value="1" calcext:value-type="float">
            <text:p>1</text:p>
          </table:table-cell>
          <table:table-cell/>
          <table:table-cell table:formula="of:=IF(([.C149]+[.D149]) &gt;= [.B149];&quot;It's okay.&quot;;&quot;Must buy!&quot;)" office:value-type="string" office:string-value="It's okay." calcext:value-type="string">
            <text:p>It's okay.</text:p>
          </table:table-cell>
          <table:table-cell table:formula="of:=[.B149]-([.C149]+[.D149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566249" calcext:value-type="float">
            <text:p>4566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IF(([.B150]+[.D150]) &gt;= ([.C150]+[.D150]);&quot;It's okay.&quot;;&quot;Must buy!&quot;)" office:value-type="string" office:string-value="Must buy!" calcext:value-type="string">
            <text:p>Must buy!</text:p>
          </table:table-cell>
          <table:table-cell table:formula="of:=([.C150]+[.D150])-([.B150]+[.D150])" office:value-type="float" office:value="1" calcext:value-type="float">
            <text:p>1</text:p>
          </table:table-cell>
          <table:table-cell/>
          <table:table-cell table:formula="of:=IF(([.C150]+[.D150]) &gt;= [.B150];&quot;It's okay.&quot;;&quot;Must buy!&quot;)" office:value-type="string" office:string-value="It's okay." calcext:value-type="string">
            <text:p>It's okay.</text:p>
          </table:table-cell>
          <table:table-cell table:formula="of:=[.B150]-([.C150]+[.D15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66251" calcext:value-type="float">
            <text:p>45662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IF(([.B151]+[.D151]) &gt;= ([.C151]+[.D151]);&quot;It's okay.&quot;;&quot;Must buy!&quot;)" office:value-type="string" office:string-value="Must buy!" calcext:value-type="string">
            <text:p>Must buy!</text:p>
          </table:table-cell>
          <table:table-cell table:formula="of:=([.C151]+[.D151])-([.B151]+[.D151])" office:value-type="float" office:value="1" calcext:value-type="float">
            <text:p>1</text:p>
          </table:table-cell>
          <table:table-cell/>
          <table:table-cell table:formula="of:=IF(([.C151]+[.D151]) &gt;= [.B151];&quot;It's okay.&quot;;&quot;Must buy!&quot;)" office:value-type="string" office:string-value="It's okay." calcext:value-type="string">
            <text:p>It's okay.</text:p>
          </table:table-cell>
          <table:table-cell table:formula="of:=[.B151]-([.C151]+[.D151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82792" calcext:value-type="float">
            <text:p>45827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52]+[.D152]) &gt;= ([.C152]+[.D152]);&quot;It's okay.&quot;;&quot;Must buy!&quot;)" office:value-type="string" office:string-value="Must buy!" calcext:value-type="string">
            <text:p>Must buy!</text:p>
          </table:table-cell>
          <table:table-cell table:formula="of:=([.C152]+[.D152])-([.B152]+[.D152])" office:value-type="float" office:value="4" calcext:value-type="float">
            <text:p>4</text:p>
          </table:table-cell>
          <table:table-cell/>
          <table:table-cell table:formula="of:=IF(([.C152]+[.D152]) &gt;= [.B152];&quot;It's okay.&quot;;&quot;Must buy!&quot;)" office:value-type="string" office:string-value="It's okay." calcext:value-type="string">
            <text:p>It's okay.</text:p>
          </table:table-cell>
          <table:table-cell table:formula="of:=[.B152]-([.C152]+[.D152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85040" calcext:value-type="float">
            <text:p>45850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53]+[.D153]) &gt;= ([.C153]+[.D153]);&quot;It's okay.&quot;;&quot;Must buy!&quot;)" office:value-type="string" office:string-value="Must buy!" calcext:value-type="string">
            <text:p>Must buy!</text:p>
          </table:table-cell>
          <table:table-cell table:formula="of:=([.C153]+[.D153])-([.B153]+[.D153])" office:value-type="float" office:value="4" calcext:value-type="float">
            <text:p>4</text:p>
          </table:table-cell>
          <table:table-cell/>
          <table:table-cell table:formula="of:=IF(([.C153]+[.D153]) &gt;= [.B153];&quot;It's okay.&quot;;&quot;Must buy!&quot;)" office:value-type="string" office:string-value="It's okay." calcext:value-type="string">
            <text:p>It's okay.</text:p>
          </table:table-cell>
          <table:table-cell table:formula="of:=[.B153]-([.C153]+[.D153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587275" calcext:value-type="float">
            <text:p>45872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54]+[.D154]) &gt;= ([.C154]+[.D154]);&quot;It's okay.&quot;;&quot;Must buy!&quot;)" office:value-type="string" office:string-value="Must buy!" calcext:value-type="string">
            <text:p>Must buy!</text:p>
          </table:table-cell>
          <table:table-cell table:formula="of:=([.C154]+[.D154])-([.B154]+[.D154])" office:value-type="float" office:value="4" calcext:value-type="float">
            <text:p>4</text:p>
          </table:table-cell>
          <table:table-cell/>
          <table:table-cell table:formula="of:=IF(([.C154]+[.D154]) &gt;= [.B154];&quot;It's okay.&quot;;&quot;Must buy!&quot;)" office:value-type="string" office:string-value="It's okay." calcext:value-type="string">
            <text:p>It's okay.</text:p>
          </table:table-cell>
          <table:table-cell table:formula="of:=[.B154]-([.C154]+[.D15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610374" calcext:value-type="float">
            <text:p>4610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55]+[.D155]) &gt;= ([.C155]+[.D155]);&quot;It's okay.&quot;;&quot;Must buy!&quot;)" office:value-type="string" office:string-value="It's okay." calcext:value-type="string">
            <text:p>It's okay.</text:p>
          </table:table-cell>
          <table:table-cell table:formula="of:=([.C155]+[.D155])-([.B155]+[.D155])" office:value-type="float" office:value="0" calcext:value-type="float">
            <text:p>0</text:p>
          </table:table-cell>
          <table:table-cell/>
          <table:table-cell table:formula="of:=IF(([.C155]+[.D155]) &gt;= [.B155];&quot;It's okay.&quot;;&quot;Must buy!&quot;)" office:value-type="string" office:string-value="It's okay." calcext:value-type="string">
            <text:p>It's okay.</text:p>
          </table:table-cell>
          <table:table-cell table:formula="of:=[.B155]-([.C155]+[.D155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10377" calcext:value-type="float">
            <text:p>4610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56]+[.D156]) &gt;= ([.C156]+[.D156]);&quot;It's okay.&quot;;&quot;Must buy!&quot;)" office:value-type="string" office:string-value="It's okay." calcext:value-type="string">
            <text:p>It's okay.</text:p>
          </table:table-cell>
          <table:table-cell table:formula="of:=([.C156]+[.D156])-([.B156]+[.D156])" office:value-type="float" office:value="0" calcext:value-type="float">
            <text:p>0</text:p>
          </table:table-cell>
          <table:table-cell/>
          <table:table-cell table:formula="of:=IF(([.C156]+[.D156]) &gt;= [.B156];&quot;It's okay.&quot;;&quot;Must buy!&quot;)" office:value-type="string" office:string-value="It's okay." calcext:value-type="string">
            <text:p>It's okay.</text:p>
          </table:table-cell>
          <table:table-cell table:formula="of:=[.B156]-([.C156]+[.D156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10378" calcext:value-type="float">
            <text:p>4610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57]+[.D157]) &gt;= ([.C157]+[.D157]);&quot;It's okay.&quot;;&quot;Must buy!&quot;)" office:value-type="string" office:string-value="It's okay." calcext:value-type="string">
            <text:p>It's okay.</text:p>
          </table:table-cell>
          <table:table-cell table:formula="of:=([.C157]+[.D157])-([.B157]+[.D157])" office:value-type="float" office:value="0" calcext:value-type="float">
            <text:p>0</text:p>
          </table:table-cell>
          <table:table-cell/>
          <table:table-cell table:formula="of:=IF(([.C157]+[.D157]) &gt;= [.B157];&quot;It's okay.&quot;;&quot;Must buy!&quot;)" office:value-type="string" office:string-value="It's okay." calcext:value-type="string">
            <text:p>It's okay.</text:p>
          </table:table-cell>
          <table:table-cell table:formula="of:=[.B157]-([.C157]+[.D157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10379" calcext:value-type="float">
            <text:p>4610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158]+[.D158]) &gt;= ([.C158]+[.D158]);&quot;It's okay.&quot;;&quot;Must buy!&quot;)" office:value-type="string" office:string-value="It's okay." calcext:value-type="string">
            <text:p>It's okay.</text:p>
          </table:table-cell>
          <table:table-cell table:formula="of:=([.C158]+[.D158])-([.B158]+[.D158])" office:value-type="float" office:value="0" calcext:value-type="float">
            <text:p>0</text:p>
          </table:table-cell>
          <table:table-cell/>
          <table:table-cell table:formula="of:=IF(([.C158]+[.D158]) &gt;= [.B158];&quot;It's okay.&quot;;&quot;Must buy!&quot;)" office:value-type="string" office:string-value="It's okay." calcext:value-type="string">
            <text:p>It's okay.</text:p>
          </table:table-cell>
          <table:table-cell table:formula="of:=[.B158]-([.C158]+[.D158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10380" calcext:value-type="float">
            <text:p>46103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IF(([.B159]+[.D159]) &gt;= ([.C159]+[.D159]);&quot;It's okay.&quot;;&quot;Must buy!&quot;)" office:value-type="string" office:string-value="Must buy!" calcext:value-type="string">
            <text:p>Must buy!</text:p>
          </table:table-cell>
          <table:table-cell table:formula="of:=([.C159]+[.D159])-([.B159]+[.D159])" office:value-type="float" office:value="1" calcext:value-type="float">
            <text:p>1</text:p>
          </table:table-cell>
          <table:table-cell/>
          <table:table-cell table:formula="of:=IF(([.C159]+[.D159]) &gt;= [.B159];&quot;It's okay.&quot;;&quot;Must buy!&quot;)" office:value-type="string" office:string-value="It's okay." calcext:value-type="string">
            <text:p>It's okay.</text:p>
          </table:table-cell>
          <table:table-cell table:formula="of:=[.B159]-([.C159]+[.D159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11705" calcext:value-type="float">
            <text:p>46117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table:formula="of:=IF(([.B160]+[.D160]) &gt;= ([.C160]+[.D160]);&quot;It's okay.&quot;;&quot;Must buy!&quot;)" office:value-type="string" office:string-value="Must buy!" calcext:value-type="string">
            <text:p>Must buy!</text:p>
          </table:table-cell>
          <table:table-cell table:formula="of:=([.C160]+[.D160])-([.B160]+[.D160])" office:value-type="float" office:value="4" calcext:value-type="float">
            <text:p>4</text:p>
          </table:table-cell>
          <table:table-cell/>
          <table:table-cell table:formula="of:=IF(([.C160]+[.D160]) &gt;= [.B160];&quot;It's okay.&quot;;&quot;Must buy!&quot;)" office:value-type="string" office:string-value="It's okay." calcext:value-type="string">
            <text:p>It's okay.</text:p>
          </table:table-cell>
          <table:table-cell table:formula="of:=[.B160]-([.C160]+[.D160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614801" calcext:value-type="float">
            <text:p>4614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formula="of:=IF(([.B161]+[.D161]) &gt;= ([.C161]+[.D161]);&quot;It's okay.&quot;;&quot;Must buy!&quot;)" office:value-type="string" office:string-value="It's okay." calcext:value-type="string">
            <text:p>It's okay.</text:p>
          </table:table-cell>
          <table:table-cell table:formula="of:=([.C161]+[.D161])-([.B161]+[.D161])" office:value-type="float" office:value="0" calcext:value-type="float">
            <text:p>0</text:p>
          </table:table-cell>
          <table:table-cell/>
          <table:table-cell table:formula="of:=IF(([.C161]+[.D161]) &gt;= [.B161];&quot;It's okay.&quot;;&quot;Must buy!&quot;)" office:value-type="string" office:string-value="It's okay." calcext:value-type="string">
            <text:p>It's okay.</text:p>
          </table:table-cell>
          <table:table-cell table:formula="of:=[.B161]-([.C161]+[.D161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624645" calcext:value-type="float">
            <text:p>4624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162]+[.D162]) &gt;= ([.C162]+[.D162]);&quot;It's okay.&quot;;&quot;Must buy!&quot;)" office:value-type="string" office:string-value="It's okay." calcext:value-type="string">
            <text:p>It's okay.</text:p>
          </table:table-cell>
          <table:table-cell table:formula="of:=([.C162]+[.D162])-([.B162]+[.D162])" office:value-type="float" office:value="0" calcext:value-type="float">
            <text:p>0</text:p>
          </table:table-cell>
          <table:table-cell/>
          <table:table-cell table:formula="of:=IF(([.C162]+[.D162]) &gt;= [.B162];&quot;It's okay.&quot;;&quot;Must buy!&quot;)" office:value-type="string" office:string-value="It's okay." calcext:value-type="string">
            <text:p>It's okay.</text:p>
          </table:table-cell>
          <table:table-cell table:formula="of:=[.B162]-([.C162]+[.D162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29920" calcext:value-type="float">
            <text:p>4629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63]+[.D163]) &gt;= ([.C163]+[.D163]);&quot;It's okay.&quot;;&quot;Must buy!&quot;)" office:value-type="string" office:string-value="It's okay." calcext:value-type="string">
            <text:p>It's okay.</text:p>
          </table:table-cell>
          <table:table-cell table:formula="of:=([.C163]+[.D163])-([.B163]+[.D163])" office:value-type="float" office:value="0" calcext:value-type="float">
            <text:p>0</text:p>
          </table:table-cell>
          <table:table-cell/>
          <table:table-cell table:formula="of:=IF(([.C163]+[.D163]) &gt;= [.B163];&quot;It's okay.&quot;;&quot;Must buy!&quot;)" office:value-type="string" office:string-value="It's okay." calcext:value-type="string">
            <text:p>It's okay.</text:p>
          </table:table-cell>
          <table:table-cell table:formula="of:=[.B163]-([.C163]+[.D16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29921" calcext:value-type="float">
            <text:p>46299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64]+[.D164]) &gt;= ([.C164]+[.D164]);&quot;It's okay.&quot;;&quot;Must buy!&quot;)" office:value-type="string" office:string-value="It's okay." calcext:value-type="string">
            <text:p>It's okay.</text:p>
          </table:table-cell>
          <table:table-cell table:formula="of:=([.C164]+[.D164])-([.B164]+[.D164])" office:value-type="float" office:value="-2" calcext:value-type="float">
            <text:p>-2</text:p>
          </table:table-cell>
          <table:table-cell/>
          <table:table-cell table:formula="of:=IF(([.C164]+[.D164]) &gt;= [.B164];&quot;It's okay.&quot;;&quot;Must buy!&quot;)" office:value-type="string" office:string-value="Must buy!" calcext:value-type="string">
            <text:p>Must buy!</text:p>
          </table:table-cell>
          <table:table-cell table:formula="of:=[.B164]-([.C164]+[.D16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30114" calcext:value-type="float">
            <text:p>46301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65]+[.D165]) &gt;= ([.C165]+[.D165]);&quot;It's okay.&quot;;&quot;Must buy!&quot;)" office:value-type="string" office:string-value="It's okay." calcext:value-type="string">
            <text:p>It's okay.</text:p>
          </table:table-cell>
          <table:table-cell table:formula="of:=([.C165]+[.D165])-([.B165]+[.D165])" office:value-type="float" office:value="-2" calcext:value-type="float">
            <text:p>-2</text:p>
          </table:table-cell>
          <table:table-cell/>
          <table:table-cell table:formula="of:=IF(([.C165]+[.D165]) &gt;= [.B165];&quot;It's okay.&quot;;&quot;Must buy!&quot;)" office:value-type="string" office:string-value="Must buy!" calcext:value-type="string">
            <text:p>Must buy!</text:p>
          </table:table-cell>
          <table:table-cell table:formula="of:=[.B165]-([.C165]+[.D16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31648" calcext:value-type="float">
            <text:p>463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formula="of:=IF(([.B166]+[.D166]) &gt;= ([.C166]+[.D166]);&quot;It's okay.&quot;;&quot;Must buy!&quot;)" office:value-type="string" office:string-value="It's okay." calcext:value-type="string">
            <text:p>It's okay.</text:p>
          </table:table-cell>
          <table:table-cell table:formula="of:=([.C166]+[.D166])-([.B166]+[.D166])" office:value-type="float" office:value="0" calcext:value-type="float">
            <text:p>0</text:p>
          </table:table-cell>
          <table:table-cell/>
          <table:table-cell table:formula="of:=IF(([.C166]+[.D166]) &gt;= [.B166];&quot;It's okay.&quot;;&quot;Must buy!&quot;)" office:value-type="string" office:string-value="It's okay." calcext:value-type="string">
            <text:p>It's okay.</text:p>
          </table:table-cell>
          <table:table-cell table:formula="of:=[.B166]-([.C166]+[.D166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634091" calcext:value-type="float">
            <text:p>4634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9" table:formula="of:=IF(([.B167]+[.D167]) &gt;= ([.C167]+[.D167]);&quot;It's okay.&quot;;&quot;Must buy!&quot;)" office:value-type="string" office:string-value="Must buy!" calcext:value-type="string">
            <text:p>Must buy!</text:p>
          </table:table-cell>
          <table:table-cell table:formula="of:=([.C167]+[.D167])-([.B167]+[.D167])" office:value-type="float" office:value="2" calcext:value-type="float">
            <text:p>2</text:p>
          </table:table-cell>
          <table:table-cell/>
          <table:table-cell table:formula="of:=IF(([.C167]+[.D167]) &gt;= [.B167];&quot;It's okay.&quot;;&quot;Must buy!&quot;)" office:value-type="string" office:string-value="It's okay." calcext:value-type="string">
            <text:p>It's okay.</text:p>
          </table:table-cell>
          <table:table-cell table:formula="of:=[.B167]-([.C167]+[.D167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639695" calcext:value-type="float">
            <text:p>4639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68]+[.D168]) &gt;= ([.C168]+[.D168]);&quot;It's okay.&quot;;&quot;Must buy!&quot;)" office:value-type="string" office:string-value="It's okay." calcext:value-type="string">
            <text:p>It's okay.</text:p>
          </table:table-cell>
          <table:table-cell table:formula="of:=([.C168]+[.D168])-([.B168]+[.D168])" office:value-type="float" office:value="0" calcext:value-type="float">
            <text:p>0</text:p>
          </table:table-cell>
          <table:table-cell/>
          <table:table-cell table:formula="of:=IF(([.C168]+[.D168]) &gt;= [.B168];&quot;It's okay.&quot;;&quot;Must buy!&quot;)" office:value-type="string" office:string-value="It's okay." calcext:value-type="string">
            <text:p>It's okay.</text:p>
          </table:table-cell>
          <table:table-cell table:formula="of:=[.B168]-([.C168]+[.D168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40536" calcext:value-type="float">
            <text:p>46405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69]+[.D169]) &gt;= ([.C169]+[.D169]);&quot;It's okay.&quot;;&quot;Must buy!&quot;)" office:value-type="string" office:string-value="Must buy!" calcext:value-type="string">
            <text:p>Must buy!</text:p>
          </table:table-cell>
          <table:table-cell table:formula="of:=([.C169]+[.D169])-([.B169]+[.D169])" office:value-type="float" office:value="4" calcext:value-type="float">
            <text:p>4</text:p>
          </table:table-cell>
          <table:table-cell/>
          <table:table-cell table:formula="of:=IF(([.C169]+[.D169]) &gt;= [.B169];&quot;It's okay.&quot;;&quot;Must buy!&quot;)" office:value-type="string" office:string-value="It's okay." calcext:value-type="string">
            <text:p>It's okay.</text:p>
          </table:table-cell>
          <table:table-cell table:formula="of:=[.B169]-([.C169]+[.D169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645732" calcext:value-type="float">
            <text:p>46457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70]+[.D170]) &gt;= ([.C170]+[.D170]);&quot;It's okay.&quot;;&quot;Must buy!&quot;)" office:value-type="string" office:string-value="It's okay." calcext:value-type="string">
            <text:p>It's okay.</text:p>
          </table:table-cell>
          <table:table-cell table:formula="of:=([.C170]+[.D170])-([.B170]+[.D170])" office:value-type="float" office:value="-8" calcext:value-type="float">
            <text:p>-8</text:p>
          </table:table-cell>
          <table:table-cell/>
          <table:table-cell table:formula="of:=IF(([.C170]+[.D170]) &gt;= [.B170];&quot;It's okay.&quot;;&quot;Must buy!&quot;)" office:value-type="string" office:string-value="Must buy!" calcext:value-type="string">
            <text:p>Must buy!</text:p>
          </table:table-cell>
          <table:table-cell table:formula="of:=[.B170]-([.C170]+[.D17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646864" calcext:value-type="float">
            <text:p>4646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table:formula="of:=IF(([.B171]+[.D171]) &gt;= ([.C171]+[.D171]);&quot;It's okay.&quot;;&quot;Must buy!&quot;)" office:value-type="string" office:string-value="It's okay." calcext:value-type="string">
            <text:p>It's okay.</text:p>
          </table:table-cell>
          <table:table-cell table:formula="of:=([.C171]+[.D171])-([.B171]+[.D171])" office:value-type="float" office:value="0" calcext:value-type="float">
            <text:p>0</text:p>
          </table:table-cell>
          <table:table-cell/>
          <table:table-cell table:formula="of:=IF(([.C171]+[.D171]) &gt;= [.B171];&quot;It's okay.&quot;;&quot;Must buy!&quot;)" office:value-type="string" office:string-value="It's okay." calcext:value-type="string">
            <text:p>It's okay.</text:p>
          </table:table-cell>
          <table:table-cell table:formula="of:=[.B171]-([.C171]+[.D171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652234" calcext:value-type="float">
            <text:p>4652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table:formula="of:=IF(([.B172]+[.D172]) &gt;= ([.C172]+[.D172]);&quot;It's okay.&quot;;&quot;Must buy!&quot;)" office:value-type="string" office:string-value="It's okay." calcext:value-type="string">
            <text:p>It's okay.</text:p>
          </table:table-cell>
          <table:table-cell table:formula="of:=([.C172]+[.D172])-([.B172]+[.D172])" office:value-type="float" office:value="0" calcext:value-type="float">
            <text:p>0</text:p>
          </table:table-cell>
          <table:table-cell/>
          <table:table-cell table:formula="of:=IF(([.C172]+[.D172]) &gt;= [.B172];&quot;It's okay.&quot;;&quot;Must buy!&quot;)" office:value-type="string" office:string-value="It's okay." calcext:value-type="string">
            <text:p>It's okay.</text:p>
          </table:table-cell>
          <table:table-cell table:formula="of:=[.B172]-([.C172]+[.D172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652235" calcext:value-type="float">
            <text:p>4652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73]+[.D173]) &gt;= ([.C173]+[.D173]);&quot;It's okay.&quot;;&quot;Must buy!&quot;)" office:value-type="string" office:string-value="Must buy!" calcext:value-type="string">
            <text:p>Must buy!</text:p>
          </table:table-cell>
          <table:table-cell table:formula="of:=([.C173]+[.D173])-([.B173]+[.D173])" office:value-type="float" office:value="2" calcext:value-type="float">
            <text:p>2</text:p>
          </table:table-cell>
          <table:table-cell/>
          <table:table-cell table:formula="of:=IF(([.C173]+[.D173]) &gt;= [.B173];&quot;It's okay.&quot;;&quot;Must buy!&quot;)" office:value-type="string" office:string-value="It's okay." calcext:value-type="string">
            <text:p>It's okay.</text:p>
          </table:table-cell>
          <table:table-cell table:formula="of:=[.B173]-([.C173]+[.D17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52236" calcext:value-type="float">
            <text:p>46522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74]+[.D174]) &gt;= ([.C174]+[.D174]);&quot;It's okay.&quot;;&quot;Must buy!&quot;)" office:value-type="string" office:string-value="Must buy!" calcext:value-type="string">
            <text:p>Must buy!</text:p>
          </table:table-cell>
          <table:table-cell table:formula="of:=([.C174]+[.D174])-([.B174]+[.D174])" office:value-type="float" office:value="2" calcext:value-type="float">
            <text:p>2</text:p>
          </table:table-cell>
          <table:table-cell/>
          <table:table-cell table:formula="of:=IF(([.C174]+[.D174]) &gt;= [.B174];&quot;It's okay.&quot;;&quot;Must buy!&quot;)" office:value-type="string" office:string-value="It's okay." calcext:value-type="string">
            <text:p>It's okay.</text:p>
          </table:table-cell>
          <table:table-cell table:formula="of:=[.B174]-([.C174]+[.D17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54432" calcext:value-type="float">
            <text:p>4654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75]+[.D175]) &gt;= ([.C175]+[.D175]);&quot;It's okay.&quot;;&quot;Must buy!&quot;)" office:value-type="string" office:string-value="It's okay." calcext:value-type="string">
            <text:p>It's okay.</text:p>
          </table:table-cell>
          <table:table-cell table:formula="of:=([.C175]+[.D175])-([.B175]+[.D175])" office:value-type="float" office:value="0" calcext:value-type="float">
            <text:p>0</text:p>
          </table:table-cell>
          <table:table-cell/>
          <table:table-cell table:formula="of:=IF(([.C175]+[.D175]) &gt;= [.B175];&quot;It's okay.&quot;;&quot;Must buy!&quot;)" office:value-type="string" office:string-value="It's okay." calcext:value-type="string">
            <text:p>It's okay.</text:p>
          </table:table-cell>
          <table:table-cell table:formula="of:=[.B175]-([.C175]+[.D175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56205" calcext:value-type="float">
            <text:p>46562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76]+[.D176]) &gt;= ([.C176]+[.D176]);&quot;It's okay.&quot;;&quot;Must buy!&quot;)" office:value-type="string" office:string-value="It's okay." calcext:value-type="string">
            <text:p>It's okay.</text:p>
          </table:table-cell>
          <table:table-cell table:formula="of:=([.C176]+[.D176])-([.B176]+[.D176])" office:value-type="float" office:value="-4" calcext:value-type="float">
            <text:p>-4</text:p>
          </table:table-cell>
          <table:table-cell/>
          <table:table-cell table:formula="of:=IF(([.C176]+[.D176]) &gt;= [.B176];&quot;It's okay.&quot;;&quot;Must buy!&quot;)" office:value-type="string" office:string-value="Must buy!" calcext:value-type="string">
            <text:p>Must buy!</text:p>
          </table:table-cell>
          <table:table-cell table:formula="of:=[.B176]-([.C176]+[.D17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7296" calcext:value-type="float">
            <text:p>46572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77]+[.D177]) &gt;= ([.C177]+[.D177]);&quot;It's okay.&quot;;&quot;Must buy!&quot;)" office:value-type="string" office:string-value="It's okay." calcext:value-type="string">
            <text:p>It's okay.</text:p>
          </table:table-cell>
          <table:table-cell table:formula="of:=([.C177]+[.D177])-([.B177]+[.D177])" office:value-type="float" office:value="-6" calcext:value-type="float">
            <text:p>-6</text:p>
          </table:table-cell>
          <table:table-cell/>
          <table:table-cell table:formula="of:=IF(([.C177]+[.D177]) &gt;= [.B177];&quot;It's okay.&quot;;&quot;Must buy!&quot;)" office:value-type="string" office:string-value="Must buy!" calcext:value-type="string">
            <text:p>Must buy!</text:p>
          </table:table-cell>
          <table:table-cell table:formula="of:=[.B177]-([.C177]+[.D17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66579" calcext:value-type="float">
            <text:p>46665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table:formula="of:=IF(([.B178]+[.D178]) &gt;= ([.C178]+[.D178]);&quot;It's okay.&quot;;&quot;Must buy!&quot;)" office:value-type="string" office:string-value="Must buy!" calcext:value-type="string">
            <text:p>Must buy!</text:p>
          </table:table-cell>
          <table:table-cell table:formula="of:=([.C178]+[.D178])-([.B178]+[.D178])" office:value-type="float" office:value="8" calcext:value-type="float">
            <text:p>8</text:p>
          </table:table-cell>
          <table:table-cell/>
          <table:table-cell table:formula="of:=IF(([.C178]+[.D178]) &gt;= [.B178];&quot;It's okay.&quot;;&quot;Must buy!&quot;)" office:value-type="string" office:string-value="It's okay." calcext:value-type="string">
            <text:p>It's okay.</text:p>
          </table:table-cell>
          <table:table-cell table:formula="of:=[.B178]-([.C178]+[.D178]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666999" calcext:value-type="float">
            <text:p>46669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79]+[.D179]) &gt;= ([.C179]+[.D179]);&quot;It's okay.&quot;;&quot;Must buy!&quot;)" office:value-type="string" office:string-value="It's okay." calcext:value-type="string">
            <text:p>It's okay.</text:p>
          </table:table-cell>
          <table:table-cell table:formula="of:=([.C179]+[.D179])-([.B179]+[.D179])" office:value-type="float" office:value="-3" calcext:value-type="float">
            <text:p>-3</text:p>
          </table:table-cell>
          <table:table-cell/>
          <table:table-cell table:formula="of:=IF(([.C179]+[.D179]) &gt;= [.B179];&quot;It's okay.&quot;;&quot;Must buy!&quot;)" office:value-type="string" office:string-value="Must buy!" calcext:value-type="string">
            <text:p>Must buy!</text:p>
          </table:table-cell>
          <table:table-cell table:formula="of:=[.B179]-([.C179]+[.D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5331" calcext:value-type="float">
            <text:p>6005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80]+[.D180]) &gt;= ([.C180]+[.D180]);&quot;It's okay.&quot;;&quot;Must buy!&quot;)" office:value-type="string" office:string-value="It's okay." calcext:value-type="string">
            <text:p>It's okay.</text:p>
          </table:table-cell>
          <table:table-cell table:formula="of:=([.C180]+[.D180])-([.B180]+[.D180])" office:value-type="float" office:value="0" calcext:value-type="float">
            <text:p>0</text:p>
          </table:table-cell>
          <table:table-cell/>
          <table:table-cell table:formula="of:=IF(([.C180]+[.D180]) &gt;= [.B180];&quot;It's okay.&quot;;&quot;Must buy!&quot;)" office:value-type="string" office:string-value="It's okay." calcext:value-type="string">
            <text:p>It's okay.</text:p>
          </table:table-cell>
          <table:table-cell table:formula="of:=[.B180]-([.C180]+[.D18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05755" calcext:value-type="float">
            <text:p>6005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table:formula="of:=IF(([.B181]+[.D181]) &gt;= ([.C181]+[.D181]);&quot;It's okay.&quot;;&quot;Must buy!&quot;)" office:value-type="string" office:string-value="It's okay." calcext:value-type="string">
            <text:p>It's okay.</text:p>
          </table:table-cell>
          <table:table-cell table:formula="of:=([.C181]+[.D181])-([.B181]+[.D181])" office:value-type="float" office:value="0" calcext:value-type="float">
            <text:p>0</text:p>
          </table:table-cell>
          <table:table-cell/>
          <table:table-cell table:formula="of:=IF(([.C181]+[.D181]) &gt;= [.B181];&quot;It's okay.&quot;;&quot;Must buy!&quot;)" office:value-type="string" office:string-value="It's okay." calcext:value-type="string">
            <text:p>It's okay.</text:p>
          </table:table-cell>
          <table:table-cell table:formula="of:=[.B181]-([.C181]+[.D181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006140" calcext:value-type="float">
            <text:p>60061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table:formula="of:=IF(([.B182]+[.D182]) &gt;= ([.C182]+[.D182]);&quot;It's okay.&quot;;&quot;Must buy!&quot;)" office:value-type="string" office:string-value="It's okay." calcext:value-type="string">
            <text:p>It's okay.</text:p>
          </table:table-cell>
          <table:table-cell table:formula="of:=([.C182]+[.D182])-([.B182]+[.D182])" office:value-type="float" office:value="-6" calcext:value-type="float">
            <text:p>-6</text:p>
          </table:table-cell>
          <table:table-cell/>
          <table:table-cell table:formula="of:=IF(([.C182]+[.D182]) &gt;= [.B182];&quot;It's okay.&quot;;&quot;Must buy!&quot;)" office:value-type="string" office:string-value="It's okay." calcext:value-type="string">
            <text:p>It's okay.</text:p>
          </table:table-cell>
          <table:table-cell table:formula="of:=[.B182]-([.C182]+[.D1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7973" calcext:value-type="float">
            <text:p>60079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83]+[.D183]) &gt;= ([.C183]+[.D183]);&quot;It's okay.&quot;;&quot;Must buy!&quot;)" office:value-type="string" office:string-value="Must buy!" calcext:value-type="string">
            <text:p>Must buy!</text:p>
          </table:table-cell>
          <table:table-cell table:formula="of:=([.C183]+[.D183])-([.B183]+[.D183])" office:value-type="float" office:value="4" calcext:value-type="float">
            <text:p>4</text:p>
          </table:table-cell>
          <table:table-cell/>
          <table:table-cell table:formula="of:=IF(([.C183]+[.D183]) &gt;= [.B183];&quot;It's okay.&quot;;&quot;Must buy!&quot;)" office:value-type="string" office:string-value="It's okay." calcext:value-type="string">
            <text:p>It's okay.</text:p>
          </table:table-cell>
          <table:table-cell table:formula="of:=[.B183]-([.C183]+[.D183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008472" calcext:value-type="float">
            <text:p>60084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84]+[.D184]) &gt;= ([.C184]+[.D184]);&quot;It's okay.&quot;;&quot;Must buy!&quot;)" office:value-type="string" office:string-value="Must buy!" calcext:value-type="string">
            <text:p>Must buy!</text:p>
          </table:table-cell>
          <table:table-cell table:formula="of:=([.C184]+[.D184])-([.B184]+[.D184])" office:value-type="float" office:value="1" calcext:value-type="float">
            <text:p>1</text:p>
          </table:table-cell>
          <table:table-cell/>
          <table:table-cell table:formula="of:=IF(([.C184]+[.D184]) &gt;= [.B184];&quot;It's okay.&quot;;&quot;Must buy!&quot;)" office:value-type="string" office:string-value="It's okay." calcext:value-type="string">
            <text:p>It's okay.</text:p>
          </table:table-cell>
          <table:table-cell table:formula="of:=[.B184]-([.C184]+[.D18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08527" calcext:value-type="float">
            <text:p>60085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85]+[.D185]) &gt;= ([.C185]+[.D185]);&quot;It's okay.&quot;;&quot;Must buy!&quot;)" office:value-type="string" office:string-value="Must buy!" calcext:value-type="string">
            <text:p>Must buy!</text:p>
          </table:table-cell>
          <table:table-cell table:formula="of:=([.C185]+[.D185])-([.B185]+[.D185])" office:value-type="float" office:value="2" calcext:value-type="float">
            <text:p>2</text:p>
          </table:table-cell>
          <table:table-cell/>
          <table:table-cell table:formula="of:=IF(([.C185]+[.D185]) &gt;= [.B185];&quot;It's okay.&quot;;&quot;Must buy!&quot;)" office:value-type="string" office:string-value="It's okay." calcext:value-type="string">
            <text:p>It's okay.</text:p>
          </table:table-cell>
          <table:table-cell table:formula="of:=[.B185]-([.C185]+[.D185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08577" calcext:value-type="float">
            <text:p>6008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86]+[.D186]) &gt;= ([.C186]+[.D186]);&quot;It's okay.&quot;;&quot;Must buy!&quot;)" office:value-type="string" office:string-value="It's okay." calcext:value-type="string">
            <text:p>It's okay.</text:p>
          </table:table-cell>
          <table:table-cell table:formula="of:=([.C186]+[.D186])-([.B186]+[.D186])" office:value-type="float" office:value="0" calcext:value-type="float">
            <text:p>0</text:p>
          </table:table-cell>
          <table:table-cell/>
          <table:table-cell table:formula="of:=IF(([.C186]+[.D186]) &gt;= [.B186];&quot;It's okay.&quot;;&quot;Must buy!&quot;)" office:value-type="string" office:string-value="It's okay." calcext:value-type="string">
            <text:p>It's okay.</text:p>
          </table:table-cell>
          <table:table-cell table:formula="of:=[.B186]-([.C186]+[.D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8916" calcext:value-type="float">
            <text:p>60089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87]+[.D187]) &gt;= ([.C187]+[.D187]);&quot;It's okay.&quot;;&quot;Must buy!&quot;)" office:value-type="string" office:string-value="Must buy!" calcext:value-type="string">
            <text:p>Must buy!</text:p>
          </table:table-cell>
          <table:table-cell table:formula="of:=([.C187]+[.D187])-([.B187]+[.D187])" office:value-type="float" office:value="1" calcext:value-type="float">
            <text:p>1</text:p>
          </table:table-cell>
          <table:table-cell/>
          <table:table-cell table:formula="of:=IF(([.C187]+[.D187]) &gt;= [.B187];&quot;It's okay.&quot;;&quot;Must buy!&quot;)" office:value-type="string" office:string-value="It's okay." calcext:value-type="string">
            <text:p>It's okay.</text:p>
          </table:table-cell>
          <table:table-cell table:formula="of:=[.B187]-([.C187]+[.D18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08919" calcext:value-type="float">
            <text:p>60089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88]+[.D188]) &gt;= ([.C188]+[.D188]);&quot;It's okay.&quot;;&quot;Must buy!&quot;)" office:value-type="string" office:string-value="It's okay." calcext:value-type="string">
            <text:p>It's okay.</text:p>
          </table:table-cell>
          <table:table-cell table:formula="of:=([.C188]+[.D188])-([.B188]+[.D188])" office:value-type="float" office:value="0" calcext:value-type="float">
            <text:p>0</text:p>
          </table:table-cell>
          <table:table-cell/>
          <table:table-cell table:formula="of:=IF(([.C188]+[.D188]) &gt;= [.B188];&quot;It's okay.&quot;;&quot;Must buy!&quot;)" office:value-type="string" office:string-value="It's okay." calcext:value-type="string">
            <text:p>It's okay.</text:p>
          </table:table-cell>
          <table:table-cell table:formula="of:=[.B188]-([.C188]+[.D1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8924" calcext:value-type="float">
            <text:p>6008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89]+[.D189]) &gt;= ([.C189]+[.D189]);&quot;It's okay.&quot;;&quot;Must buy!&quot;)" office:value-type="string" office:string-value="Must buy!" calcext:value-type="string">
            <text:p>Must buy!</text:p>
          </table:table-cell>
          <table:table-cell table:formula="of:=([.C189]+[.D189])-([.B189]+[.D189])" office:value-type="float" office:value="1" calcext:value-type="float">
            <text:p>1</text:p>
          </table:table-cell>
          <table:table-cell/>
          <table:table-cell table:formula="of:=IF(([.C189]+[.D189]) &gt;= [.B189];&quot;It's okay.&quot;;&quot;Must buy!&quot;)" office:value-type="string" office:string-value="It's okay." calcext:value-type="string">
            <text:p>It's okay.</text:p>
          </table:table-cell>
          <table:table-cell table:formula="of:=[.B189]-([.C189]+[.D18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09019" calcext:value-type="float">
            <text:p>60090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table:formula="of:=IF(([.B190]+[.D190]) &gt;= ([.C190]+[.D190]);&quot;It's okay.&quot;;&quot;Must buy!&quot;)" office:value-type="string" office:string-value="Must buy!" calcext:value-type="string">
            <text:p>Must buy!</text:p>
          </table:table-cell>
          <table:table-cell table:formula="of:=([.C190]+[.D190])-([.B190]+[.D190])" office:value-type="float" office:value="4" calcext:value-type="float">
            <text:p>4</text:p>
          </table:table-cell>
          <table:table-cell/>
          <table:table-cell table:formula="of:=IF(([.C190]+[.D190]) &gt;= [.B190];&quot;It's okay.&quot;;&quot;Must buy!&quot;)" office:value-type="string" office:string-value="It's okay." calcext:value-type="string">
            <text:p>It's okay.</text:p>
          </table:table-cell>
          <table:table-cell table:formula="of:=[.B190]-([.C190]+[.D190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6009430" calcext:value-type="float">
            <text:p>60094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91]+[.D191]) &gt;= ([.C191]+[.D191]);&quot;It's okay.&quot;;&quot;Must buy!&quot;)" office:value-type="string" office:string-value="It's okay." calcext:value-type="string">
            <text:p>It's okay.</text:p>
          </table:table-cell>
          <table:table-cell table:formula="of:=([.C191]+[.D191])-([.B191]+[.D191])" office:value-type="float" office:value="0" calcext:value-type="float">
            <text:p>0</text:p>
          </table:table-cell>
          <table:table-cell/>
          <table:table-cell table:formula="of:=IF(([.C191]+[.D191]) &gt;= [.B191];&quot;It's okay.&quot;;&quot;Must buy!&quot;)" office:value-type="string" office:string-value="It's okay." calcext:value-type="string">
            <text:p>It's okay.</text:p>
          </table:table-cell>
          <table:table-cell table:formula="of:=[.B191]-([.C191]+[.D1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9811" calcext:value-type="float">
            <text:p>60098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92]+[.D192]) &gt;= ([.C192]+[.D192]);&quot;It's okay.&quot;;&quot;Must buy!&quot;)" office:value-type="string" office:string-value="It's okay." calcext:value-type="string">
            <text:p>It's okay.</text:p>
          </table:table-cell>
          <table:table-cell table:formula="of:=([.C192]+[.D192])-([.B192]+[.D192])" office:value-type="float" office:value="-1" calcext:value-type="float">
            <text:p>-1</text:p>
          </table:table-cell>
          <table:table-cell/>
          <table:table-cell table:formula="of:=IF(([.C192]+[.D192]) &gt;= [.B192];&quot;It's okay.&quot;;&quot;Must buy!&quot;)" office:value-type="string" office:string-value="Must buy!" calcext:value-type="string">
            <text:p>Must buy!</text:p>
          </table:table-cell>
          <table:table-cell table:formula="of:=[.B192]-([.C192]+[.D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9996" calcext:value-type="float">
            <text:p>600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93]+[.D193]) &gt;= ([.C193]+[.D193]);&quot;It's okay.&quot;;&quot;Must buy!&quot;)" office:value-type="string" office:string-value="It's okay." calcext:value-type="string">
            <text:p>It's okay.</text:p>
          </table:table-cell>
          <table:table-cell table:formula="of:=([.C193]+[.D193])-([.B193]+[.D193])" office:value-type="float" office:value="0" calcext:value-type="float">
            <text:p>0</text:p>
          </table:table-cell>
          <table:table-cell/>
          <table:table-cell table:formula="of:=IF(([.C193]+[.D193]) &gt;= [.B193];&quot;It's okay.&quot;;&quot;Must buy!&quot;)" office:value-type="string" office:string-value="It's okay." calcext:value-type="string">
            <text:p>It's okay.</text:p>
          </table:table-cell>
          <table:table-cell table:formula="of:=[.B193]-([.C193]+[.D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2451" calcext:value-type="float">
            <text:p>60124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194]+[.D194]) &gt;= ([.C194]+[.D194]);&quot;It's okay.&quot;;&quot;Must buy!&quot;)" office:value-type="string" office:string-value="Must buy!" calcext:value-type="string">
            <text:p>Must buy!</text:p>
          </table:table-cell>
          <table:table-cell table:formula="of:=([.C194]+[.D194])-([.B194]+[.D194])" office:value-type="float" office:value="4" calcext:value-type="float">
            <text:p>4</text:p>
          </table:table-cell>
          <table:table-cell/>
          <table:table-cell table:formula="of:=IF(([.C194]+[.D194]) &gt;= [.B194];&quot;It's okay.&quot;;&quot;Must buy!&quot;)" office:value-type="string" office:string-value="It's okay." calcext:value-type="string">
            <text:p>It's okay.</text:p>
          </table:table-cell>
          <table:table-cell table:formula="of:=[.B194]-([.C194]+[.D194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012820" calcext:value-type="float">
            <text:p>60128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195]+[.D195]) &gt;= ([.C195]+[.D195]);&quot;It's okay.&quot;;&quot;Must buy!&quot;)" office:value-type="string" office:string-value="Must buy!" calcext:value-type="string">
            <text:p>Must buy!</text:p>
          </table:table-cell>
          <table:table-cell table:formula="of:=([.C195]+[.D195])-([.B195]+[.D195])" office:value-type="float" office:value="1" calcext:value-type="float">
            <text:p>1</text:p>
          </table:table-cell>
          <table:table-cell/>
          <table:table-cell table:formula="of:=IF(([.C195]+[.D195]) &gt;= [.B195];&quot;It's okay.&quot;;&quot;Must buy!&quot;)" office:value-type="string" office:string-value="It's okay." calcext:value-type="string">
            <text:p>It's okay.</text:p>
          </table:table-cell>
          <table:table-cell table:formula="of:=[.B195]-([.C195]+[.D195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13936" calcext:value-type="float">
            <text:p>60139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96]+[.D196]) &gt;= ([.C196]+[.D196]);&quot;It's okay.&quot;;&quot;Must buy!&quot;)" office:value-type="string" office:string-value="It's okay." calcext:value-type="string">
            <text:p>It's okay.</text:p>
          </table:table-cell>
          <table:table-cell table:formula="of:=([.C196]+[.D196])-([.B196]+[.D196])" office:value-type="float" office:value="-4" calcext:value-type="float">
            <text:p>-4</text:p>
          </table:table-cell>
          <table:table-cell/>
          <table:table-cell table:formula="of:=IF(([.C196]+[.D196]) &gt;= [.B196];&quot;It's okay.&quot;;&quot;Must buy!&quot;)" office:value-type="string" office:string-value="Must buy!" calcext:value-type="string">
            <text:p>Must buy!</text:p>
          </table:table-cell>
          <table:table-cell table:formula="of:=[.B196]-([.C196]+[.D19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13938" calcext:value-type="float">
            <text:p>6013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table:formula="of:=IF(([.B197]+[.D197]) &gt;= ([.C197]+[.D197]);&quot;It's okay.&quot;;&quot;Must buy!&quot;)" office:value-type="string" office:string-value="It's okay." calcext:value-type="string">
            <text:p>It's okay.</text:p>
          </table:table-cell>
          <table:table-cell table:formula="of:=([.C197]+[.D197])-([.B197]+[.D197])" office:value-type="float" office:value="0" calcext:value-type="float">
            <text:p>0</text:p>
          </table:table-cell>
          <table:table-cell/>
          <table:table-cell table:formula="of:=IF(([.C197]+[.D197]) &gt;= [.B197];&quot;It's okay.&quot;;&quot;Must buy!&quot;)" office:value-type="string" office:string-value="It's okay." calcext:value-type="string">
            <text:p>It's okay.</text:p>
          </table:table-cell>
          <table:table-cell table:formula="of:=[.B197]-([.C197]+[.D197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014051" calcext:value-type="float">
            <text:p>60140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198]+[.D198]) &gt;= ([.C198]+[.D198]);&quot;It's okay.&quot;;&quot;Must buy!&quot;)" office:value-type="string" office:string-value="It's okay." calcext:value-type="string">
            <text:p>It's okay.</text:p>
          </table:table-cell>
          <table:table-cell table:formula="of:=([.C198]+[.D198])-([.B198]+[.D198])" office:value-type="float" office:value="-1" calcext:value-type="float">
            <text:p>-1</text:p>
          </table:table-cell>
          <table:table-cell/>
          <table:table-cell table:formula="of:=IF(([.C198]+[.D198]) &gt;= [.B198];&quot;It's okay.&quot;;&quot;Must buy!&quot;)" office:value-type="string" office:string-value="Must buy!" calcext:value-type="string">
            <text:p>Must buy!</text:p>
          </table:table-cell>
          <table:table-cell table:formula="of:=[.B198]-([.C198]+[.D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4648" calcext:value-type="float">
            <text:p>601464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table:formula="of:=IF(([.B199]+[.D199]) &gt;= ([.C199]+[.D199]);&quot;It's okay.&quot;;&quot;Must buy!&quot;)" office:value-type="string" office:string-value="Must buy!" calcext:value-type="string">
            <text:p>Must buy!</text:p>
          </table:table-cell>
          <table:table-cell table:formula="of:=([.C199]+[.D199])-([.B199]+[.D199])" office:value-type="float" office:value="54" calcext:value-type="float">
            <text:p>54</text:p>
          </table:table-cell>
          <table:table-cell/>
          <table:table-cell table:formula="of:=IF(([.C199]+[.D199]) &gt;= [.B199];&quot;It's okay.&quot;;&quot;Must buy!&quot;)" office:value-type="string" office:string-value="It's okay." calcext:value-type="string">
            <text:p>It's okay.</text:p>
          </table:table-cell>
          <table:table-cell table:formula="of:=[.B199]-([.C199]+[.D199])"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6015596" calcext:value-type="float">
            <text:p>60155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200]+[.D200]) &gt;= ([.C200]+[.D200]);&quot;It's okay.&quot;;&quot;Must buy!&quot;)" office:value-type="string" office:string-value="It's okay." calcext:value-type="string">
            <text:p>It's okay.</text:p>
          </table:table-cell>
          <table:table-cell table:formula="of:=([.C200]+[.D200])-([.B200]+[.D200])" office:value-type="float" office:value="-1" calcext:value-type="float">
            <text:p>-1</text:p>
          </table:table-cell>
          <table:table-cell/>
          <table:table-cell table:formula="of:=IF(([.C200]+[.D200]) &gt;= [.B200];&quot;It's okay.&quot;;&quot;Must buy!&quot;)" office:value-type="string" office:string-value="Must buy!" calcext:value-type="string">
            <text:p>Must buy!</text:p>
          </table:table-cell>
          <table:table-cell table:formula="of:=[.B200]-([.C200]+[.D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5597" calcext:value-type="float">
            <text:p>60155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201]+[.D201]) &gt;= ([.C201]+[.D201]);&quot;It's okay.&quot;;&quot;Must buy!&quot;)" office:value-type="string" office:string-value="It's okay." calcext:value-type="string">
            <text:p>It's okay.</text:p>
          </table:table-cell>
          <table:table-cell table:formula="of:=([.C201]+[.D201])-([.B201]+[.D201])" office:value-type="float" office:value="-1" calcext:value-type="float">
            <text:p>-1</text:p>
          </table:table-cell>
          <table:table-cell/>
          <table:table-cell table:formula="of:=IF(([.C201]+[.D201]) &gt;= [.B201];&quot;It's okay.&quot;;&quot;Must buy!&quot;)" office:value-type="string" office:string-value="Must buy!" calcext:value-type="string">
            <text:p>Must buy!</text:p>
          </table:table-cell>
          <table:table-cell table:formula="of:=[.B201]-([.C201]+[.D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2750" calcext:value-type="float">
            <text:p>6022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202]+[.D202]) &gt;= ([.C202]+[.D202]);&quot;It's okay.&quot;;&quot;Must buy!&quot;)" office:value-type="string" office:string-value="It's okay." calcext:value-type="string">
            <text:p>It's okay.</text:p>
          </table:table-cell>
          <table:table-cell table:formula="of:=([.C202]+[.D202])-([.B202]+[.D202])" office:value-type="float" office:value="0" calcext:value-type="float">
            <text:p>0</text:p>
          </table:table-cell>
          <table:table-cell/>
          <table:table-cell table:formula="of:=IF(([.C202]+[.D202]) &gt;= [.B202];&quot;It's okay.&quot;;&quot;Must buy!&quot;)" office:value-type="string" office:string-value="It's okay." calcext:value-type="string">
            <text:p>It's okay.</text:p>
          </table:table-cell>
          <table:table-cell table:formula="of:=[.B202]-([.C202]+[.D202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22752" calcext:value-type="float">
            <text:p>6022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203]+[.D203]) &gt;= ([.C203]+[.D203]);&quot;It's okay.&quot;;&quot;Must buy!&quot;)" office:value-type="string" office:string-value="It's okay." calcext:value-type="string">
            <text:p>It's okay.</text:p>
          </table:table-cell>
          <table:table-cell table:formula="of:=([.C203]+[.D203])-([.B203]+[.D203])" office:value-type="float" office:value="0" calcext:value-type="float">
            <text:p>0</text:p>
          </table:table-cell>
          <table:table-cell/>
          <table:table-cell table:formula="of:=IF(([.C203]+[.D203]) &gt;= [.B203];&quot;It's okay.&quot;;&quot;Must buy!&quot;)" office:value-type="string" office:string-value="It's okay." calcext:value-type="string">
            <text:p>It's okay.</text:p>
          </table:table-cell>
          <table:table-cell table:formula="of:=[.B203]-([.C203]+[.D20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23956" calcext:value-type="float">
            <text:p>6023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204]+[.D204]) &gt;= ([.C204]+[.D204]);&quot;It's okay.&quot;;&quot;Must buy!&quot;)" office:value-type="string" office:string-value="Must buy!" calcext:value-type="string">
            <text:p>Must buy!</text:p>
          </table:table-cell>
          <table:table-cell table:formula="of:=([.C204]+[.D204])-([.B204]+[.D204])" office:value-type="float" office:value="1" calcext:value-type="float">
            <text:p>1</text:p>
          </table:table-cell>
          <table:table-cell/>
          <table:table-cell table:formula="of:=IF(([.C204]+[.D204]) &gt;= [.B204];&quot;It's okay.&quot;;&quot;Must buy!&quot;)" office:value-type="string" office:string-value="It's okay." calcext:value-type="string">
            <text:p>It's okay.</text:p>
          </table:table-cell>
          <table:table-cell table:formula="of:=[.B204]-([.C204]+[.D20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24106" calcext:value-type="float">
            <text:p>6024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205]+[.D205]) &gt;= ([.C205]+[.D205]);&quot;It's okay.&quot;;&quot;Must buy!&quot;)" office:value-type="string" office:string-value="It's okay." calcext:value-type="string">
            <text:p>It's okay.</text:p>
          </table:table-cell>
          <table:table-cell table:formula="of:=([.C205]+[.D205])-([.B205]+[.D205])" office:value-type="float" office:value="-1" calcext:value-type="float">
            <text:p>-1</text:p>
          </table:table-cell>
          <table:table-cell/>
          <table:table-cell table:formula="of:=IF(([.C205]+[.D205]) &gt;= [.B205];&quot;It's okay.&quot;;&quot;Must buy!&quot;)" office:value-type="string" office:string-value="Must buy!" calcext:value-type="string">
            <text:p>Must buy!</text:p>
          </table:table-cell>
          <table:table-cell table:formula="of:=[.B205]-([.C205]+[.D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4109" calcext:value-type="float">
            <text:p>6024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206]+[.D206]) &gt;= ([.C206]+[.D206]);&quot;It's okay.&quot;;&quot;Must buy!&quot;)" office:value-type="string" office:string-value="It's okay." calcext:value-type="string">
            <text:p>It's okay.</text:p>
          </table:table-cell>
          <table:table-cell table:formula="of:=([.C206]+[.D206])-([.B206]+[.D206])" office:value-type="float" office:value="-1" calcext:value-type="float">
            <text:p>-1</text:p>
          </table:table-cell>
          <table:table-cell/>
          <table:table-cell table:formula="of:=IF(([.C206]+[.D206]) &gt;= [.B206];&quot;It's okay.&quot;;&quot;Must buy!&quot;)" office:value-type="string" office:string-value="Must buy!" calcext:value-type="string">
            <text:p>Must buy!</text:p>
          </table:table-cell>
          <table:table-cell table:formula="of:=[.B206]-([.C206]+[.D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4581" calcext:value-type="float">
            <text:p>60245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207]+[.D207]) &gt;= ([.C207]+[.D207]);&quot;It's okay.&quot;;&quot;Must buy!&quot;)" office:value-type="string" office:string-value="It's okay." calcext:value-type="string">
            <text:p>It's okay.</text:p>
          </table:table-cell>
          <table:table-cell table:formula="of:=([.C207]+[.D207])-([.B207]+[.D207])" office:value-type="float" office:value="0" calcext:value-type="float">
            <text:p>0</text:p>
          </table:table-cell>
          <table:table-cell/>
          <table:table-cell table:formula="of:=IF(([.C207]+[.D207]) &gt;= [.B207];&quot;It's okay.&quot;;&quot;Must buy!&quot;)" office:value-type="string" office:string-value="It's okay." calcext:value-type="string">
            <text:p>It's okay.</text:p>
          </table:table-cell>
          <table:table-cell table:formula="of:=[.B207]-([.C207]+[.D2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4583" calcext:value-type="float">
            <text:p>60245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208]+[.D208]) &gt;= ([.C208]+[.D208]);&quot;It's okay.&quot;;&quot;Must buy!&quot;)" office:value-type="string" office:string-value="It's okay." calcext:value-type="string">
            <text:p>It's okay.</text:p>
          </table:table-cell>
          <table:table-cell table:formula="of:=([.C208]+[.D208])-([.B208]+[.D208])" office:value-type="float" office:value="0" calcext:value-type="float">
            <text:p>0</text:p>
          </table:table-cell>
          <table:table-cell/>
          <table:table-cell table:formula="of:=IF(([.C208]+[.D208]) &gt;= [.B208];&quot;It's okay.&quot;;&quot;Must buy!&quot;)" office:value-type="string" office:string-value="It's okay." calcext:value-type="string">
            <text:p>It's okay.</text:p>
          </table:table-cell>
          <table:table-cell table:formula="of:=[.B208]-([.C208]+[.D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4585" calcext:value-type="float">
            <text:p>6024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209]+[.D209]) &gt;= ([.C209]+[.D209]);&quot;It's okay.&quot;;&quot;Must buy!&quot;)" office:value-type="string" office:string-value="It's okay." calcext:value-type="string">
            <text:p>It's okay.</text:p>
          </table:table-cell>
          <table:table-cell table:formula="of:=([.C209]+[.D209])-([.B209]+[.D209])" office:value-type="float" office:value="0" calcext:value-type="float">
            <text:p>0</text:p>
          </table:table-cell>
          <table:table-cell/>
          <table:table-cell table:formula="of:=IF(([.C209]+[.D209]) &gt;= [.B209];&quot;It's okay.&quot;;&quot;Must buy!&quot;)" office:value-type="string" office:string-value="It's okay." calcext:value-type="string">
            <text:p>It's okay.</text:p>
          </table:table-cell>
          <table:table-cell table:formula="of:=[.B209]-([.C209]+[.D2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7626" calcext:value-type="float">
            <text:p>602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210]+[.D210]) &gt;= ([.C210]+[.D210]);&quot;It's okay.&quot;;&quot;Must buy!&quot;)" office:value-type="string" office:string-value="It's okay." calcext:value-type="string">
            <text:p>It's okay.</text:p>
          </table:table-cell>
          <table:table-cell table:formula="of:=([.C210]+[.D210])-([.B210]+[.D210])" office:value-type="float" office:value="0" calcext:value-type="float">
            <text:p>0</text:p>
          </table:table-cell>
          <table:table-cell/>
          <table:table-cell table:formula="of:=IF(([.C210]+[.D210]) &gt;= [.B210];&quot;It's okay.&quot;;&quot;Must buy!&quot;)" office:value-type="string" office:string-value="It's okay." calcext:value-type="string">
            <text:p>It's okay.</text:p>
          </table:table-cell>
          <table:table-cell table:formula="of:=[.B210]-([.C210]+[.D21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28041" calcext:value-type="float">
            <text:p>60280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211]+[.D211]) &gt;= ([.C211]+[.D211]);&quot;It's okay.&quot;;&quot;Must buy!&quot;)" office:value-type="string" office:string-value="Must buy!" calcext:value-type="string">
            <text:p>Must buy!</text:p>
          </table:table-cell>
          <table:table-cell table:formula="of:=([.C211]+[.D211])-([.B211]+[.D211])" office:value-type="float" office:value="1" calcext:value-type="float">
            <text:p>1</text:p>
          </table:table-cell>
          <table:table-cell/>
          <table:table-cell table:formula="of:=IF(([.C211]+[.D211]) &gt;= [.B211];&quot;It's okay.&quot;;&quot;Must buy!&quot;)" office:value-type="string" office:string-value="It's okay." calcext:value-type="string">
            <text:p>It's okay.</text:p>
          </table:table-cell>
          <table:table-cell table:formula="of:=[.B211]-([.C211]+[.D21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30286" calcext:value-type="float">
            <text:p>6030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formula="of:=IF(([.B212]+[.D212]) &gt;= ([.C212]+[.D212]);&quot;It's okay.&quot;;&quot;Must buy!&quot;)" office:value-type="string" office:string-value="It's okay." calcext:value-type="string">
            <text:p>It's okay.</text:p>
          </table:table-cell>
          <table:table-cell table:formula="of:=([.C212]+[.D212])-([.B212]+[.D212])" office:value-type="float" office:value="0" calcext:value-type="float">
            <text:p>0</text:p>
          </table:table-cell>
          <table:table-cell/>
          <table:table-cell table:formula="of:=IF(([.C212]+[.D212]) &gt;= [.B212];&quot;It's okay.&quot;;&quot;Must buy!&quot;)" office:value-type="string" office:string-value="It's okay." calcext:value-type="string">
            <text:p>It's okay.</text:p>
          </table:table-cell>
          <table:table-cell table:formula="of:=[.B212]-([.C212]+[.D212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031821" calcext:value-type="float">
            <text:p>60318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9" table:formula="of:=IF(([.B213]+[.D213]) &gt;= ([.C213]+[.D213]);&quot;It's okay.&quot;;&quot;Must buy!&quot;)" office:value-type="string" office:string-value="It's okay." calcext:value-type="string">
            <text:p>It's okay.</text:p>
          </table:table-cell>
          <table:table-cell table:formula="of:=([.C213]+[.D213])-([.B213]+[.D213])" office:value-type="float" office:value="-2" calcext:value-type="float">
            <text:p>-2</text:p>
          </table:table-cell>
          <table:table-cell/>
          <table:table-cell table:formula="of:=IF(([.C213]+[.D213]) &gt;= [.B213];&quot;It's okay.&quot;;&quot;Must buy!&quot;)" office:value-type="string" office:string-value="It's okay." calcext:value-type="string">
            <text:p>It's okay.</text:p>
          </table:table-cell>
          <table:table-cell table:formula="of:=[.B213]-([.C213]+[.D213]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6031916" calcext:value-type="float">
            <text:p>6031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formula="of:=IF(([.B214]+[.D214]) &gt;= ([.C214]+[.D214]);&quot;It's okay.&quot;;&quot;Must buy!&quot;)" office:value-type="string" office:string-value="It's okay." calcext:value-type="string">
            <text:p>It's okay.</text:p>
          </table:table-cell>
          <table:table-cell table:formula="of:=([.C214]+[.D214])-([.B214]+[.D214])" office:value-type="float" office:value="0" calcext:value-type="float">
            <text:p>0</text:p>
          </table:table-cell>
          <table:table-cell/>
          <table:table-cell table:formula="of:=IF(([.C214]+[.D214]) &gt;= [.B214];&quot;It's okay.&quot;;&quot;Must buy!&quot;)" office:value-type="string" office:string-value="It's okay." calcext:value-type="string">
            <text:p>It's okay.</text:p>
          </table:table-cell>
          <table:table-cell table:formula="of:=[.B214]-([.C214]+[.D21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031962" calcext:value-type="float">
            <text:p>60319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215]+[.D215]) &gt;= ([.C215]+[.D215]);&quot;It's okay.&quot;;&quot;Must buy!&quot;)" office:value-type="string" office:string-value="It's okay." calcext:value-type="string">
            <text:p>It's okay.</text:p>
          </table:table-cell>
          <table:table-cell table:formula="of:=([.C215]+[.D215])-([.B215]+[.D215])" office:value-type="float" office:value="-1" calcext:value-type="float">
            <text:p>-1</text:p>
          </table:table-cell>
          <table:table-cell/>
          <table:table-cell table:formula="of:=IF(([.C215]+[.D215]) &gt;= [.B215];&quot;It's okay.&quot;;&quot;Must buy!&quot;)" office:value-type="string" office:string-value="It's okay." calcext:value-type="string">
            <text:p>It's okay.</text:p>
          </table:table-cell>
          <table:table-cell table:formula="of:=[.B215]-([.C215]+[.D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5364" calcext:value-type="float">
            <text:p>6035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9" table:formula="of:=IF(([.B216]+[.D216]) &gt;= ([.C216]+[.D216]);&quot;It's okay.&quot;;&quot;Must buy!&quot;)" office:value-type="string" office:string-value="Must buy!" calcext:value-type="string">
            <text:p>Must buy!</text:p>
          </table:table-cell>
          <table:table-cell table:formula="of:=([.C216]+[.D216])-([.B216]+[.D216])" office:value-type="float" office:value="2" calcext:value-type="float">
            <text:p>2</text:p>
          </table:table-cell>
          <table:table-cell/>
          <table:table-cell table:formula="of:=IF(([.C216]+[.D216]) &gt;= [.B216];&quot;It's okay.&quot;;&quot;Must buy!&quot;)" office:value-type="string" office:string-value="It's okay." calcext:value-type="string">
            <text:p>It's okay.</text:p>
          </table:table-cell>
          <table:table-cell table:formula="of:=[.B216]-([.C216]+[.D216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036424" calcext:value-type="float">
            <text:p>6036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9" table:formula="of:=IF(([.B217]+[.D217]) &gt;= ([.C217]+[.D217]);&quot;It's okay.&quot;;&quot;Must buy!&quot;)" office:value-type="string" office:string-value="It's okay." calcext:value-type="string">
            <text:p>It's okay.</text:p>
          </table:table-cell>
          <table:table-cell table:formula="of:=([.C217]+[.D217])-([.B217]+[.D217])" office:value-type="float" office:value="0" calcext:value-type="float">
            <text:p>0</text:p>
          </table:table-cell>
          <table:table-cell/>
          <table:table-cell table:formula="of:=IF(([.C217]+[.D217]) &gt;= [.B217];&quot;It's okay.&quot;;&quot;Must buy!&quot;)" office:value-type="string" office:string-value="It's okay." calcext:value-type="string">
            <text:p>It's okay.</text:p>
          </table:table-cell>
          <table:table-cell table:formula="of:=[.B217]-([.C217]+[.D217])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6036901" calcext:value-type="float">
            <text:p>603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IF(([.B218]+[.D218]) &gt;= ([.C218]+[.D218]);&quot;It's okay.&quot;;&quot;Must buy!&quot;)" office:value-type="string" office:string-value="It's okay." calcext:value-type="string">
            <text:p>It's okay.</text:p>
          </table:table-cell>
          <table:table-cell table:formula="of:=([.C218]+[.D218])-([.B218]+[.D218])" office:value-type="float" office:value="0" calcext:value-type="float">
            <text:p>0</text:p>
          </table:table-cell>
          <table:table-cell/>
          <table:table-cell table:formula="of:=IF(([.C218]+[.D218]) &gt;= [.B218];&quot;It's okay.&quot;;&quot;Must buy!&quot;)" office:value-type="string" office:string-value="It's okay." calcext:value-type="string">
            <text:p>It's okay.</text:p>
          </table:table-cell>
          <table:table-cell table:formula="of:=[.B218]-([.C218]+[.D2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4636" calcext:value-type="float">
            <text:p>6044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table:formula="of:=IF(([.B219]+[.D219]) &gt;= ([.C219]+[.D219]);&quot;It's okay.&quot;;&quot;Must buy!&quot;)" office:value-type="string" office:string-value="It's okay." calcext:value-type="string">
            <text:p>It's okay.</text:p>
          </table:table-cell>
          <table:table-cell table:formula="of:=([.C219]+[.D219])-([.B219]+[.D219])" office:value-type="float" office:value="0" calcext:value-type="float">
            <text:p>0</text:p>
          </table:table-cell>
          <table:table-cell/>
          <table:table-cell table:formula="of:=IF(([.C219]+[.D219]) &gt;= [.B219];&quot;It's okay.&quot;;&quot;Must buy!&quot;)" office:value-type="string" office:string-value="It's okay." calcext:value-type="string">
            <text:p>It's okay.</text:p>
          </table:table-cell>
          <table:table-cell table:formula="of:=[.B219]-([.C219]+[.D219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44688" calcext:value-type="float">
            <text:p>60446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" table:formula="of:=IF(([.B220]+[.D220]) &gt;= ([.C220]+[.D220]);&quot;It's okay.&quot;;&quot;Must buy!&quot;)" office:value-type="string" office:string-value="It's okay." calcext:value-type="string">
            <text:p>It's okay.</text:p>
          </table:table-cell>
          <table:table-cell table:formula="of:=([.C220]+[.D220])-([.B220]+[.D220])" office:value-type="float" office:value="-2" calcext:value-type="float">
            <text:p>-2</text:p>
          </table:table-cell>
          <table:table-cell/>
          <table:table-cell table:formula="of:=IF(([.C220]+[.D220]) &gt;= [.B220];&quot;It's okay.&quot;;&quot;Must buy!&quot;)" office:value-type="string" office:string-value="Must buy!" calcext:value-type="string">
            <text:p>Must buy!</text:p>
          </table:table-cell>
          <table:table-cell table:formula="of:=[.B220]-([.C220]+[.D22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44729" calcext:value-type="float">
            <text:p>6044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IF(([.B221]+[.D221]) &gt;= ([.C221]+[.D221]);&quot;It's okay.&quot;;&quot;Must buy!&quot;)" office:value-type="string" office:string-value="It's okay." calcext:value-type="string">
            <text:p>It's okay.</text:p>
          </table:table-cell>
          <table:table-cell table:formula="of:=([.C221]+[.D221])-([.B221]+[.D221])" office:value-type="float" office:value="0" calcext:value-type="float">
            <text:p>0</text:p>
          </table:table-cell>
          <table:table-cell/>
          <table:table-cell table:formula="of:=IF(([.C221]+[.D221]) &gt;= [.B221];&quot;It's okay.&quot;;&quot;Must buy!&quot;)" office:value-type="string" office:string-value="It's okay." calcext:value-type="string">
            <text:p>It's okay.</text:p>
          </table:table-cell>
          <table:table-cell table:formula="of:=[.B221]-([.C221]+[.D221])" office:value-type="float" office:value="-1" calcext:value-type="float">
            <text:p>-1</text:p>
          </table:table-cell>
        </table:table-row>
        <table:table-row table:style-name="ro1" table:number-rows-repeated="1048354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'EV3 Combined List'.F1:'EV3 Combined List'.F1048576">
            <calcext:condition calcext:apply-style-name="Alarm!" calcext:value="=&quot;Must buy!&quot;" calcext:base-cell-address="'EV3 Combined List'.F1"/>
            <calcext:condition calcext:apply-style-name="Good." calcext:value="=&quot;It's okay.&quot;" calcext:base-cell-address="'EV3 Combined List'.F1"/>
          </calcext:conditional-format>
          <calcext:conditional-format calcext:target-range-address="'EV3 Combined List'.G1:'EV3 Combined List'.G1048576">
            <calcext:condition calcext:apply-style-name="Fast transparent" calcext:value="=0" calcext:base-cell-address="'EV3 Combined List'.G1"/>
            <calcext:condition calcext:apply-style-name="Fettes Brot" calcext:value="&gt;0" calcext:base-cell-address="'EV3 Combined List'.G1"/>
            <calcext:condition calcext:apply-style-name="Leicht wie Wolken" calcext:value="&lt;0" calcext:base-cell-address="'EV3 Combined List'.G1"/>
          </calcext:conditional-format>
          <calcext:conditional-format calcext:target-range-address="'EV3 Combined List'.J1:'EV3 Combined List'.J1048576">
            <calcext:condition calcext:apply-style-name="Fast transparent" calcext:value="=0" calcext:base-cell-address="'EV3 Combined List'.J1"/>
            <calcext:condition calcext:apply-style-name="Leicht wie Wolken" calcext:value="&lt;0" calcext:base-cell-address="'EV3 Combined List'.J1"/>
            <calcext:condition calcext:apply-style-name="Fettes Brot" calcext:value="&gt;0" calcext:base-cell-address="'EV3 Combined List'.J1"/>
          </calcext:conditional-format>
          <calcext:conditional-format calcext:target-range-address="'EV3 Combined List'.I1:'EV3 Combined List'.I1048576">
            <calcext:condition calcext:apply-style-name="Alarm!" calcext:value="=&quot;Must buy!&quot;" calcext:base-cell-address="'EV3 Combined List'.I1"/>
            <calcext:condition calcext:apply-style-name="Good." calcext:value="=&quot;It's okay.&quot;" calcext:base-cell-address="'EV3 Combined List'.I1"/>
          </calcext:conditional-format>
        </calcext:conditional-formats>
      </table:table>
      <table:table table:name="EV3 Part Names" table:style-name="ta1"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Par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370526" calcext:value-type="float">
            <text:p>370526</text:p>
          </table:table-cell>
          <table:table-cell office:value-type="string" calcext:value-type="string">
            <text:p>Axle, 4-module, black</text:p>
          </table:table-cell>
          <table:table-cell table:number-columns-repeated="1022"/>
        </table:table-row>
        <table:table-row table:style-name="ro1">
          <table:table-cell office:value-type="float" office:value="370626" calcext:value-type="float">
            <text:p>370626</text:p>
          </table:table-cell>
          <table:table-cell office:value-type="string" calcext:value-type="string">
            <text:p>Axle, 6-module, black</text:p>
          </table:table-cell>
          <table:table-cell table:number-columns-repeated="1022"/>
        </table:table-row>
        <table:table-row table:style-name="ro1">
          <table:table-cell office:value-type="float" office:value="370726" calcext:value-type="float">
            <text:p>370726</text:p>
          </table:table-cell>
          <table:table-cell office:value-type="string" calcext:value-type="string">
            <text:p>Axle, 8-module, black</text:p>
          </table:table-cell>
          <table:table-cell table:number-columns-repeated="1022"/>
        </table:table-row>
        <table:table-row table:style-name="ro1">
          <table:table-cell office:value-type="float" office:value="370826" calcext:value-type="float">
            <text:p>370826</text:p>
          </table:table-cell>
          <table:table-cell office:value-type="string" calcext:value-type="string">
            <text:p>Axle, 12-module, black</text:p>
          </table:table-cell>
          <table:table-cell table:number-columns-repeated="1022"/>
        </table:table-row>
        <table:table-row table:style-name="ro1">
          <table:table-cell office:value-type="float" office:value="373726" calcext:value-type="float">
            <text:p>373726</text:p>
          </table:table-cell>
          <table:table-cell office:value-type="string" calcext:value-type="string">
            <text:p>Axle, 10-module, black</text:p>
          </table:table-cell>
          <table:table-cell table:number-columns-repeated="1022"/>
        </table:table-row>
        <table:table-row table:style-name="ro2">
          <table:table-cell office:value-type="float" office:value="4107085" calcext:value-type="float">
            <text:p>4107085</text:p>
          </table:table-cell>
          <table:table-cell office:value-type="string" calcext:value-type="string">
            <text:p>Angular block 1, 0ￂﾺ, black</text:p>
          </table:table-cell>
          <table:table-cell table:number-columns-repeated="1022"/>
        </table:table-row>
        <table:table-row table:style-name="ro2">
          <table:table-cell office:value-type="float" office:value="4107767" calcext:value-type="float">
            <text:p>4107767</text:p>
          </table:table-cell>
          <table:table-cell office:value-type="string" calcext:value-type="string">
            <text:p>Angular block, 6 (90ￂﾺ), black</text:p>
          </table:table-cell>
          <table:table-cell table:number-columns-repeated="1022"/>
        </table:table-row>
        <table:table-row table:style-name="ro2">
          <table:table-cell office:value-type="float" office:value="4107783" calcext:value-type="float">
            <text:p>4107783</text:p>
          </table:table-cell>
          <table:table-cell office:value-type="string" calcext:value-type="string">
            <text:p>Angular block 2, 180ￂﾺ, black</text:p>
          </table:table-cell>
          <table:table-cell table:number-columns-repeated="1022"/>
        </table:table-row>
        <table:table-row table:style-name="ro1">
          <table:table-cell office:value-type="float" office:value="4112282" calcext:value-type="float">
            <text:p>4112282</text:p>
          </table:table-cell>
          <table:table-cell office:value-type="string" calcext:value-type="string">
            <text:p>Angular beam, 4x6-module, black</text:p>
          </table:table-cell>
          <table:table-cell table:number-columns-repeated="1022"/>
        </table:table-row>
        <table:table-row table:style-name="ro1">
          <table:table-cell office:value-type="float" office:value="4121667" calcext:value-type="float">
            <text:p>4121667</text:p>
          </table:table-cell>
          <table:table-cell office:value-type="string" calcext:value-type="string">
            <text:p>Double cross block, 3-module, black</text:p>
          </table:table-cell>
          <table:table-cell table:number-columns-repeated="1022"/>
        </table:table-row>
        <table:table-row table:style-name="ro1">
          <table:table-cell office:value-type="float" office:value="4121715" calcext:value-type="float">
            <text:p>4121715</text:p>
          </table:table-cell>
          <table:table-cell office:value-type="string" calcext:value-type="string">
            <text:p>Connector peg with friction, 2-module, black</text:p>
          </table:table-cell>
          <table:table-cell table:number-columns-repeated="1022"/>
        </table:table-row>
        <table:table-row table:style-name="ro1">
          <table:table-cell office:value-type="float" office:value="4140430" calcext:value-type="float">
            <text:p>4140430</text:p>
          </table:table-cell>
          <table:table-cell office:value-type="string" calcext:value-type="string">
            <text:p>Cross block, 2x2-module, black</text:p>
          </table:table-cell>
          <table:table-cell table:number-columns-repeated="1022"/>
        </table:table-row>
        <table:table-row table:style-name="ro1">
          <table:table-cell office:value-type="float" office:value="4140806" calcext:value-type="float">
            <text:p>4140806</text:p>
          </table:table-cell>
          <table:table-cell office:value-type="string" calcext:value-type="string">
            <text:p>Connector peg with bushing, 3-module, red</text:p>
          </table:table-cell>
          <table:table-cell table:number-columns-repeated="1022"/>
        </table:table-row>
        <table:table-row table:style-name="ro1">
          <table:table-cell office:value-type="float" office:value="4141270" calcext:value-type="float">
            <text:p>4141270</text:p>
          </table:table-cell>
          <table:table-cell office:value-type="string" calcext:value-type="string">
            <text:p>Angular beam, 2x4-module, red</text:p>
          </table:table-cell>
          <table:table-cell table:number-columns-repeated="1022"/>
        </table:table-row>
        <table:table-row table:style-name="ro2">
          <table:table-cell office:value-type="float" office:value="4142236" calcext:value-type="float">
            <text:p>4142236</text:p>
          </table:table-cell>
          <table:table-cell office:value-type="string" calcext:value-type="string">
            <text:p>ￂﾽ beam, 4-module, black</text:p>
          </table:table-cell>
          <table:table-cell table:number-columns-repeated="1022"/>
        </table:table-row>
        <table:table-row table:style-name="ro1">
          <table:table-cell office:value-type="float" office:value="4142822" calcext:value-type="float">
            <text:p>4142822</text:p>
          </table:table-cell>
          <table:table-cell office:value-type="string" calcext:value-type="string">
            <text:p>Beam, 3-module, black</text:p>
          </table:table-cell>
          <table:table-cell table:number-columns-repeated="1022"/>
        </table:table-row>
        <table:table-row table:style-name="ro1">
          <table:table-cell office:value-type="float" office:value="4142865" calcext:value-type="float">
            <text:p>4142865</text:p>
          </table:table-cell>
          <table:table-cell office:value-type="string" calcext:value-type="string">
            <text:p>Axle, 2-module, red</text:p>
          </table:table-cell>
          <table:table-cell table:number-columns-repeated="1022"/>
        </table:table-row>
        <table:table-row table:style-name="ro1">
          <table:table-cell office:value-type="float" office:value="4153707" calcext:value-type="float">
            <text:p>4153707</text:p>
          </table:table-cell>
          <table:table-cell office:value-type="string" calcext:value-type="string">
            <text:p>Beam, 3-module, yellow</text:p>
          </table:table-cell>
          <table:table-cell table:number-columns-repeated="1022"/>
        </table:table-row>
        <table:table-row table:style-name="ro1">
          <table:table-cell office:value-type="float" office:value="4153718" calcext:value-type="float">
            <text:p>4153718</text:p>
          </table:table-cell>
          <table:table-cell office:value-type="string" calcext:value-type="string">
            <text:p>Beam, 3-module, red</text:p>
          </table:table-cell>
          <table:table-cell table:number-columns-repeated="1022"/>
        </table:table-row>
        <table:table-row table:style-name="ro1">
          <table:table-cell office:value-type="float" office:value="4162857" calcext:value-type="float">
            <text:p>4162857</text:p>
          </table:table-cell>
          <table:table-cell office:value-type="string" calcext:value-type="string">
            <text:p>Cross block fork, 2x2-module, black</text:p>
          </table:table-cell>
          <table:table-cell table:number-columns-repeated="1022"/>
        </table:table-row>
        <table:table-row table:style-name="ro1">
          <table:table-cell office:value-type="float" office:value="4173941" calcext:value-type="float">
            <text:p>4173941</text:p>
          </table:table-cell>
          <table:table-cell office:value-type="string" calcext:value-type="string">
            <text:p>Pointer, 3-module, white</text:p>
          </table:table-cell>
          <table:table-cell table:number-columns-repeated="1022"/>
        </table:table-row>
        <table:table-row table:style-name="ro1">
          <table:table-cell office:value-type="float" office:value="4177430" calcext:value-type="float">
            <text:p>4177430</text:p>
          </table:table-cell>
          <table:table-cell office:value-type="string" calcext:value-type="string">
            <text:p>Double bevel gear, 20-tooth, black</text:p>
          </table:table-cell>
          <table:table-cell table:number-columns-repeated="1022"/>
        </table:table-row>
        <table:table-row table:style-name="ro1">
          <table:table-cell office:value-type="float" office:value="4177431" calcext:value-type="float">
            <text:p>4177431</text:p>
          </table:table-cell>
          <table:table-cell office:value-type="string" calcext:value-type="string">
            <text:p>Double bevel gear, 12-tooth, black</text:p>
          </table:table-cell>
          <table:table-cell table:number-columns-repeated="1022"/>
        </table:table-row>
        <table:table-row table:style-name="ro1">
          <table:table-cell office:value-type="float" office:value="4198367" calcext:value-type="float">
            <text:p>4198367</text:p>
          </table:table-cell>
          <table:table-cell office:value-type="string" calcext:value-type="string">
            <text:p>Rubber beam with crossholes, 2-module, black</text:p>
          </table:table-cell>
          <table:table-cell table:number-columns-repeated="1022"/>
        </table:table-row>
        <table:table-row table:style-name="ro1">
          <table:table-cell office:value-type="float" office:value="4206482" calcext:value-type="float">
            <text:p>4206482</text:p>
          </table:table-cell>
          <table:table-cell office:value-type="string" calcext:value-type="string">
            <text:p>Connector peg with friction/axle, 2-module, blue</text:p>
          </table:table-cell>
          <table:table-cell table:number-columns-repeated="1022"/>
        </table:table-row>
        <table:table-row table:style-name="ro1">
          <table:table-cell office:value-type="float" office:value="4210857" calcext:value-type="float">
            <text:p>4210857</text:p>
          </table:table-cell>
          <table:table-cell office:value-type="string" calcext:value-type="string">
            <text:p>Cross block, 3-module, dark gray</text:p>
          </table:table-cell>
          <table:table-cell table:number-columns-repeated="1022"/>
        </table:table-row>
        <table:table-row table:style-name="ro1">
          <table:table-cell office:value-type="float" office:value="4211510" calcext:value-type="float">
            <text:p>4211510</text:p>
          </table:table-cell>
          <table:table-cell office:value-type="string" calcext:value-type="string">
            <text:p>Worm gear, gray</text:p>
          </table:table-cell>
          <table:table-cell table:number-columns-repeated="1022"/>
        </table:table-row>
        <table:table-row table:style-name="ro1">
          <table:table-cell office:value-type="float" office:value="4211622" calcext:value-type="float">
            <text:p>4211622</text:p>
          </table:table-cell>
          <table:table-cell office:value-type="string" calcext:value-type="string">
            <text:p>Bushing, 1-module, gray</text:p>
          </table:table-cell>
          <table:table-cell table:number-columns-repeated="1022"/>
        </table:table-row>
        <table:table-row table:style-name="ro1">
          <table:table-cell office:value-type="float" office:value="4211624" calcext:value-type="float">
            <text:p>4211624</text:p>
          </table:table-cell>
          <table:table-cell office:value-type="string" calcext:value-type="string">
            <text:p>Angular beam, 3x7-module, gray</text:p>
          </table:table-cell>
          <table:table-cell table:number-columns-repeated="1022"/>
        </table:table-row>
        <table:table-row table:style-name="ro1">
          <table:table-cell office:value-type="float" office:value="4211639" calcext:value-type="float">
            <text:p>4211639</text:p>
          </table:table-cell>
          <table:table-cell office:value-type="string" calcext:value-type="string">
            <text:p>Axle, 5-module, gray</text:p>
          </table:table-cell>
          <table:table-cell table:number-columns-repeated="1022"/>
        </table:table-row>
        <table:table-row table:style-name="ro1">
          <table:table-cell office:value-type="float" office:value="4211651" calcext:value-type="float">
            <text:p>4211651</text:p>
          </table:table-cell>
          <table:table-cell office:value-type="string" calcext:value-type="string">
            <text:p>Beam, 5-module, gray</text:p>
          </table:table-cell>
          <table:table-cell table:number-columns-repeated="1022"/>
        </table:table-row>
        <table:table-row table:style-name="ro1">
          <table:table-cell office:value-type="float" office:value="4211713" calcext:value-type="float">
            <text:p>4211713</text:p>
          </table:table-cell>
          <table:table-cell office:value-type="string" calcext:value-type="string">
            <text:p>Angular beam, 3x5-module, gray</text:p>
          </table:table-cell>
          <table:table-cell table:number-columns-repeated="1022"/>
        </table:table-row>
        <table:table-row table:style-name="ro1">
          <table:table-cell office:value-type="float" office:value="4211775" calcext:value-type="float">
            <text:p>4211775</text:p>
          </table:table-cell>
          <table:table-cell office:value-type="string" calcext:value-type="string">
            <text:p>Cross block, 2-module, gray</text:p>
          </table:table-cell>
          <table:table-cell table:number-columns-repeated="1022"/>
        </table:table-row>
        <table:table-row table:style-name="ro1">
          <table:table-cell office:value-type="float" office:value="4211805" calcext:value-type="float">
            <text:p>4211805</text:p>
          </table:table-cell>
          <table:table-cell office:value-type="string" calcext:value-type="string">
            <text:p>Axle, 7-module, gray</text:p>
          </table:table-cell>
          <table:table-cell table:number-columns-repeated="1022"/>
        </table:table-row>
        <table:table-row table:style-name="ro1">
          <table:table-cell office:value-type="float" office:value="4211807" calcext:value-type="float">
            <text:p>4211807</text:p>
          </table:table-cell>
          <table:table-cell office:value-type="string" calcext:value-type="string">
            <text:p>Connector peg, 2-module, gray</text:p>
          </table:table-cell>
          <table:table-cell table:number-columns-repeated="1022"/>
        </table:table-row>
        <table:table-row table:style-name="ro1">
          <table:table-cell office:value-type="float" office:value="4211815" calcext:value-type="float">
            <text:p>4211815</text:p>
          </table:table-cell>
          <table:table-cell office:value-type="string" calcext:value-type="string">
            <text:p>Axle, 3-module, gray</text:p>
          </table:table-cell>
          <table:table-cell table:number-columns-repeated="1022"/>
        </table:table-row>
        <table:table-row table:style-name="ro1">
          <table:table-cell office:value-type="float" office:value="4211866" calcext:value-type="float">
            <text:p>4211866</text:p>
          </table:table-cell>
          <table:table-cell office:value-type="string" calcext:value-type="string">
            <text:p>Beam, 9-module, gray</text:p>
          </table:table-cell>
          <table:table-cell table:number-columns-repeated="1022"/>
        </table:table-row>
        <table:table-row table:style-name="ro1">
          <table:table-cell office:value-type="float" office:value="4225033" calcext:value-type="float">
            <text:p>4225033</text:p>
          </table:table-cell>
          <table:table-cell office:value-type="string" calcext:value-type="string">
            <text:p>Double connector peg, 3x3-module, gray</text:p>
          </table:table-cell>
          <table:table-cell table:number-columns-repeated="1022"/>
        </table:table-row>
        <table:table-row table:style-name="ro2">
          <table:table-cell office:value-type="float" office:value="4239601" calcext:value-type="float">
            <text:p>4239601</text:p>
          </table:table-cell>
          <table:table-cell office:value-type="string" calcext:value-type="string">
            <text:p>Bushing, ￂﾽ-module, yellow</text:p>
          </table:table-cell>
          <table:table-cell table:number-columns-repeated="1022"/>
        </table:table-row>
        <table:table-row table:style-name="ro1">
          <table:table-cell office:value-type="float" office:value="4248204" calcext:value-type="float">
            <text:p>4248204</text:p>
          </table:table-cell>
          <table:table-cell office:value-type="string" calcext:value-type="string">
            <text:p>Gear, 4-tooth, black</text:p>
          </table:table-cell>
          <table:table-cell table:number-columns-repeated="1022"/>
        </table:table-row>
        <table:table-row table:style-name="ro1">
          <table:table-cell office:value-type="float" office:value="4255563" calcext:value-type="float">
            <text:p>4255563</text:p>
          </table:table-cell>
          <table:table-cell office:value-type="string" calcext:value-type="string">
            <text:p>Double bevel gear, 36-tooth, black</text:p>
          </table:table-cell>
          <table:table-cell table:number-columns-repeated="1022"/>
        </table:table-row>
        <table:table-row table:style-name="ro1">
          <table:table-cell office:value-type="float" office:value="4285634" calcext:value-type="float">
            <text:p>4285634</text:p>
          </table:table-cell>
          <table:table-cell office:value-type="string" calcext:value-type="string">
            <text:p>Gear, 40-tooth, gray</text:p>
          </table:table-cell>
          <table:table-cell table:number-columns-repeated="1022"/>
        </table:table-row>
        <table:table-row table:style-name="ro1">
          <table:table-cell office:value-type="float" office:value="4296059" calcext:value-type="float">
            <text:p>4296059</text:p>
          </table:table-cell>
          <table:table-cell office:value-type="string" calcext:value-type="string">
            <text:p>Angular connector peg, 3x3-module, gray</text:p>
          </table:table-cell>
          <table:table-cell table:number-columns-repeated="1022"/>
        </table:table-row>
        <table:table-row table:style-name="ro1">
          <table:table-cell office:value-type="float" office:value="4495412" calcext:value-type="float">
            <text:p>4495412</text:p>
          </table:table-cell>
          <table:table-cell office:value-type="string" calcext:value-type="string">
            <text:p>Double angular beam, 3x7-module, white</text:p>
          </table:table-cell>
          <table:table-cell table:number-columns-repeated="1022"/>
        </table:table-row>
        <table:table-row table:style-name="ro1">
          <table:table-cell office:value-type="float" office:value="4495930" calcext:value-type="float">
            <text:p>4495930</text:p>
          </table:table-cell>
          <table:table-cell office:value-type="string" calcext:value-type="string">
            <text:p>Beam, 7-module, gray</text:p>
          </table:table-cell>
          <table:table-cell table:number-columns-repeated="1022"/>
        </table:table-row>
        <table:table-row table:style-name="ro1">
          <table:table-cell office:value-type="float" office:value="4499858" calcext:value-type="float">
            <text:p>4499858</text:p>
          </table:table-cell>
          <table:table-cell office:value-type="string" calcext:value-type="string">
            <text:p>Axle with stop, 8-module, dark gray</text:p>
          </table:table-cell>
          <table:table-cell table:number-columns-repeated="1022"/>
        </table:table-row>
        <table:table-row table:style-name="ro2">
          <table:table-cell office:value-type="float" office:value="4502595" calcext:value-type="float">
            <text:p>4502595</text:p>
          </table:table-cell>
          <table:table-cell office:value-type="string" calcext:value-type="string">
            <text:p>3-spoke angular block, 3x120ￂﾺ, gray</text:p>
          </table:table-cell>
          <table:table-cell table:number-columns-repeated="1022"/>
        </table:table-row>
        <table:table-row table:style-name="ro1">
          <table:table-cell office:value-type="float" office:value="4509376" calcext:value-type="float">
            <text:p>4509376</text:p>
          </table:table-cell>
          <table:table-cell office:value-type="string" calcext:value-type="string">
            <text:p>Beam, 3-module, blue</text:p>
          </table:table-cell>
          <table:table-cell table:number-columns-repeated="1022"/>
        </table:table-row>
        <table:table-row table:style-name="ro1">
          <table:table-cell office:value-type="float" office:value="4509912" calcext:value-type="float">
            <text:p>4509912</text:p>
          </table:table-cell>
          <table:table-cell office:value-type="string" calcext:value-type="string">
            <text:p>Angular beam, 4x4-module, white</text:p>
          </table:table-cell>
          <table:table-cell table:number-columns-repeated="1022"/>
        </table:table-row>
        <table:table-row table:style-name="ro1">
          <table:table-cell office:value-type="float" office:value="4513174" calcext:value-type="float">
            <text:p>4513174</text:p>
          </table:table-cell>
          <table:table-cell office:value-type="string" calcext:value-type="string">
            <text:p>Bushing/axle extender, 2-module, red</text:p>
          </table:table-cell>
          <table:table-cell table:number-columns-repeated="1022"/>
        </table:table-row>
        <table:table-row table:style-name="ro1">
          <table:table-cell office:value-type="float" office:value="4514553" calcext:value-type="float">
            <text:p>4514553</text:p>
          </table:table-cell>
          <table:table-cell office:value-type="string" calcext:value-type="string">
            <text:p>Connector peg with friction, 3-module, blue</text:p>
          </table:table-cell>
          <table:table-cell table:number-columns-repeated="1022"/>
        </table:table-row>
        <table:table-row table:style-name="ro1">
          <table:table-cell office:value-type="float" office:value="4514554" calcext:value-type="float">
            <text:p>4514554</text:p>
          </table:table-cell>
          <table:table-cell office:value-type="string" calcext:value-type="string">
            <text:p>Connector peg, 3-module, beige</text:p>
          </table:table-cell>
          <table:table-cell table:number-columns-repeated="1022"/>
        </table:table-row>
        <table:table-row table:style-name="ro1">
          <table:table-cell office:value-type="float" office:value="4514558" calcext:value-type="float">
            <text:p>4514558</text:p>
          </table:table-cell>
          <table:table-cell office:value-type="string" calcext:value-type="string">
            <text:p>Gear, 24-tooth, dark gray</text:p>
          </table:table-cell>
          <table:table-cell table:number-columns-repeated="1022"/>
        </table:table-row>
        <table:table-row table:style-name="ro1">
          <table:table-cell office:value-type="float" office:value="4514559" calcext:value-type="float">
            <text:p>4514559</text:p>
          </table:table-cell>
          <table:table-cell office:value-type="string" calcext:value-type="string">
            <text:p>Gear, 8-tooth, dark gray</text:p>
          </table:table-cell>
          <table:table-cell table:number-columns-repeated="1022"/>
        </table:table-row>
        <table:table-row table:style-name="ro1">
          <table:table-cell office:value-type="float" office:value="4522934" calcext:value-type="float">
            <text:p>4522934</text:p>
          </table:table-cell>
          <table:table-cell office:value-type="string" calcext:value-type="string">
            <text:p>Beam, 13-module, gray</text:p>
          </table:table-cell>
          <table:table-cell table:number-columns-repeated="1022"/>
        </table:table-row>
        <table:table-row table:style-name="ro1">
          <table:table-cell office:value-type="float" office:value="4526985" calcext:value-type="float">
            <text:p>4526985</text:p>
          </table:table-cell>
          <table:table-cell office:value-type="string" calcext:value-type="string">
            <text:p>Tube, 2-module, gray</text:p>
          </table:table-cell>
          <table:table-cell table:number-columns-repeated="1022"/>
        </table:table-row>
        <table:table-row table:style-name="ro1">
          <table:table-cell office:value-type="float" office:value="4535768" calcext:value-type="float">
            <text:p>4535768</text:p>
          </table:table-cell>
          <table:table-cell office:value-type="string" calcext:value-type="string">
            <text:p>Axle, 9-module, gray</text:p>
          </table:table-cell>
          <table:table-cell table:number-columns-repeated="1022"/>
        </table:table-row>
        <table:table-row table:style-name="ro1">
          <table:table-cell office:value-type="float" office:value="4538007" calcext:value-type="float">
            <text:p>4538007</text:p>
          </table:table-cell>
          <table:table-cell office:value-type="string" calcext:value-type="string">
            <text:p>Cross block, 3x2-module, gray</text:p>
          </table:table-cell>
          <table:table-cell table:number-columns-repeated="1022"/>
        </table:table-row>
        <table:table-row table:style-name="ro1">
          <table:table-cell office:value-type="float" office:value="4539880" calcext:value-type="float">
            <text:p>4539880</text:p>
          </table:table-cell>
          <table:table-cell office:value-type="string" calcext:value-type="string">
            <text:p>Frame, 5x7-module, gray</text:p>
          </table:table-cell>
          <table:table-cell table:number-columns-repeated="1022"/>
        </table:table-row>
        <table:table-row table:style-name="ro1">
          <table:table-cell office:value-type="float" office:value="4540797" calcext:value-type="float">
            <text:p>4540797</text:p>
          </table:table-cell>
          <table:table-cell office:value-type="string" calcext:value-type="string">
            <text:p>Frame, 5x11-module, gray</text:p>
          </table:table-cell>
          <table:table-cell table:number-columns-repeated="1022"/>
        </table:table-row>
        <table:table-row table:style-name="ro1">
          <table:table-cell office:value-type="float" office:value="4541326" calcext:value-type="float">
            <text:p>4541326</text:p>
          </table:table-cell>
          <table:table-cell office:value-type="string" calcext:value-type="string">
            <text:p>Left curved panel, 5x11-module, black</text:p>
          </table:table-cell>
          <table:table-cell table:number-columns-repeated="1022"/>
        </table:table-row>
        <table:table-row table:style-name="ro1">
          <table:table-cell office:value-type="float" office:value="4542578" calcext:value-type="float">
            <text:p>4542578</text:p>
          </table:table-cell>
          <table:table-cell office:value-type="string" calcext:value-type="string">
            <text:p>Beam, 15-module, white</text:p>
          </table:table-cell>
          <table:table-cell table:number-columns-repeated="1022"/>
        </table:table-row>
        <table:table-row table:style-name="ro1">
          <table:table-cell office:value-type="float" office:value="4543490" calcext:value-type="float">
            <text:p>4543490</text:p>
          </table:table-cell>
          <table:table-cell office:value-type="string" calcext:value-type="string">
            <text:p>Right curved panel, 5x11-module, black</text:p>
          </table:table-cell>
          <table:table-cell table:number-columns-repeated="1022"/>
        </table:table-row>
        <table:table-row table:style-name="ro1">
          <table:table-cell office:value-type="float" office:value="4552347" calcext:value-type="float">
            <text:p>4552347</text:p>
          </table:table-cell>
          <table:table-cell office:value-type="string" calcext:value-type="string">
            <text:p>T-Beam, 3x3-module, black</text:p>
          </table:table-cell>
          <table:table-cell table:number-columns-repeated="1022"/>
        </table:table-row>
        <table:table-row table:style-name="ro1">
          <table:table-cell office:value-type="float" office:value="4560175" calcext:value-type="float">
            <text:p>4560175</text:p>
          </table:table-cell>
          <table:table-cell office:value-type="string" calcext:value-type="string">
            <text:p>Double connector peg, 3-module, gray</text:p>
          </table:table-cell>
          <table:table-cell table:number-columns-repeated="1022"/>
        </table:table-row>
        <table:table-row table:style-name="ro1">
          <table:table-cell office:value-type="float" office:value="4560177" calcext:value-type="float">
            <text:p>4560177</text:p>
          </table:table-cell>
          <table:table-cell office:value-type="string" calcext:value-type="string">
            <text:p>Axle with stop, 4-module, dark gray</text:p>
          </table:table-cell>
          <table:table-cell table:number-columns-repeated="1022"/>
        </table:table-row>
        <table:table-row table:style-name="ro1">
          <table:table-cell office:value-type="float" office:value="4563044" calcext:value-type="float">
            <text:p>4563044</text:p>
          </table:table-cell>
          <table:table-cell office:value-type="string" calcext:value-type="string">
            <text:p>Connector peg with handle, 3-module, black</text:p>
          </table:table-cell>
          <table:table-cell table:number-columns-repeated="1022"/>
        </table:table-row>
        <table:table-row table:style-name="ro1">
          <table:table-cell office:value-type="float" office:value="4565452" calcext:value-type="float">
            <text:p>4565452</text:p>
          </table:table-cell>
          <table:table-cell office:value-type="string" calcext:value-type="string">
            <text:p>Bevel gear, 12-tooth, beige</text:p>
          </table:table-cell>
          <table:table-cell table:number-columns-repeated="1022"/>
        </table:table-row>
        <table:table-row table:style-name="ro1">
          <table:table-cell office:value-type="float" office:value="4566249" calcext:value-type="float">
            <text:p>4566249</text:p>
          </table:table-cell>
          <table:table-cell office:value-type="string" calcext:value-type="string">
            <text:p>Right curved panel, 3x5-module, black</text:p>
          </table:table-cell>
          <table:table-cell table:number-columns-repeated="1022"/>
        </table:table-row>
        <table:table-row table:style-name="ro1">
          <table:table-cell office:value-type="float" office:value="4566251" calcext:value-type="float">
            <text:p>4566251</text:p>
          </table:table-cell>
          <table:table-cell office:value-type="string" calcext:value-type="string">
            <text:p>Left curved panel, 3x5-module, black</text:p>
          </table:table-cell>
          <table:table-cell table:number-columns-repeated="1022"/>
        </table:table-row>
        <table:table-row table:style-name="ro1">
          <table:table-cell office:value-type="float" office:value="4582792" calcext:value-type="float">
            <text:p>4582792</text:p>
          </table:table-cell>
          <table:table-cell office:value-type="string" calcext:value-type="string">
            <text:p>Sprocket, 40.7x15 mm, black</text:p>
          </table:table-cell>
          <table:table-cell table:number-columns-repeated="1022"/>
        </table:table-row>
        <table:table-row table:style-name="ro1">
          <table:table-cell office:value-type="float" office:value="4585040" calcext:value-type="float">
            <text:p>4585040</text:p>
          </table:table-cell>
          <table:table-cell office:value-type="string" calcext:value-type="string">
            <text:p>Angular beam, 3x5-module, white</text:p>
          </table:table-cell>
          <table:table-cell table:number-columns-repeated="1022"/>
        </table:table-row>
        <table:table-row table:style-name="ro1">
          <table:table-cell office:value-type="float" office:value="4587275" calcext:value-type="float">
            <text:p>4587275</text:p>
          </table:table-cell>
          <table:table-cell office:value-type="string" calcext:value-type="string">
            <text:p>Hub, 24x4 mm, dark gray</text:p>
          </table:table-cell>
          <table:table-cell table:number-columns-repeated="1022"/>
        </table:table-row>
        <table:table-row table:style-name="ro1">
          <table:table-cell office:value-type="float" office:value="4610380" calcext:value-type="float">
            <text:p>4610380</text:p>
          </table:table-cell>
          <table:table-cell office:value-type="string" calcext:value-type="string">
            <text:p>Ball bearing, dark gray</text:p>
          </table:table-cell>
          <table:table-cell table:number-columns-repeated="1022"/>
        </table:table-row>
        <table:table-row table:style-name="ro1">
          <table:table-cell office:value-type="float" office:value="4611705" calcext:value-type="float">
            <text:p>4611705</text:p>
          </table:table-cell>
          <table:table-cell office:value-type="string" calcext:value-type="string">
            <text:p>Beam, 11-module, gray</text:p>
          </table:table-cell>
          <table:table-cell table:number-columns-repeated="1022"/>
        </table:table-row>
        <table:table-row table:style-name="ro1">
          <table:table-cell office:value-type="float" office:value="4634091" calcext:value-type="float">
            <text:p>4634091</text:p>
          </table:table-cell>
          <table:table-cell office:value-type="string" calcext:value-type="string">
            <text:p>Hub, 43.2x26 mm, gray</text:p>
          </table:table-cell>
          <table:table-cell table:number-columns-repeated="1022"/>
        </table:table-row>
        <table:table-row table:style-name="ro1">
          <table:table-cell office:value-type="float" office:value="4640536" calcext:value-type="float">
            <text:p>4640536</text:p>
          </table:table-cell>
          <table:table-cell office:value-type="string" calcext:value-type="string">
            <text:p>Gear, 16-tooth, gray</text:p>
          </table:table-cell>
          <table:table-cell table:number-columns-repeated="1022"/>
        </table:table-row>
        <table:table-row table:style-name="ro1">
          <table:table-cell office:value-type="float" office:value="4652235" calcext:value-type="float">
            <text:p>4652235</text:p>
          </table:table-cell>
          <table:table-cell office:value-type="string" calcext:value-type="string">
            <text:p>Turntable bottom, 28-tooth, gray</text:p>
          </table:table-cell>
          <table:table-cell table:number-columns-repeated="1022"/>
        </table:table-row>
        <table:table-row table:style-name="ro1">
          <table:table-cell office:value-type="float" office:value="4652236" calcext:value-type="float">
            <text:p>4652236</text:p>
          </table:table-cell>
          <table:table-cell office:value-type="string" calcext:value-type="string">
            <text:p>Turntable top, 28-tooth, black</text:p>
          </table:table-cell>
          <table:table-cell table:number-columns-repeated="1022"/>
        </table:table-row>
        <table:table-row table:style-name="ro1">
          <table:table-cell office:value-type="float" office:value="4666579" calcext:value-type="float">
            <text:p>4666579</text:p>
          </table:table-cell>
          <table:table-cell office:value-type="string" calcext:value-type="string">
            <text:p>Connector peg with axle, 2-module, beige</text:p>
          </table:table-cell>
          <table:table-cell table:number-columns-repeated="1022"/>
        </table:table-row>
        <table:table-row table:style-name="ro1">
          <table:table-cell office:value-type="float" office:value="6006140" calcext:value-type="float">
            <text:p>6006140</text:p>
          </table:table-cell>
          <table:table-cell office:value-type="string" calcext:value-type="string">
            <text:p>Beam with crosshole, 2-module, black</text:p>
          </table:table-cell>
          <table:table-cell table:number-columns-repeated="1022"/>
        </table:table-row>
        <table:table-row table:style-name="ro1">
          <table:table-cell office:value-type="float" office:value="6007973" calcext:value-type="float">
            <text:p>6007973</text:p>
          </table:table-cell>
          <table:table-cell office:value-type="string" calcext:value-type="string">
            <text:p>Beam, 3-module, green</text:p>
          </table:table-cell>
          <table:table-cell table:number-columns-repeated="1022"/>
        </table:table-row>
        <table:table-row table:style-name="ro1">
          <table:table-cell office:value-type="float" office:value="6008472" calcext:value-type="float">
            <text:p>6008472</text:p>
          </table:table-cell>
          <table:table-cell office:value-type="string" calcext:value-type="string">
            <text:p>Touch Sensor</text:p>
          </table:table-cell>
          <table:table-cell table:number-columns-repeated="1022"/>
        </table:table-row>
        <table:table-row table:style-name="ro1">
          <table:table-cell office:value-type="float" office:value="6008527" calcext:value-type="float">
            <text:p>6008527</text:p>
          </table:table-cell>
          <table:table-cell office:value-type="string" calcext:value-type="string">
            <text:p>Cross beam, 2x1-module, red</text:p>
          </table:table-cell>
          <table:table-cell table:number-columns-repeated="1022"/>
        </table:table-row>
        <table:table-row table:style-name="ro1">
          <table:table-cell office:value-type="float" office:value="6008577" calcext:value-type="float">
            <text:p>6008577</text:p>
          </table:table-cell>
          <table:table-cell office:value-type="string" calcext:value-type="string">
            <text:p>Medium Motor</text:p>
          </table:table-cell>
          <table:table-cell table:number-columns-repeated="1022"/>
        </table:table-row>
        <table:table-row table:style-name="ro1">
          <table:table-cell office:value-type="float" office:value="6008916" calcext:value-type="float">
            <text:p>6008916</text:p>
          </table:table-cell>
          <table:table-cell office:value-type="string" calcext:value-type="string">
            <text:p>Gyro Sensor</text:p>
          </table:table-cell>
          <table:table-cell table:number-columns-repeated="1022"/>
        </table:table-row>
        <table:table-row table:style-name="ro1">
          <table:table-cell office:value-type="float" office:value="6008919" calcext:value-type="float">
            <text:p>6008919</text:p>
          </table:table-cell>
          <table:table-cell office:value-type="string" calcext:value-type="string">
            <text:p>Color Sensor</text:p>
          </table:table-cell>
          <table:table-cell table:number-columns-repeated="1022"/>
        </table:table-row>
        <table:table-row table:style-name="ro1">
          <table:table-cell office:value-type="float" office:value="6008924" calcext:value-type="float">
            <text:p>6008924</text:p>
          </table:table-cell>
          <table:table-cell office:value-type="string" calcext:value-type="string">
            <text:p>Ultrasonic Sensor</text:p>
          </table:table-cell>
          <table:table-cell table:number-columns-repeated="1022"/>
        </table:table-row>
        <table:table-row table:style-name="ro2">
          <table:table-cell office:value-type="float" office:value="6009019" calcext:value-type="float">
            <text:p>6009019</text:p>
          </table:table-cell>
          <table:table-cell office:value-type="string" calcext:value-type="string">
            <text:p>ￂﾽ triangle beam, 5x3-module, gray</text:p>
          </table:table-cell>
          <table:table-cell table:number-columns-repeated="1022"/>
        </table:table-row>
        <table:table-row table:style-name="ro1">
          <table:table-cell office:value-type="float" office:value="6009430" calcext:value-type="float">
            <text:p>6009430</text:p>
          </table:table-cell>
          <table:table-cell office:value-type="string" calcext:value-type="string">
            <text:p>Large Motor</text:p>
          </table:table-cell>
          <table:table-cell table:number-columns-repeated="1022"/>
        </table:table-row>
        <table:table-row table:style-name="ro1">
          <table:table-cell office:value-type="float" office:value="6009996" calcext:value-type="float">
            <text:p>6009996</text:p>
          </table:table-cell>
          <table:table-cell office:value-type="string" calcext:value-type="string">
            <text:p>EV3 Brick</text:p>
          </table:table-cell>
          <table:table-cell table:number-columns-repeated="1022"/>
        </table:table-row>
        <table:table-row table:style-name="ro1">
          <table:table-cell office:value-type="float" office:value="6012820" calcext:value-type="float">
            <text:p>6012820</text:p>
          </table:table-cell>
          <table:table-cell office:value-type="string" calcext:value-type="string">
            <text:p>Rechargeable Battery</text:p>
          </table:table-cell>
          <table:table-cell table:number-columns-repeated="1022"/>
        </table:table-row>
        <table:table-row table:style-name="ro1">
          <table:table-cell office:value-type="float" office:value="6014648" calcext:value-type="float">
            <text:p>6014648</text:p>
          </table:table-cell>
          <table:table-cell office:value-type="string" calcext:value-type="string">
            <text:p>Track, 5x1,5-module, black</text:p>
          </table:table-cell>
          <table:table-cell table:number-columns-repeated="1022"/>
        </table:table-row>
        <table:table-row table:style-name="ro1">
          <table:table-cell office:value-type="float" office:value="6023956" calcext:value-type="float">
            <text:p>6023956</text:p>
          </table:table-cell>
          <table:table-cell office:value-type="string" calcext:value-type="string">
            <text:p>Steel Ball, silver metalic</text:p>
          </table:table-cell>
          <table:table-cell table:number-columns-repeated="1022"/>
        </table:table-row>
        <table:table-row table:style-name="ro1">
          <table:table-cell office:value-type="float" office:value="6024581" calcext:value-type="float">
            <text:p>6024581</text:p>
          </table:table-cell>
          <table:table-cell office:value-type="string" calcext:value-type="string">
            <text:p>Cable, 25 cm / 10 in.</text:p>
          </table:table-cell>
          <table:table-cell table:number-columns-repeated="1022"/>
        </table:table-row>
        <table:table-row table:style-name="ro1">
          <table:table-cell office:value-type="float" office:value="6024583" calcext:value-type="float">
            <text:p>6024583</text:p>
          </table:table-cell>
          <table:table-cell office:value-type="string" calcext:value-type="string">
            <text:p>Cable, 35 cm / 14 in.</text:p>
          </table:table-cell>
          <table:table-cell table:number-columns-repeated="1022"/>
        </table:table-row>
        <table:table-row table:style-name="ro1">
          <table:table-cell office:value-type="float" office:value="6024585" calcext:value-type="float">
            <text:p>6024585</text:p>
          </table:table-cell>
          <table:table-cell office:value-type="string" calcext:value-type="string">
            <text:p>Cable, 50 cm / 20 in.</text:p>
          </table:table-cell>
          <table:table-cell table:number-columns-repeated="1022"/>
        </table:table-row>
        <table:table-row table:style-name="ro1">
          <table:table-cell office:value-type="float" office:value="6028041" calcext:value-type="float">
            <text:p>6028041</text:p>
          </table:table-cell>
          <table:table-cell office:value-type="string" calcext:value-type="string">
            <text:p>Tire, 30.4x4 mm, black</text:p>
          </table:table-cell>
          <table:table-cell table:number-columns-repeated="1022"/>
        </table:table-row>
        <table:table-row table:style-name="ro1">
          <table:table-cell office:value-type="float" office:value="6031821" calcext:value-type="float">
            <text:p>6031821</text:p>
          </table:table-cell>
          <table:table-cell office:value-type="string" calcext:value-type="string">
            <text:p>Axle with stud, 3-module, dark beige</text:p>
          </table:table-cell>
          <table:table-cell table:number-columns-repeated="1022"/>
        </table:table-row>
        <table:table-row table:style-name="ro1">
          <table:table-cell office:value-type="float" office:value="6035364" calcext:value-type="float">
            <text:p>6035364</text:p>
          </table:table-cell>
          <table:table-cell office:value-type="string" calcext:value-type="string">
            <text:p>Low profile tire, 56x28 mm, black</text:p>
          </table:table-cell>
          <table:table-cell table:number-columns-repeated="1022"/>
        </table:table-row>
        <table:table-row table:style-name="ro1">
          <table:table-cell office:value-type="float" office:value="6036901" calcext:value-type="float">
            <text:p>6036901</text:p>
          </table:table-cell>
          <table:table-cell office:value-type="string" calcext:value-type="string">
            <text:p>USB Cable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me Edition" table:style-name="ta1"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6" table:number-columns-repeated="3" table:default-cell-style-name="Default"/>
        <table:table-column table:style-name="co6" table:default-cell-style-name="ce21"/>
        <table:table-row table:style-name="ro3">
          <table:table-cell table:style-name="ce20" office:value-type="string" calcext:value-type="string">
            <text:p>Lego Mindstorms, <text:s/>31313 EV3 Home Edition</text:p>
          </table:table-cell>
          <table:table-cell table:style-name="ce6"/>
          <table:table-cell table:number-columns-repeated="4"/>
          <table:table-cell table:style-name="Default"/>
        </table:table-row>
        <table:table-row table:style-name="ro1">
          <table:table-cell table:style-name="ce5" office:value-type="string" calcext:value-type="string">
            <text:p>Count</text:p>
          </table:table-cell>
          <table:table-cell table:style-name="ce5" office:value-type="string" calcext:value-type="string">
            <text:p>Part Number</text:p>
          </table:table-cell>
          <table:table-cell table:style-name="ce5" office:value-type="string" calcext:value-type="string">
            <text:p>Description</text:p>
          </table:table-cell>
          <table:table-cell table:style-name="ce6" table:number-columns-repeated="3"/>
          <table:table-cell table:style-name="ce6" office:value-type="string" calcext:value-type="string">
            <text:p>Kontrolle</text:p>
          </table:table-cell>
        </table:table-row>
        <table:table-row table:style-name="ro1">
          <table:table-cell table:number-columns-repeated="3"/>
          <table:table-cell table:formula="of:=['Education Core'.B3]" office:value-type="float" office:value="370526" calcext:value-type="float">
            <text:p>370526</text:p>
          </table:table-cell>
          <table:table-cell table:formula="of:=['Education Expansion'.B3]" office:value-type="float" office:value="370526" calcext:value-type="float">
            <text:p>370526</text:p>
          </table:table-cell>
          <table:table-cell/>
          <table:table-cell table:formula="of:=(([.A3]=&quot;&quot;)   AND   ([.B3]=&quot;&quot;)   OR     ([.B3]=[.D3]) )     AND      ([.D3]=[.E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0626" calcext:value-type="float">
            <text:p>370626</text:p>
          </table:table-cell>
          <table:table-cell/>
          <table:table-cell table:formula="of:=['Education Core'.B4]" office:value-type="float" office:value="370626" calcext:value-type="float">
            <text:p>370626</text:p>
          </table:table-cell>
          <table:table-cell table:formula="of:=['Education Expansion'.B4]" office:value-type="float" office:value="370626" calcext:value-type="float">
            <text:p>370626</text:p>
          </table:table-cell>
          <table:table-cell/>
          <table:table-cell table:formula="of:=(([.A4]=&quot;&quot;)   AND   ([.B4]=&quot;&quot;)   OR     ([.B4]=[.D4]) )     AND      ([.D4]=[.E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5]" office:value-type="float" office:value="370726" calcext:value-type="float">
            <text:p>370726</text:p>
          </table:table-cell>
          <table:table-cell table:formula="of:=['Education Expansion'.B5]" office:value-type="float" office:value="370726" calcext:value-type="float">
            <text:p>370726</text:p>
          </table:table-cell>
          <table:table-cell/>
          <table:table-cell table:formula="of:=(([.A5]=&quot;&quot;)   AND   ([.B5]=&quot;&quot;)   OR     ([.B5]=[.D5]) )     AND      ([.D5]=[.E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6]" office:value-type="float" office:value="370826" calcext:value-type="float">
            <text:p>370826</text:p>
          </table:table-cell>
          <table:table-cell table:formula="of:=['Education Expansion'.B6]" office:value-type="float" office:value="370826" calcext:value-type="float">
            <text:p>370826</text:p>
          </table:table-cell>
          <table:table-cell/>
          <table:table-cell table:formula="of:=(([.A6]=&quot;&quot;)   AND   ([.B6]=&quot;&quot;)   OR     ([.B6]=[.D6]) )     AND      ([.D6]=[.E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7]" office:value-type="float" office:value="373726" calcext:value-type="float">
            <text:p>373726</text:p>
          </table:table-cell>
          <table:table-cell table:formula="of:=['Education Expansion'.B7]" office:value-type="float" office:value="373726" calcext:value-type="float">
            <text:p>373726</text:p>
          </table:table-cell>
          <table:table-cell/>
          <table:table-cell table:formula="of:=(([.A7]=&quot;&quot;)   AND   ([.B7]=&quot;&quot;)   OR     ([.B7]=[.D7]) )     AND      ([.D7]=[.E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8]" office:value-type="float" office:value="0" calcext:value-type="float">
            <text:p>0</text:p>
          </table:table-cell>
          <table:table-cell table:formula="of:=['Education Expansion'.B8]" office:value-type="float" office:value="403226" calcext:value-type="float">
            <text:p>403226</text:p>
          </table:table-cell>
          <table:table-cell/>
          <table:table-cell table:formula="of:=(([.A8]=&quot;&quot;)   AND   ([.B8]=&quot;&quot;)   OR     ([.B8]=[.D8]) )     AND      ([.D8]=[.E8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9]" office:value-type="float" office:value="0" calcext:value-type="float">
            <text:p>0</text:p>
          </table:table-cell>
          <table:table-cell table:formula="of:=['Education Expansion'.B9]" office:value-type="float" office:value="611649" calcext:value-type="float">
            <text:p>611649</text:p>
          </table:table-cell>
          <table:table-cell/>
          <table:table-cell table:formula="of:=(([.A9]=&quot;&quot;)   AND   ([.B9]=&quot;&quot;)   OR     ([.B9]=[.D9]) )     AND      ([.D9]=[.E9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0]" office:value-type="float" office:value="0" calcext:value-type="float">
            <text:p>0</text:p>
          </table:table-cell>
          <table:table-cell table:formula="of:=['Education Expansion'.B10]" office:value-type="float" office:value="4107081" calcext:value-type="float">
            <text:p>4107081</text:p>
          </table:table-cell>
          <table:table-cell/>
          <table:table-cell table:formula="of:=(([.A10]=&quot;&quot;)   AND   ([.B10]=&quot;&quot;)   OR     ([.B10]=[.D10]) )     AND      ([.D10]=[.E10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1]" office:value-type="float" office:value="0" calcext:value-type="float">
            <text:p>0</text:p>
          </table:table-cell>
          <table:table-cell table:formula="of:=['Education Expansion'.B11]" office:value-type="float" office:value="4107082" calcext:value-type="float">
            <text:p>4107082</text:p>
          </table:table-cell>
          <table:table-cell/>
          <table:table-cell table:formula="of:=(([.A11]=&quot;&quot;)   AND   ([.B11]=&quot;&quot;)   OR     ([.B11]=[.D11]) )     AND      ([.D11]=[.E11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2]" office:value-type="float" office:value="0" calcext:value-type="float">
            <text:p>0</text:p>
          </table:table-cell>
          <table:table-cell table:formula="of:=['Education Expansion'.B12]" office:value-type="float" office:value="4107084" calcext:value-type="float">
            <text:p>4107084</text:p>
          </table:table-cell>
          <table:table-cell/>
          <table:table-cell table:formula="of:=(([.A12]=&quot;&quot;)   AND   ([.B12]=&quot;&quot;)   OR     ([.B12]=[.D12]) )     AND      ([.D12]=[.E12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3]" office:value-type="float" office:value="4107085" calcext:value-type="float">
            <text:p>4107085</text:p>
          </table:table-cell>
          <table:table-cell table:formula="of:=['Education Expansion'.B13]" office:value-type="float" office:value="4107085" calcext:value-type="float">
            <text:p>4107085</text:p>
          </table:table-cell>
          <table:table-cell/>
          <table:table-cell table:formula="of:=(([.A13]=&quot;&quot;)   AND   ([.B13]=&quot;&quot;)   OR     ([.B13]=[.D13]) )     AND      ([.D13]=[.E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14]" office:value-type="float" office:value="4107767" calcext:value-type="float">
            <text:p>4107767</text:p>
          </table:table-cell>
          <table:table-cell table:formula="of:=['Education Expansion'.B14]" office:value-type="float" office:value="4107767" calcext:value-type="float">
            <text:p>4107767</text:p>
          </table:table-cell>
          <table:table-cell/>
          <table:table-cell table:formula="of:=(([.A14]=&quot;&quot;)   AND   ([.B14]=&quot;&quot;)   OR     ([.B14]=[.D14]) )     AND      ([.D14]=[.E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15]" office:value-type="float" office:value="4107783" calcext:value-type="float">
            <text:p>4107783</text:p>
          </table:table-cell>
          <table:table-cell table:formula="of:=['Education Expansion'.B15]" office:value-type="float" office:value="4107783" calcext:value-type="float">
            <text:p>4107783</text:p>
          </table:table-cell>
          <table:table-cell/>
          <table:table-cell table:formula="of:=(([.A15]=&quot;&quot;)   AND   ([.B15]=&quot;&quot;)   OR     ([.B15]=[.D15]) )     AND      ([.D15]=[.E1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11998" calcext:value-type="float">
            <text:p>4111998</text:p>
          </table:table-cell>
          <table:table-cell/>
          <table:table-cell table:formula="of:=['Education Core'.B16]" office:value-type="float" office:value="0" calcext:value-type="float">
            <text:p>0</text:p>
          </table:table-cell>
          <table:table-cell table:formula="of:=['Education Expansion'.B16]" office:value-type="float" office:value="0" calcext:value-type="float">
            <text:p>0</text:p>
          </table:table-cell>
          <table:table-cell/>
          <table:table-cell table:formula="of:=(([.A16]=&quot;&quot;)   AND   ([.B16]=&quot;&quot;)   OR     ([.B16]=[.D16]) )     AND      ([.D16]=[.E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20017" calcext:value-type="float">
            <text:p>4120017</text:p>
          </table:table-cell>
          <table:table-cell/>
          <table:table-cell table:formula="of:=['Education Core'.B17]" office:value-type="float" office:value="4112282" calcext:value-type="float">
            <text:p>4112282</text:p>
          </table:table-cell>
          <table:table-cell table:formula="of:=['Education Expansion'.B17]" office:value-type="float" office:value="4112282" calcext:value-type="float">
            <text:p>4112282</text:p>
          </table:table-cell>
          <table:table-cell/>
          <table:table-cell table:formula="of:=(([.A17]=&quot;&quot;)   AND   ([.B17]=&quot;&quot;)   OR     ([.B17]=[.D17]) )     AND      ([.D17]=[.E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121715" calcext:value-type="float">
            <text:p>4121715</text:p>
          </table:table-cell>
          <table:table-cell/>
          <table:table-cell table:formula="of:=['Education Core'.B18]" office:value-type="float" office:value="0" calcext:value-type="float">
            <text:p>0</text:p>
          </table:table-cell>
          <table:table-cell table:formula="of:=['Education Expansion'.B18]" office:value-type="float" office:value="4119589" calcext:value-type="float">
            <text:p>4119589</text:p>
          </table:table-cell>
          <table:table-cell/>
          <table:table-cell table:formula="of:=(([.A18]=&quot;&quot;)   AND   ([.B18]=&quot;&quot;)   OR     ([.B18]=[.D18]) )     AND      ([.D18]=[.E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28593" calcext:value-type="float">
            <text:p>4128593</text:p>
          </table:table-cell>
          <table:table-cell/>
          <table:table-cell table:formula="of:=['Education Core'.B19]" office:value-type="float" office:value="4121667" calcext:value-type="float">
            <text:p>4121667</text:p>
          </table:table-cell>
          <table:table-cell table:formula="of:=['Education Expansion'.B19]" office:value-type="float" office:value="4121667" calcext:value-type="float">
            <text:p>4121667</text:p>
          </table:table-cell>
          <table:table-cell/>
          <table:table-cell table:formula="of:=(([.A19]=&quot;&quot;)   AND   ([.B19]=&quot;&quot;)   OR     ([.B19]=[.D19]) )     AND      ([.D19]=[.E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28594" calcext:value-type="float">
            <text:p>4128594</text:p>
          </table:table-cell>
          <table:table-cell/>
          <table:table-cell table:formula="of:=['Education Core'.B20]" office:value-type="float" office:value="4121715" calcext:value-type="float">
            <text:p>4121715</text:p>
          </table:table-cell>
          <table:table-cell table:formula="of:=['Education Expansion'.B20]" office:value-type="float" office:value="4121715" calcext:value-type="float">
            <text:p>4121715</text:p>
          </table:table-cell>
          <table:table-cell/>
          <table:table-cell table:formula="of:=(([.A20]=&quot;&quot;)   AND   ([.B20]=&quot;&quot;)   OR     ([.B20]=[.D20]) )     AND      ([.D20]=[.E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28598" calcext:value-type="float">
            <text:p>4128598</text:p>
          </table:table-cell>
          <table:table-cell/>
          <table:table-cell table:formula="of:=['Education Core'.B21]" office:value-type="float" office:value="4140430" calcext:value-type="float">
            <text:p>4140430</text:p>
          </table:table-cell>
          <table:table-cell table:formula="of:=['Education Expansion'.B21]" office:value-type="float" office:value="0" calcext:value-type="float">
            <text:p>0</text:p>
          </table:table-cell>
          <table:table-cell/>
          <table:table-cell table:formula="of:=(([.A21]=&quot;&quot;)   AND   ([.B21]=&quot;&quot;)   OR     ([.B21]=[.D21]) )     AND      ([.D21]=[.E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40327" calcext:value-type="float">
            <text:p>4140327</text:p>
          </table:table-cell>
          <table:table-cell/>
          <table:table-cell table:formula="of:=['Education Core'.B22]" office:value-type="float" office:value="4140806" calcext:value-type="float">
            <text:p>4140806</text:p>
          </table:table-cell>
          <table:table-cell table:formula="of:=['Education Expansion'.B22]" office:value-type="float" office:value="0" calcext:value-type="float">
            <text:p>0</text:p>
          </table:table-cell>
          <table:table-cell/>
          <table:table-cell table:formula="of:=(([.A22]=&quot;&quot;)   AND   ([.B22]=&quot;&quot;)   OR     ([.B22]=[.D22]) )     AND      ([.D22]=[.E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40806" calcext:value-type="float">
            <text:p>4140806</text:p>
          </table:table-cell>
          <table:table-cell/>
          <table:table-cell table:formula="of:=['Education Core'.B23]" office:value-type="float" office:value="4141270" calcext:value-type="float">
            <text:p>4141270</text:p>
          </table:table-cell>
          <table:table-cell table:formula="of:=['Education Expansion'.B23]" office:value-type="float" office:value="4141270" calcext:value-type="float">
            <text:p>4141270</text:p>
          </table:table-cell>
          <table:table-cell/>
          <table:table-cell table:formula="of:=(([.A23]=&quot;&quot;)   AND   ([.B23]=&quot;&quot;)   OR     ([.B23]=[.D23]) )     AND      ([.D23]=[.E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41300" calcext:value-type="float">
            <text:p>4141300</text:p>
          </table:table-cell>
          <table:table-cell/>
          <table:table-cell table:formula="of:=['Education Core'.B24]" office:value-type="float" office:value="4142236" calcext:value-type="float">
            <text:p>4142236</text:p>
          </table:table-cell>
          <table:table-cell table:formula="of:=['Education Expansion'.B24]" office:value-type="float" office:value="0" calcext:value-type="float">
            <text:p>0</text:p>
          </table:table-cell>
          <table:table-cell/>
          <table:table-cell table:formula="of:=(([.A24]=&quot;&quot;)   AND   ([.B24]=&quot;&quot;)   OR     ([.B24]=[.D24]) )     AND      ([.D24]=[.E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42135" calcext:value-type="float">
            <text:p>4142135</text:p>
          </table:table-cell>
          <table:table-cell/>
          <table:table-cell table:formula="of:=['Education Core'.B25]" office:value-type="float" office:value="4142822" calcext:value-type="float">
            <text:p>4142822</text:p>
          </table:table-cell>
          <table:table-cell table:formula="of:=['Education Expansion'.B25]" office:value-type="float" office:value="0" calcext:value-type="float">
            <text:p>0</text:p>
          </table:table-cell>
          <table:table-cell/>
          <table:table-cell table:formula="of:=(([.A25]=&quot;&quot;)   AND   ([.B25]=&quot;&quot;)   OR     ([.B25]=[.D25]) )     AND      ([.D25]=[.E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42822" calcext:value-type="float">
            <text:p>4142822</text:p>
          </table:table-cell>
          <table:table-cell/>
          <table:table-cell table:formula="of:=['Education Core'.B26]" office:value-type="float" office:value="4142865" calcext:value-type="float">
            <text:p>4142865</text:p>
          </table:table-cell>
          <table:table-cell table:formula="of:=['Education Expansion'.B26]" office:value-type="float" office:value="4142865" calcext:value-type="float">
            <text:p>4142865</text:p>
          </table:table-cell>
          <table:table-cell/>
          <table:table-cell table:formula="of:=(([.A26]=&quot;&quot;)   AND   ([.B26]=&quot;&quot;)   OR     ([.B26]=[.D26]) )     AND      ([.D26]=[.E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42823" calcext:value-type="float">
            <text:p>4142823</text:p>
          </table:table-cell>
          <table:table-cell/>
          <table:table-cell table:formula="of:=['Education Core'.B27]" office:value-type="float" office:value="4153707" calcext:value-type="float">
            <text:p>4153707</text:p>
          </table:table-cell>
          <table:table-cell table:formula="of:=['Education Expansion'.B27]" office:value-type="float" office:value="0" calcext:value-type="float">
            <text:p>0</text:p>
          </table:table-cell>
          <table:table-cell/>
          <table:table-cell table:formula="of:=(([.A27]=&quot;&quot;)   AND   ([.B27]=&quot;&quot;)   OR     ([.B27]=[.D27]) )     AND      ([.D27]=[.E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42865" calcext:value-type="float">
            <text:p>4142865</text:p>
          </table:table-cell>
          <table:table-cell/>
          <table:table-cell table:formula="of:=['Education Core'.B28]" office:value-type="float" office:value="4153718" calcext:value-type="float">
            <text:p>4153718</text:p>
          </table:table-cell>
          <table:table-cell table:formula="of:=['Education Expansion'.B28]" office:value-type="float" office:value="4153718" calcext:value-type="float">
            <text:p>4153718</text:p>
          </table:table-cell>
          <table:table-cell/>
          <table:table-cell table:formula="of:=(([.A28]=&quot;&quot;)   AND   ([.B28]=&quot;&quot;)   OR     ([.B28]=[.D28]) )     AND      ([.D28]=[.E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43187" calcext:value-type="float">
            <text:p>4143187</text:p>
          </table:table-cell>
          <table:table-cell/>
          <table:table-cell table:formula="of:=['Education Core'.B29]" office:value-type="float" office:value="4162857" calcext:value-type="float">
            <text:p>4162857</text:p>
          </table:table-cell>
          <table:table-cell table:formula="of:=['Education Expansion'.B29]" office:value-type="float" office:value="0" calcext:value-type="float">
            <text:p>0</text:p>
          </table:table-cell>
          <table:table-cell/>
          <table:table-cell table:formula="of:=(([.A29]=&quot;&quot;)   AND   ([.B29]=&quot;&quot;)   OR     ([.B29]=[.D29]) )     AND      ([.D29]=[.E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73941" calcext:value-type="float">
            <text:p>4173941</text:p>
          </table:table-cell>
          <table:table-cell/>
          <table:table-cell table:formula="of:=['Education Core'.B30]" office:value-type="float" office:value="0" calcext:value-type="float">
            <text:p>0</text:p>
          </table:table-cell>
          <table:table-cell table:formula="of:=['Education Expansion'.B30]" office:value-type="float" office:value="4164133" calcext:value-type="float">
            <text:p>4164133</text:p>
          </table:table-cell>
          <table:table-cell/>
          <table:table-cell table:formula="of:=(([.A30]=&quot;&quot;)   AND   ([.B30]=&quot;&quot;)   OR     ([.B30]=[.D30]) )     AND      ([.D30]=[.E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73975" calcext:value-type="float">
            <text:p>4173975</text:p>
          </table:table-cell>
          <table:table-cell/>
          <table:table-cell table:formula="of:=['Education Core'.B31]" office:value-type="float" office:value="4173941" calcext:value-type="float">
            <text:p>4173941</text:p>
          </table:table-cell>
          <table:table-cell table:formula="of:=['Education Expansion'.B31]" office:value-type="float" office:value="4173941" calcext:value-type="float">
            <text:p>4173941</text:p>
          </table:table-cell>
          <table:table-cell/>
          <table:table-cell table:formula="of:=(([.A31]=&quot;&quot;)   AND   ([.B31]=&quot;&quot;)   OR     ([.B31]=[.D31]) )     AND      ([.D31]=[.E3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75442" calcext:value-type="float">
            <text:p>4175442</text:p>
          </table:table-cell>
          <table:table-cell/>
          <table:table-cell table:formula="of:=['Education Core'.B32]" office:value-type="float" office:value="4177430" calcext:value-type="float">
            <text:p>4177430</text:p>
          </table:table-cell>
          <table:table-cell table:formula="of:=['Education Expansion'.B32]" office:value-type="float" office:value="4177430" calcext:value-type="float">
            <text:p>4177430</text:p>
          </table:table-cell>
          <table:table-cell/>
          <table:table-cell table:formula="of:=(([.A32]=&quot;&quot;)   AND   ([.B32]=&quot;&quot;)   OR     ([.B32]=[.D32]) )     AND      ([.D32]=[.E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77430" calcext:value-type="float">
            <text:p>4177430</text:p>
          </table:table-cell>
          <table:table-cell/>
          <table:table-cell table:formula="of:=['Education Core'.B33]" office:value-type="float" office:value="4177431" calcext:value-type="float">
            <text:p>4177431</text:p>
          </table:table-cell>
          <table:table-cell table:formula="of:=['Education Expansion'.B33]" office:value-type="float" office:value="4177431" calcext:value-type="float">
            <text:p>4177431</text:p>
          </table:table-cell>
          <table:table-cell/>
          <table:table-cell table:formula="of:=(([.A33]=&quot;&quot;)   AND   ([.B33]=&quot;&quot;)   OR     ([.B33]=[.D33]) )     AND      ([.D33]=[.E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77431" calcext:value-type="float">
            <text:p>4177431</text:p>
          </table:table-cell>
          <table:table-cell/>
          <table:table-cell table:formula="of:=['Education Core'.B34]" office:value-type="float" office:value="0" calcext:value-type="float">
            <text:p>0</text:p>
          </table:table-cell>
          <table:table-cell table:formula="of:=['Education Expansion'.B34]" office:value-type="float" office:value="4178398" calcext:value-type="float">
            <text:p>4178398</text:p>
          </table:table-cell>
          <table:table-cell/>
          <table:table-cell table:formula="of:=(([.A34]=&quot;&quot;)   AND   ([.B34]=&quot;&quot;)   OR     ([.B34]=[.D34]) )     AND      ([.D34]=[.E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84169" calcext:value-type="float">
            <text:p>4184169</text:p>
          </table:table-cell>
          <table:table-cell/>
          <table:table-cell table:formula="of:=['Education Core'.B35]" office:value-type="float" office:value="0" calcext:value-type="float">
            <text:p>0</text:p>
          </table:table-cell>
          <table:table-cell table:formula="of:=['Education Expansion'.B35]" office:value-type="float" office:value="4184169" calcext:value-type="float">
            <text:p>4184169</text:p>
          </table:table-cell>
          <table:table-cell/>
          <table:table-cell table:formula="of:=(([.A35]=&quot;&quot;)   AND   ([.B35]=&quot;&quot;)   OR     ([.B35]=[.D35]) )     AND      ([.D35]=[.E3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84286" calcext:value-type="float">
            <text:p>4184286</text:p>
          </table:table-cell>
          <table:table-cell/>
          <table:table-cell table:formula="of:=['Education Core'.B36]" office:value-type="float" office:value="0" calcext:value-type="float">
            <text:p>0</text:p>
          </table:table-cell>
          <table:table-cell table:formula="of:=['Education Expansion'.B36]" office:value-type="float" office:value="4184286" calcext:value-type="float">
            <text:p>4184286</text:p>
          </table:table-cell>
          <table:table-cell/>
          <table:table-cell table:formula="of:=(([.A36]=&quot;&quot;)   AND   ([.B36]=&quot;&quot;)   OR     ([.B36]=[.D36]) )     AND      ([.D36]=[.E3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85661" calcext:value-type="float">
            <text:p>4185661</text:p>
          </table:table-cell>
          <table:table-cell/>
          <table:table-cell table:formula="of:=['Education Core'.B37]" office:value-type="float" office:value="0" calcext:value-type="float">
            <text:p>0</text:p>
          </table:table-cell>
          <table:table-cell table:formula="of:=['Education Expansion'.B37]" office:value-type="float" office:value="4185661" calcext:value-type="float">
            <text:p>4185661</text:p>
          </table:table-cell>
          <table:table-cell/>
          <table:table-cell table:formula="of:=(([.A37]=&quot;&quot;)   AND   ([.B37]=&quot;&quot;)   OR     ([.B37]=[.D37]) )     AND      ([.D37]=[.E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88298" calcext:value-type="float">
            <text:p>4188298</text:p>
          </table:table-cell>
          <table:table-cell/>
          <table:table-cell table:formula="of:=['Education Core'.B38]" office:value-type="float" office:value="4198367" calcext:value-type="float">
            <text:p>4198367</text:p>
          </table:table-cell>
          <table:table-cell table:formula="of:=['Education Expansion'.B38]" office:value-type="float" office:value="0" calcext:value-type="float">
            <text:p>0</text:p>
          </table:table-cell>
          <table:table-cell/>
          <table:table-cell table:formula="of:=(([.A38]=&quot;&quot;)   AND   ([.B38]=&quot;&quot;)   OR     ([.B38]=[.D38]) )     AND      ([.D38]=[.E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9131" calcext:value-type="float">
            <text:p>4189131</text:p>
          </table:table-cell>
          <table:table-cell/>
          <table:table-cell table:formula="of:=['Education Core'.B39]" office:value-type="float" office:value="4206482" calcext:value-type="float">
            <text:p>4206482</text:p>
          </table:table-cell>
          <table:table-cell table:formula="of:=['Education Expansion'.B39]" office:value-type="float" office:value="4206482" calcext:value-type="float">
            <text:p>4206482</text:p>
          </table:table-cell>
          <table:table-cell/>
          <table:table-cell table:formula="of:=(([.A39]=&quot;&quot;)   AND   ([.B39]=&quot;&quot;)   OR     ([.B39]=[.D39]) )     AND      ([.D39]=[.E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89936" calcext:value-type="float">
            <text:p>4189936</text:p>
          </table:table-cell>
          <table:table-cell/>
          <table:table-cell table:formula="of:=['Education Core'.B40]" office:value-type="float" office:value="0" calcext:value-type="float">
            <text:p>0</text:p>
          </table:table-cell>
          <table:table-cell table:formula="of:=['Education Expansion'.B40]" office:value-type="float" office:value="4207456" calcext:value-type="float">
            <text:p>4207456</text:p>
          </table:table-cell>
          <table:table-cell/>
          <table:table-cell table:formula="of:=(([.A40]=&quot;&quot;)   AND   ([.B40]=&quot;&quot;)   OR     ([.B40]=[.D40]) )     AND      ([.D40]=[.E4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06482" calcext:value-type="float">
            <text:p>4206482</text:p>
          </table:table-cell>
          <table:table-cell/>
          <table:table-cell table:formula="of:=['Education Core'.B41]" office:value-type="float" office:value="0" calcext:value-type="float">
            <text:p>0</text:p>
          </table:table-cell>
          <table:table-cell table:formula="of:=['Education Expansion'.B41]" office:value-type="float" office:value="4208160" calcext:value-type="float">
            <text:p>4208160</text:p>
          </table:table-cell>
          <table:table-cell/>
          <table:table-cell table:formula="of:=(([.A41]=&quot;&quot;)   AND   ([.B41]=&quot;&quot;)   OR     ([.B41]=[.D41]) )     AND      ([.D41]=[.E4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1375" calcext:value-type="float">
            <text:p>4211375</text:p>
          </table:table-cell>
          <table:table-cell/>
          <table:table-cell table:formula="of:=['Education Core'.B42]" office:value-type="float" office:value="0" calcext:value-type="float">
            <text:p>0</text:p>
          </table:table-cell>
          <table:table-cell table:formula="of:=['Education Expansion'.B42]" office:value-type="float" office:value="4210665" calcext:value-type="float">
            <text:p>4210665</text:p>
          </table:table-cell>
          <table:table-cell/>
          <table:table-cell table:formula="of:=(([.A42]=&quot;&quot;)   AND   ([.B42]=&quot;&quot;)   OR     ([.B42]=[.D42]) )     AND      ([.D42]=[.E4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1510" calcext:value-type="float">
            <text:p>4211510</text:p>
          </table:table-cell>
          <table:table-cell/>
          <table:table-cell table:formula="of:=['Education Core'.B43]" office:value-type="float" office:value="0" calcext:value-type="float">
            <text:p>0</text:p>
          </table:table-cell>
          <table:table-cell table:formula="of:=['Education Expansion'.B43]" office:value-type="float" office:value="4210759" calcext:value-type="float">
            <text:p>4210759</text:p>
          </table:table-cell>
          <table:table-cell/>
          <table:table-cell table:formula="of:=(([.A43]=&quot;&quot;)   AND   ([.B43]=&quot;&quot;)   OR     ([.B43]=[.D43]) )     AND      ([.D43]=[.E4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1553" calcext:value-type="float">
            <text:p>4211553</text:p>
          </table:table-cell>
          <table:table-cell/>
          <table:table-cell table:formula="of:=['Education Core'.B44]" office:value-type="float" office:value="4210857" calcext:value-type="float">
            <text:p>4210857</text:p>
          </table:table-cell>
          <table:table-cell table:formula="of:=['Education Expansion'.B44]" office:value-type="float" office:value="4210857" calcext:value-type="float">
            <text:p>4210857</text:p>
          </table:table-cell>
          <table:table-cell/>
          <table:table-cell table:formula="of:=(([.A44]=&quot;&quot;)   AND   ([.B44]=&quot;&quot;)   OR     ([.B44]=[.D44]) )     AND      ([.D44]=[.E4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1566" calcext:value-type="float">
            <text:p>4211566</text:p>
          </table:table-cell>
          <table:table-cell/>
          <table:table-cell table:formula="of:=['Education Core'.B45]" office:value-type="float" office:value="0" calcext:value-type="float">
            <text:p>0</text:p>
          </table:table-cell>
          <table:table-cell table:formula="of:=['Education Expansion'.B45]" office:value-type="float" office:value="4211375" calcext:value-type="float">
            <text:p>4211375</text:p>
          </table:table-cell>
          <table:table-cell/>
          <table:table-cell table:formula="of:=(([.A45]=&quot;&quot;)   AND   ([.B45]=&quot;&quot;)   OR     ([.B45]=[.D45]) )     AND      ([.D45]=[.E4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11639" calcext:value-type="float">
            <text:p>4211639</text:p>
          </table:table-cell>
          <table:table-cell/>
          <table:table-cell table:formula="of:=['Education Core'.B46]" office:value-type="float" office:value="4211510" calcext:value-type="float">
            <text:p>4211510</text:p>
          </table:table-cell>
          <table:table-cell table:formula="of:=['Education Expansion'.B46]" office:value-type="float" office:value="4211510" calcext:value-type="float">
            <text:p>4211510</text:p>
          </table:table-cell>
          <table:table-cell/>
          <table:table-cell table:formula="of:=(([.A46]=&quot;&quot;)   AND   ([.B46]=&quot;&quot;)   OR     ([.B46]=[.D46]) )     AND      ([.D46]=[.E4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1758" calcext:value-type="float">
            <text:p>4211758</text:p>
          </table:table-cell>
          <table:table-cell/>
          <table:table-cell table:formula="of:=['Education Core'.B47]" office:value-type="float" office:value="0" calcext:value-type="float">
            <text:p>0</text:p>
          </table:table-cell>
          <table:table-cell table:formula="of:=['Education Expansion'.B47]" office:value-type="float" office:value="4211566" calcext:value-type="float">
            <text:p>4211566</text:p>
          </table:table-cell>
          <table:table-cell/>
          <table:table-cell table:formula="of:=(([.A47]=&quot;&quot;)   AND   ([.B47]=&quot;&quot;)   OR     ([.B47]=[.D47]) )     AND      ([.D47]=[.E4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1805" calcext:value-type="float">
            <text:p>4211805</text:p>
          </table:table-cell>
          <table:table-cell/>
          <table:table-cell table:formula="of:=['Education Core'.B48]" office:value-type="float" office:value="0" calcext:value-type="float">
            <text:p>0</text:p>
          </table:table-cell>
          <table:table-cell table:formula="of:=['Education Expansion'.B48]" office:value-type="float" office:value="4211610" calcext:value-type="float">
            <text:p>4211610</text:p>
          </table:table-cell>
          <table:table-cell/>
          <table:table-cell table:formula="of:=(([.A48]=&quot;&quot;)   AND   ([.B48]=&quot;&quot;)   OR     ([.B48]=[.D48]) )     AND      ([.D48]=[.E4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1807" calcext:value-type="float">
            <text:p>4211807</text:p>
          </table:table-cell>
          <table:table-cell/>
          <table:table-cell table:formula="of:=['Education Core'.B49]" office:value-type="float" office:value="4211622" calcext:value-type="float">
            <text:p>4211622</text:p>
          </table:table-cell>
          <table:table-cell table:formula="of:=['Education Expansion'.B49]" office:value-type="float" office:value="4211622" calcext:value-type="float">
            <text:p>4211622</text:p>
          </table:table-cell>
          <table:table-cell/>
          <table:table-cell table:formula="of:=(([.A49]=&quot;&quot;)   AND   ([.B49]=&quot;&quot;)   OR     ([.B49]=[.D49]) )     AND      ([.D49]=[.E4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1815" calcext:value-type="float">
            <text:p>4211815</text:p>
          </table:table-cell>
          <table:table-cell/>
          <table:table-cell table:formula="of:=['Education Core'.B50]" office:value-type="float" office:value="4211624" calcext:value-type="float">
            <text:p>4211624</text:p>
          </table:table-cell>
          <table:table-cell table:formula="of:=['Education Expansion'.B50]" office:value-type="float" office:value="0" calcext:value-type="float">
            <text:p>0</text:p>
          </table:table-cell>
          <table:table-cell/>
          <table:table-cell table:formula="of:=(([.A50]=&quot;&quot;)   AND   ([.B50]=&quot;&quot;)   OR     ([.B50]=[.D50]) )     AND      ([.D50]=[.E5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1888" calcext:value-type="float">
            <text:p>4211888</text:p>
          </table:table-cell>
          <table:table-cell/>
          <table:table-cell table:formula="of:=['Education Core'.B51]" office:value-type="float" office:value="4211639" calcext:value-type="float">
            <text:p>4211639</text:p>
          </table:table-cell>
          <table:table-cell table:formula="of:=['Education Expansion'.B51]" office:value-type="float" office:value="4211639" calcext:value-type="float">
            <text:p>4211639</text:p>
          </table:table-cell>
          <table:table-cell/>
          <table:table-cell table:formula="of:=(([.A51]=&quot;&quot;)   AND   ([.B51]=&quot;&quot;)   OR     ([.B51]=[.D51]) )     AND      ([.D51]=[.E5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25033" calcext:value-type="float">
            <text:p>4225033</text:p>
          </table:table-cell>
          <table:table-cell/>
          <table:table-cell table:formula="of:=['Education Core'.B52]" office:value-type="float" office:value="4211651" calcext:value-type="float">
            <text:p>4211651</text:p>
          </table:table-cell>
          <table:table-cell table:formula="of:=['Education Expansion'.B52]" office:value-type="float" office:value="4211651" calcext:value-type="float">
            <text:p>4211651</text:p>
          </table:table-cell>
          <table:table-cell/>
          <table:table-cell table:formula="of:=(([.A52]=&quot;&quot;)   AND   ([.B52]=&quot;&quot;)   OR     ([.B52]=[.D52]) )     AND      ([.D52]=[.E5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27155" calcext:value-type="float">
            <text:p>4227155</text:p>
          </table:table-cell>
          <table:table-cell/>
          <table:table-cell table:formula="of:=['Education Core'.B53]" office:value-type="float" office:value="0" calcext:value-type="float">
            <text:p>0</text:p>
          </table:table-cell>
          <table:table-cell table:formula="of:=['Education Expansion'.B53]" office:value-type="float" office:value="4211655" calcext:value-type="float">
            <text:p>4211655</text:p>
          </table:table-cell>
          <table:table-cell/>
          <table:table-cell table:formula="of:=(([.A53]=&quot;&quot;)   AND   ([.B53]=&quot;&quot;)   OR     ([.B53]=[.D53]) )     AND      ([.D53]=[.E5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34429" calcext:value-type="float">
            <text:p>4234429</text:p>
          </table:table-cell>
          <table:table-cell/>
          <table:table-cell table:formula="of:=['Education Core'.B54]" office:value-type="float" office:value="4211713" calcext:value-type="float">
            <text:p>4211713</text:p>
          </table:table-cell>
          <table:table-cell table:formula="of:=['Education Expansion'.B54]" office:value-type="float" office:value="4211713" calcext:value-type="float">
            <text:p>4211713</text:p>
          </table:table-cell>
          <table:table-cell/>
          <table:table-cell table:formula="of:=(([.A54]=&quot;&quot;)   AND   ([.B54]=&quot;&quot;)   OR     ([.B54]=[.D54]) )     AND      ([.D54]=[.E5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39601" calcext:value-type="float">
            <text:p>4239601</text:p>
          </table:table-cell>
          <table:table-cell/>
          <table:table-cell table:formula="of:=['Education Core'.B55]" office:value-type="float" office:value="0" calcext:value-type="float">
            <text:p>0</text:p>
          </table:table-cell>
          <table:table-cell table:formula="of:=['Education Expansion'.B55]" office:value-type="float" office:value="4211714" calcext:value-type="float">
            <text:p>4211714</text:p>
          </table:table-cell>
          <table:table-cell/>
          <table:table-cell table:formula="of:=(([.A55]=&quot;&quot;)   AND   ([.B55]=&quot;&quot;)   OR     ([.B55]=[.D55]) )     AND      ([.D55]=[.E5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46901" calcext:value-type="float">
            <text:p>4246901</text:p>
          </table:table-cell>
          <table:table-cell/>
          <table:table-cell table:formula="of:=['Education Core'.B56]" office:value-type="float" office:value="0" calcext:value-type="float">
            <text:p>0</text:p>
          </table:table-cell>
          <table:table-cell table:formula="of:=['Education Expansion'.B56]" office:value-type="float" office:value="4211741" calcext:value-type="float">
            <text:p>4211741</text:p>
          </table:table-cell>
          <table:table-cell/>
          <table:table-cell table:formula="of:=(([.A56]=&quot;&quot;)   AND   ([.B56]=&quot;&quot;)   OR     ([.B56]=[.D56]) )     AND      ([.D56]=[.E5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8204" calcext:value-type="float">
            <text:p>4248204</text:p>
          </table:table-cell>
          <table:table-cell/>
          <table:table-cell table:formula="of:=['Education Core'.B57]" office:value-type="float" office:value="0" calcext:value-type="float">
            <text:p>0</text:p>
          </table:table-cell>
          <table:table-cell table:formula="of:=['Education Expansion'.B57]" office:value-type="float" office:value="4211758" calcext:value-type="float">
            <text:p>4211758</text:p>
          </table:table-cell>
          <table:table-cell/>
          <table:table-cell table:formula="of:=(([.A57]=&quot;&quot;)   AND   ([.B57]=&quot;&quot;)   OR     ([.B57]=[.D57]) )     AND      ([.D57]=[.E5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54606" calcext:value-type="float">
            <text:p>4254606</text:p>
          </table:table-cell>
          <table:table-cell/>
          <table:table-cell table:formula="of:=['Education Core'.B58]" office:value-type="float" office:value="4211775" calcext:value-type="float">
            <text:p>4211775</text:p>
          </table:table-cell>
          <table:table-cell table:formula="of:=['Education Expansion'.B58]" office:value-type="float" office:value="4211775" calcext:value-type="float">
            <text:p>4211775</text:p>
          </table:table-cell>
          <table:table-cell/>
          <table:table-cell table:formula="of:=(([.A58]=&quot;&quot;)   AND   ([.B58]=&quot;&quot;)   OR     ([.B58]=[.D58]) )     AND      ([.D58]=[.E5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55563" calcext:value-type="float">
            <text:p>4255563</text:p>
          </table:table-cell>
          <table:table-cell/>
          <table:table-cell table:formula="of:=['Education Core'.B59]" office:value-type="float" office:value="4211805" calcext:value-type="float">
            <text:p>4211805</text:p>
          </table:table-cell>
          <table:table-cell table:formula="of:=['Education Expansion'.B59]" office:value-type="float" office:value="4211805" calcext:value-type="float">
            <text:p>4211805</text:p>
          </table:table-cell>
          <table:table-cell/>
          <table:table-cell table:formula="of:=(([.A59]=&quot;&quot;)   AND   ([.B59]=&quot;&quot;)   OR     ([.B59]=[.D59]) )     AND      ([.D59]=[.E5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9389" calcext:value-type="float">
            <text:p>4299389</text:p>
          </table:table-cell>
          <table:table-cell/>
          <table:table-cell table:formula="of:=['Education Core'.B60]" office:value-type="float" office:value="4211807" calcext:value-type="float">
            <text:p>4211807</text:p>
          </table:table-cell>
          <table:table-cell table:formula="of:=['Education Expansion'.B60]" office:value-type="float" office:value="0" calcext:value-type="float">
            <text:p>0</text:p>
          </table:table-cell>
          <table:table-cell/>
          <table:table-cell table:formula="of:=(([.A60]=&quot;&quot;)   AND   ([.B60]=&quot;&quot;)   OR     ([.B60]=[.D60]) )     AND      ([.D60]=[.E6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94222" calcext:value-type="float">
            <text:p>4494222</text:p>
          </table:table-cell>
          <table:table-cell/>
          <table:table-cell table:formula="of:=['Education Core'.B61]" office:value-type="float" office:value="4211815" calcext:value-type="float">
            <text:p>4211815</text:p>
          </table:table-cell>
          <table:table-cell table:formula="of:=['Education Expansion'.B61]" office:value-type="float" office:value="4211815" calcext:value-type="float">
            <text:p>4211815</text:p>
          </table:table-cell>
          <table:table-cell/>
          <table:table-cell table:formula="of:=(([.A61]=&quot;&quot;)   AND   ([.B61]=&quot;&quot;)   OR     ([.B61]=[.D61]) )     AND      ([.D61]=[.E6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95935" calcext:value-type="float">
            <text:p>4495935</text:p>
          </table:table-cell>
          <table:table-cell/>
          <table:table-cell table:formula="of:=['Education Core'.B62]" office:value-type="float" office:value="0" calcext:value-type="float">
            <text:p>0</text:p>
          </table:table-cell>
          <table:table-cell table:formula="of:=['Education Expansion'.B62]" office:value-type="float" office:value="4211845" calcext:value-type="float">
            <text:p>4211845</text:p>
          </table:table-cell>
          <table:table-cell/>
          <table:table-cell table:formula="of:=(([.A62]=&quot;&quot;)   AND   ([.B62]=&quot;&quot;)   OR     ([.B62]=[.D62]) )     AND      ([.D62]=[.E6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99858" calcext:value-type="float">
            <text:p>4499858</text:p>
          </table:table-cell>
          <table:table-cell/>
          <table:table-cell table:formula="of:=['Education Core'.B63]" office:value-type="float" office:value="0" calcext:value-type="float">
            <text:p>0</text:p>
          </table:table-cell>
          <table:table-cell table:formula="of:=['Education Expansion'.B63]" office:value-type="float" office:value="4211862" calcext:value-type="float">
            <text:p>4211862</text:p>
          </table:table-cell>
          <table:table-cell/>
          <table:table-cell table:formula="of:=(([.A63]=&quot;&quot;)   AND   ([.B63]=&quot;&quot;)   OR     ([.B63]=[.D63]) )     AND      ([.D63]=[.E6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2595" calcext:value-type="float">
            <text:p>4502595</text:p>
          </table:table-cell>
          <table:table-cell/>
          <table:table-cell table:formula="of:=['Education Core'.B64]" office:value-type="float" office:value="4211866" calcext:value-type="float">
            <text:p>4211866</text:p>
          </table:table-cell>
          <table:table-cell table:formula="of:=['Education Expansion'.B64]" office:value-type="float" office:value="4211866" calcext:value-type="float">
            <text:p>4211866</text:p>
          </table:table-cell>
          <table:table-cell/>
          <table:table-cell table:formula="of:=(([.A64]=&quot;&quot;)   AND   ([.B64]=&quot;&quot;)   OR     ([.B64]=[.D64]) )     AND      ([.D64]=[.E6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8553" calcext:value-type="float">
            <text:p>4508553</text:p>
          </table:table-cell>
          <table:table-cell/>
          <table:table-cell table:formula="of:=['Education Core'.B65]" office:value-type="float" office:value="4225033" calcext:value-type="float">
            <text:p>4225033</text:p>
          </table:table-cell>
          <table:table-cell table:formula="of:=['Education Expansion'.B65]" office:value-type="float" office:value="4225033" calcext:value-type="float">
            <text:p>4225033</text:p>
          </table:table-cell>
          <table:table-cell/>
          <table:table-cell table:formula="of:=(([.A65]=&quot;&quot;)   AND   ([.B65]=&quot;&quot;)   OR     ([.B65]=[.D65]) )     AND      ([.D65]=[.E6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13174" calcext:value-type="float">
            <text:p>4513174</text:p>
          </table:table-cell>
          <table:table-cell/>
          <table:table-cell table:formula="of:=['Education Core'.B66]" office:value-type="float" office:value="4239601" calcext:value-type="float">
            <text:p>4239601</text:p>
          </table:table-cell>
          <table:table-cell table:formula="of:=['Education Expansion'.B66]" office:value-type="float" office:value="4234240" calcext:value-type="float">
            <text:p>4234240</text:p>
          </table:table-cell>
          <table:table-cell/>
          <table:table-cell table:formula="of:=(([.A66]=&quot;&quot;)   AND   ([.B66]=&quot;&quot;)   OR     ([.B66]=[.D66]) )     AND      ([.D66]=[.E6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14553" calcext:value-type="float">
            <text:p>4514553</text:p>
          </table:table-cell>
          <table:table-cell/>
          <table:table-cell table:formula="of:=['Education Core'.B67]" office:value-type="float" office:value="4248204" calcext:value-type="float">
            <text:p>4248204</text:p>
          </table:table-cell>
          <table:table-cell table:formula="of:=['Education Expansion'.B67]" office:value-type="float" office:value="4237267" calcext:value-type="float">
            <text:p>4237267</text:p>
          </table:table-cell>
          <table:table-cell/>
          <table:table-cell table:formula="of:=(([.A67]=&quot;&quot;)   AND   ([.B67]=&quot;&quot;)   OR     ([.B67]=[.D67]) )     AND      ([.D67]=[.E6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14554" calcext:value-type="float">
            <text:p>4514554</text:p>
          </table:table-cell>
          <table:table-cell/>
          <table:table-cell table:formula="of:=['Education Core'.B68]" office:value-type="float" office:value="4255563" calcext:value-type="float">
            <text:p>4255563</text:p>
          </table:table-cell>
          <table:table-cell table:formula="of:=['Education Expansion'.B68]" office:value-type="float" office:value="4239601" calcext:value-type="float">
            <text:p>4239601</text:p>
          </table:table-cell>
          <table:table-cell/>
          <table:table-cell table:formula="of:=(([.A68]=&quot;&quot;)   AND   ([.B68]=&quot;&quot;)   OR     ([.B68]=[.D68]) )     AND      ([.D68]=[.E6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14558" calcext:value-type="float">
            <text:p>4514558</text:p>
          </table:table-cell>
          <table:table-cell/>
          <table:table-cell table:formula="of:=['Education Core'.B69]" office:value-type="float" office:value="4285634" calcext:value-type="float">
            <text:p>4285634</text:p>
          </table:table-cell>
          <table:table-cell table:formula="of:=['Education Expansion'.B69]" office:value-type="float" office:value="4268659" calcext:value-type="float">
            <text:p>4268659</text:p>
          </table:table-cell>
          <table:table-cell/>
          <table:table-cell table:formula="of:=(([.A69]=&quot;&quot;)   AND   ([.B69]=&quot;&quot;)   OR     ([.B69]=[.D69]) )     AND      ([.D69]=[.E6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2933" calcext:value-type="float">
            <text:p>4522933</text:p>
          </table:table-cell>
          <table:table-cell/>
          <table:table-cell table:formula="of:=['Education Core'.B70]" office:value-type="float" office:value="4296059" calcext:value-type="float">
            <text:p>4296059</text:p>
          </table:table-cell>
          <table:table-cell table:formula="of:=['Education Expansion'.B70]" office:value-type="float" office:value="4270473" calcext:value-type="float">
            <text:p>4270473</text:p>
          </table:table-cell>
          <table:table-cell/>
          <table:table-cell table:formula="of:=(([.A70]=&quot;&quot;)   AND   ([.B70]=&quot;&quot;)   OR     ([.B70]=[.D70]) )     AND      ([.D70]=[.E7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26985" calcext:value-type="float">
            <text:p>4526985</text:p>
          </table:table-cell>
          <table:table-cell/>
          <table:table-cell table:formula="of:=['Education Core'.B71]" office:value-type="float" office:value="4495412" calcext:value-type="float">
            <text:p>4495412</text:p>
          </table:table-cell>
          <table:table-cell table:formula="of:=['Education Expansion'.B71]" office:value-type="float" office:value="4278359" calcext:value-type="float">
            <text:p>4278359</text:p>
          </table:table-cell>
          <table:table-cell/>
          <table:table-cell table:formula="of:=(([.A71]=&quot;&quot;)   AND   ([.B71]=&quot;&quot;)   OR     ([.B71]=[.D71]) )     AND      ([.D71]=[.E7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5768" calcext:value-type="float">
            <text:p>4535768</text:p>
          </table:table-cell>
          <table:table-cell/>
          <table:table-cell table:formula="of:=['Education Core'.B72]" office:value-type="float" office:value="4495930" calcext:value-type="float">
            <text:p>4495930</text:p>
          </table:table-cell>
          <table:table-cell table:formula="of:=['Education Expansion'.B72]" office:value-type="float" office:value="4278957" calcext:value-type="float">
            <text:p>4278957</text:p>
          </table:table-cell>
          <table:table-cell/>
          <table:table-cell table:formula="of:=(([.A72]=&quot;&quot;)   AND   ([.B72]=&quot;&quot;)   OR     ([.B72]=[.D72]) )     AND      ([.D72]=[.E7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8007" calcext:value-type="float">
            <text:p>4538007</text:p>
          </table:table-cell>
          <table:table-cell/>
          <table:table-cell table:formula="of:=['Education Core'.B73]" office:value-type="float" office:value="4499858" calcext:value-type="float">
            <text:p>4499858</text:p>
          </table:table-cell>
          <table:table-cell table:formula="of:=['Education Expansion'.B73]" office:value-type="float" office:value="4285634" calcext:value-type="float">
            <text:p>4285634</text:p>
          </table:table-cell>
          <table:table-cell/>
          <table:table-cell table:formula="of:=(([.A73]=&quot;&quot;)   AND   ([.B73]=&quot;&quot;)   OR     ([.B73]=[.D73]) )     AND      ([.D73]=[.E7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9880" calcext:value-type="float">
            <text:p>4539880</text:p>
          </table:table-cell>
          <table:table-cell/>
          <table:table-cell table:formula="of:=['Education Core'.B74]" office:value-type="float" office:value="4502595" calcext:value-type="float">
            <text:p>4502595</text:p>
          </table:table-cell>
          <table:table-cell table:formula="of:=['Education Expansion'.B74]" office:value-type="float" office:value="4296059" calcext:value-type="float">
            <text:p>4296059</text:p>
          </table:table-cell>
          <table:table-cell/>
          <table:table-cell table:formula="of:=(([.A74]=&quot;&quot;)   AND   ([.B74]=&quot;&quot;)   OR     ([.B74]=[.D74]) )     AND      ([.D74]=[.E7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0797" calcext:value-type="float">
            <text:p>4540797</text:p>
          </table:table-cell>
          <table:table-cell/>
          <table:table-cell table:formula="of:=['Education Core'.B75]" office:value-type="float" office:value="4509376" calcext:value-type="float">
            <text:p>4509376</text:p>
          </table:table-cell>
          <table:table-cell table:formula="of:=['Education Expansion'.B75]" office:value-type="float" office:value="4297210" calcext:value-type="float">
            <text:p>4297210</text:p>
          </table:table-cell>
          <table:table-cell/>
          <table:table-cell table:formula="of:=(([.A75]=&quot;&quot;)   AND   ([.B75]=&quot;&quot;)   OR     ([.B75]=[.D75]) )     AND      ([.D75]=[.E7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42573" calcext:value-type="float">
            <text:p>4542573</text:p>
          </table:table-cell>
          <table:table-cell/>
          <table:table-cell table:formula="of:=['Education Core'.B76]" office:value-type="float" office:value="4509912" calcext:value-type="float">
            <text:p>4509912</text:p>
          </table:table-cell>
          <table:table-cell table:formula="of:=['Education Expansion'.B76]" office:value-type="float" office:value="4490127" calcext:value-type="float">
            <text:p>4490127</text:p>
          </table:table-cell>
          <table:table-cell/>
          <table:table-cell table:formula="of:=(([.A76]=&quot;&quot;)   AND   ([.B76]=&quot;&quot;)   OR     ([.B76]=[.D76]) )     AND      ([.D76]=[.E7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4143" calcext:value-type="float">
            <text:p>4544143</text:p>
          </table:table-cell>
          <table:table-cell/>
          <table:table-cell table:formula="of:=['Education Core'.B77]" office:value-type="float" office:value="4513174" calcext:value-type="float">
            <text:p>4513174</text:p>
          </table:table-cell>
          <table:table-cell table:formula="of:=['Education Expansion'.B77]" office:value-type="float" office:value="4495412" calcext:value-type="float">
            <text:p>4495412</text:p>
          </table:table-cell>
          <table:table-cell/>
          <table:table-cell table:formula="of:=(([.A77]=&quot;&quot;)   AND   ([.B77]=&quot;&quot;)   OR     ([.B77]=[.D77]) )     AND      ([.D77]=[.E7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45430" calcext:value-type="float">
            <text:p>4545430</text:p>
          </table:table-cell>
          <table:table-cell/>
          <table:table-cell table:formula="of:=['Education Core'.B78]" office:value-type="float" office:value="4514553" calcext:value-type="float">
            <text:p>4514553</text:p>
          </table:table-cell>
          <table:table-cell table:formula="of:=['Education Expansion'.B78]" office:value-type="float" office:value="4495930" calcext:value-type="float">
            <text:p>4495930</text:p>
          </table:table-cell>
          <table:table-cell/>
          <table:table-cell table:formula="of:=(([.A78]=&quot;&quot;)   AND   ([.B78]=&quot;&quot;)   OR     ([.B78]=[.D78]) )     AND      ([.D78]=[.E7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47581" calcext:value-type="float">
            <text:p>4547581</text:p>
          </table:table-cell>
          <table:table-cell/>
          <table:table-cell table:formula="of:=['Education Core'.B79]" office:value-type="float" office:value="4514554" calcext:value-type="float">
            <text:p>4514554</text:p>
          </table:table-cell>
          <table:table-cell table:formula="of:=['Education Expansion'.B79]" office:value-type="float" office:value="4499858" calcext:value-type="float">
            <text:p>4499858</text:p>
          </table:table-cell>
          <table:table-cell/>
          <table:table-cell table:formula="of:=(([.A79]=&quot;&quot;)   AND   ([.B79]=&quot;&quot;)   OR     ([.B79]=[.D79]) )     AND      ([.D79]=[.E7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47582" calcext:value-type="float">
            <text:p>4547582</text:p>
          </table:table-cell>
          <table:table-cell/>
          <table:table-cell table:formula="of:=['Education Core'.B80]" office:value-type="float" office:value="4514558" calcext:value-type="float">
            <text:p>4514558</text:p>
          </table:table-cell>
          <table:table-cell table:formula="of:=['Education Expansion'.B80]" office:value-type="float" office:value="4508553" calcext:value-type="float">
            <text:p>4508553</text:p>
          </table:table-cell>
          <table:table-cell/>
          <table:table-cell table:formula="of:=(([.A80]=&quot;&quot;)   AND   ([.B80]=&quot;&quot;)   OR     ([.B80]=[.D80]) )     AND      ([.D80]=[.E8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52347" calcext:value-type="float">
            <text:p>4552347</text:p>
          </table:table-cell>
          <table:table-cell/>
          <table:table-cell table:formula="of:=['Education Core'.B81]" office:value-type="float" office:value="4522934" calcext:value-type="float">
            <text:p>4522934</text:p>
          </table:table-cell>
          <table:table-cell table:formula="of:=['Education Expansion'.B81]" office:value-type="float" office:value="4513174" calcext:value-type="float">
            <text:p>4513174</text:p>
          </table:table-cell>
          <table:table-cell/>
          <table:table-cell table:formula="of:=(([.A81]=&quot;&quot;)   AND   ([.B81]=&quot;&quot;)   OR     ([.B81]=[.D81]) )     AND      ([.D81]=[.E8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8692" calcext:value-type="float">
            <text:p>4558692</text:p>
          </table:table-cell>
          <table:table-cell/>
          <table:table-cell table:formula="of:=['Education Core'.B82]" office:value-type="float" office:value="4526985" calcext:value-type="float">
            <text:p>4526985</text:p>
          </table:table-cell>
          <table:table-cell table:formula="of:=['Education Expansion'.B82]" office:value-type="float" office:value="4514553" calcext:value-type="float">
            <text:p>4514553</text:p>
          </table:table-cell>
          <table:table-cell/>
          <table:table-cell table:formula="of:=(([.A82]=&quot;&quot;)   AND   ([.B82]=&quot;&quot;)   OR     ([.B82]=[.D82]) )     AND      ([.D82]=[.E8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58797" calcext:value-type="float">
            <text:p>4558797</text:p>
          </table:table-cell>
          <table:table-cell/>
          <table:table-cell table:formula="of:=['Education Core'.B83]" office:value-type="float" office:value="4535768" calcext:value-type="float">
            <text:p>4535768</text:p>
          </table:table-cell>
          <table:table-cell table:formula="of:=['Education Expansion'.B83]" office:value-type="float" office:value="4514554" calcext:value-type="float">
            <text:p>4514554</text:p>
          </table:table-cell>
          <table:table-cell/>
          <table:table-cell table:formula="of:=(([.A83]=&quot;&quot;)   AND   ([.B83]=&quot;&quot;)   OR     ([.B83]=[.D83]) )     AND      ([.D83]=[.E8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58802" calcext:value-type="float">
            <text:p>4558802</text:p>
          </table:table-cell>
          <table:table-cell/>
          <table:table-cell table:formula="of:=['Education Core'.B84]" office:value-type="float" office:value="4538007" calcext:value-type="float">
            <text:p>4538007</text:p>
          </table:table-cell>
          <table:table-cell table:formula="of:=['Education Expansion'.B84]" office:value-type="float" office:value="4514558" calcext:value-type="float">
            <text:p>4514558</text:p>
          </table:table-cell>
          <table:table-cell/>
          <table:table-cell table:formula="of:=(([.A84]=&quot;&quot;)   AND   ([.B84]=&quot;&quot;)   OR     ([.B84]=[.D84]) )     AND      ([.D84]=[.E8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0175" calcext:value-type="float">
            <text:p>4560175</text:p>
          </table:table-cell>
          <table:table-cell/>
          <table:table-cell table:formula="of:=['Education Core'.B85]" office:value-type="float" office:value="4539880" calcext:value-type="float">
            <text:p>4539880</text:p>
          </table:table-cell>
          <table:table-cell table:formula="of:=['Education Expansion'.B85]" office:value-type="float" office:value="4525184" calcext:value-type="float">
            <text:p>4525184</text:p>
          </table:table-cell>
          <table:table-cell/>
          <table:table-cell table:formula="of:=(([.A85]=&quot;&quot;)   AND   ([.B85]=&quot;&quot;)   OR     ([.B85]=[.D85]) )     AND      ([.D85]=[.E8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60177" calcext:value-type="float">
            <text:p>4560177</text:p>
          </table:table-cell>
          <table:table-cell/>
          <table:table-cell table:formula="of:=['Education Core'.B86]" office:value-type="float" office:value="4540797" calcext:value-type="float">
            <text:p>4540797</text:p>
          </table:table-cell>
          <table:table-cell table:formula="of:=['Education Expansion'.B86]" office:value-type="float" office:value="4525904" calcext:value-type="float">
            <text:p>4525904</text:p>
          </table:table-cell>
          <table:table-cell/>
          <table:table-cell table:formula="of:=(([.A86]=&quot;&quot;)   AND   ([.B86]=&quot;&quot;)   OR     ([.B86]=[.D86]) )     AND      ([.D86]=[.E8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62805" calcext:value-type="float">
            <text:p>4562805</text:p>
          </table:table-cell>
          <table:table-cell/>
          <table:table-cell table:formula="of:=['Education Core'.B87]" office:value-type="float" office:value="4541326" calcext:value-type="float">
            <text:p>4541326</text:p>
          </table:table-cell>
          <table:table-cell table:formula="of:=['Education Expansion'.B87]" office:value-type="float" office:value="4526985" calcext:value-type="float">
            <text:p>4526985</text:p>
          </table:table-cell>
          <table:table-cell/>
          <table:table-cell table:formula="of:=(([.A87]=&quot;&quot;)   AND   ([.B87]=&quot;&quot;)   OR     ([.B87]=[.D87]) )     AND      ([.D87]=[.E8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5452" calcext:value-type="float">
            <text:p>4565452</text:p>
          </table:table-cell>
          <table:table-cell/>
          <table:table-cell table:formula="of:=['Education Core'.B88]" office:value-type="float" office:value="4542578" calcext:value-type="float">
            <text:p>4542578</text:p>
          </table:table-cell>
          <table:table-cell table:formula="of:=['Education Expansion'.B88]" office:value-type="float" office:value="4535768" calcext:value-type="float">
            <text:p>4535768</text:p>
          </table:table-cell>
          <table:table-cell/>
          <table:table-cell table:formula="of:=(([.A88]=&quot;&quot;)   AND   ([.B88]=&quot;&quot;)   OR     ([.B88]=[.D88]) )     AND      ([.D88]=[.E8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29921" calcext:value-type="float">
            <text:p>4629921</text:p>
          </table:table-cell>
          <table:table-cell/>
          <table:table-cell table:formula="of:=['Education Core'.B89]" office:value-type="float" office:value="4543490" calcext:value-type="float">
            <text:p>4543490</text:p>
          </table:table-cell>
          <table:table-cell table:formula="of:=['Education Expansion'.B89]" office:value-type="float" office:value="4538007" calcext:value-type="float">
            <text:p>4538007</text:p>
          </table:table-cell>
          <table:table-cell/>
          <table:table-cell table:formula="of:=(([.A89]=&quot;&quot;)   AND   ([.B89]=&quot;&quot;)   OR     ([.B89]=[.D89]) )     AND      ([.D89]=[.E8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30114" calcext:value-type="float">
            <text:p>4630114</text:p>
          </table:table-cell>
          <table:table-cell/>
          <table:table-cell table:formula="of:=['Education Core'.B90]" office:value-type="float" office:value="4552347" calcext:value-type="float">
            <text:p>4552347</text:p>
          </table:table-cell>
          <table:table-cell table:formula="of:=['Education Expansion'.B90]" office:value-type="float" office:value="4539880" calcext:value-type="float">
            <text:p>4539880</text:p>
          </table:table-cell>
          <table:table-cell/>
          <table:table-cell table:formula="of:=(([.A90]=&quot;&quot;)   AND   ([.B90]=&quot;&quot;)   OR     ([.B90]=[.D90]) )     AND      ([.D90]=[.E9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45732" calcext:value-type="float">
            <text:p>4645732</text:p>
          </table:table-cell>
          <table:table-cell/>
          <table:table-cell table:formula="of:=['Education Core'.B91]" office:value-type="float" office:value="4560175" calcext:value-type="float">
            <text:p>4560175</text:p>
          </table:table-cell>
          <table:table-cell table:formula="of:=['Education Expansion'.B91]" office:value-type="float" office:value="4540797" calcext:value-type="float">
            <text:p>4540797</text:p>
          </table:table-cell>
          <table:table-cell/>
          <table:table-cell table:formula="of:=(([.A91]=&quot;&quot;)   AND   ([.B91]=&quot;&quot;)   OR     ([.B91]=[.D91]) )     AND      ([.D91]=[.E9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56205" calcext:value-type="float">
            <text:p>4656205</text:p>
          </table:table-cell>
          <table:table-cell/>
          <table:table-cell table:formula="of:=['Education Core'.B92]" office:value-type="float" office:value="4560177" calcext:value-type="float">
            <text:p>4560177</text:p>
          </table:table-cell>
          <table:table-cell table:formula="of:=['Education Expansion'.B92]" office:value-type="float" office:value="4540906" calcext:value-type="float">
            <text:p>4540906</text:p>
          </table:table-cell>
          <table:table-cell/>
          <table:table-cell table:formula="of:=(([.A92]=&quot;&quot;)   AND   ([.B92]=&quot;&quot;)   OR     ([.B92]=[.D92]) )     AND      ([.D92]=[.E9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57296" calcext:value-type="float">
            <text:p>4657296</text:p>
          </table:table-cell>
          <table:table-cell/>
          <table:table-cell table:formula="of:=['Education Core'.B93]" office:value-type="float" office:value="4563044" calcext:value-type="float">
            <text:p>4563044</text:p>
          </table:table-cell>
          <table:table-cell table:formula="of:=['Education Expansion'.B93]" office:value-type="float" office:value="4541325" calcext:value-type="float">
            <text:p>4541325</text:p>
          </table:table-cell>
          <table:table-cell/>
          <table:table-cell table:formula="of:=(([.A93]=&quot;&quot;)   AND   ([.B93]=&quot;&quot;)   OR     ([.B93]=[.D93]) )     AND      ([.D93]=[.E9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66999" calcext:value-type="float">
            <text:p>4666999</text:p>
          </table:table-cell>
          <table:table-cell/>
          <table:table-cell table:formula="of:=['Education Core'.B94]" office:value-type="float" office:value="4565452" calcext:value-type="float">
            <text:p>4565452</text:p>
          </table:table-cell>
          <table:table-cell table:formula="of:=['Education Expansion'.B94]" office:value-type="float" office:value="4541924" calcext:value-type="float">
            <text:p>4541924</text:p>
          </table:table-cell>
          <table:table-cell/>
          <table:table-cell table:formula="of:=(([.A94]=&quot;&quot;)   AND   ([.B94]=&quot;&quot;)   OR     ([.B94]=[.D94]) )     AND      ([.D94]=[.E9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6140" calcext:value-type="float">
            <text:p>6006140</text:p>
          </table:table-cell>
          <table:table-cell/>
          <table:table-cell table:formula="of:=['Education Core'.B95]" office:value-type="float" office:value="4566249" calcext:value-type="float">
            <text:p>4566249</text:p>
          </table:table-cell>
          <table:table-cell table:formula="of:=['Education Expansion'.B95]" office:value-type="float" office:value="4542578" calcext:value-type="float">
            <text:p>4542578</text:p>
          </table:table-cell>
          <table:table-cell/>
          <table:table-cell table:formula="of:=(([.A95]=&quot;&quot;)   AND   ([.B95]=&quot;&quot;)   OR     ([.B95]=[.D95]) )     AND      ([.D95]=[.E9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8472" calcext:value-type="float">
            <text:p>6008472</text:p>
          </table:table-cell>
          <table:table-cell/>
          <table:table-cell table:formula="of:=['Education Core'.B96]" office:value-type="float" office:value="4566251" calcext:value-type="float">
            <text:p>4566251</text:p>
          </table:table-cell>
          <table:table-cell table:formula="of:=['Education Expansion'.B96]" office:value-type="float" office:value="4544140" calcext:value-type="float">
            <text:p>4544140</text:p>
          </table:table-cell>
          <table:table-cell/>
          <table:table-cell table:formula="of:=(([.A96]=&quot;&quot;)   AND   ([.B96]=&quot;&quot;)   OR     ([.B96]=[.D96]) )     AND      ([.D96]=[.E9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8577" calcext:value-type="float">
            <text:p>6008577</text:p>
          </table:table-cell>
          <table:table-cell/>
          <table:table-cell table:formula="of:=['Education Core'.B97]" office:value-type="float" office:value="4582792" calcext:value-type="float">
            <text:p>4582792</text:p>
          </table:table-cell>
          <table:table-cell table:formula="of:=['Education Expansion'.B97]" office:value-type="float" office:value="4544143" calcext:value-type="float">
            <text:p>4544143</text:p>
          </table:table-cell>
          <table:table-cell/>
          <table:table-cell table:formula="of:=(([.A97]=&quot;&quot;)   AND   ([.B97]=&quot;&quot;)   OR     ([.B97]=[.D97]) )     AND      ([.D97]=[.E9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8919" calcext:value-type="float">
            <text:p>6008919</text:p>
          </table:table-cell>
          <table:table-cell/>
          <table:table-cell table:formula="of:=['Education Core'.B98]" office:value-type="float" office:value="4585040" calcext:value-type="float">
            <text:p>4585040</text:p>
          </table:table-cell>
          <table:table-cell table:formula="of:=['Education Expansion'.B98]" office:value-type="float" office:value="4544147" calcext:value-type="float">
            <text:p>4544147</text:p>
          </table:table-cell>
          <table:table-cell/>
          <table:table-cell table:formula="of:=(([.A98]=&quot;&quot;)   AND   ([.B98]=&quot;&quot;)   OR     ([.B98]=[.D98]) )     AND      ([.D98]=[.E9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9430" calcext:value-type="float">
            <text:p>6009430</text:p>
          </table:table-cell>
          <table:table-cell/>
          <table:table-cell table:formula="of:=['Education Core'.B99]" office:value-type="float" office:value="4587275" calcext:value-type="float">
            <text:p>4587275</text:p>
          </table:table-cell>
          <table:table-cell table:formula="of:=['Education Expansion'.B99]" office:value-type="float" office:value="4544151" calcext:value-type="float">
            <text:p>4544151</text:p>
          </table:table-cell>
          <table:table-cell/>
          <table:table-cell table:formula="of:=(([.A99]=&quot;&quot;)   AND   ([.B99]=&quot;&quot;)   OR     ([.B99]=[.D99]) )     AND      ([.D99]=[.E9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9811" calcext:value-type="float">
            <text:p>6009811</text:p>
          </table:table-cell>
          <table:table-cell/>
          <table:table-cell table:formula="of:=['Education Core'.B100]" office:value-type="float" office:value="4610380" calcext:value-type="float">
            <text:p>4610380</text:p>
          </table:table-cell>
          <table:table-cell table:formula="of:=['Education Expansion'.B100]" office:value-type="float" office:value="4544720" calcext:value-type="float">
            <text:p>4544720</text:p>
          </table:table-cell>
          <table:table-cell/>
          <table:table-cell table:formula="of:=(([.A100]=&quot;&quot;)   AND   ([.B100]=&quot;&quot;)   OR     ([.B100]=[.D100]) )     AND      ([.D100]=[.E10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9996" calcext:value-type="float">
            <text:p>6009996</text:p>
          </table:table-cell>
          <table:table-cell/>
          <table:table-cell table:formula="of:=['Education Core'.B101]" office:value-type="float" office:value="4611705" calcext:value-type="float">
            <text:p>4611705</text:p>
          </table:table-cell>
          <table:table-cell table:formula="of:=['Education Expansion'.B101]" office:value-type="float" office:value="4552347" calcext:value-type="float">
            <text:p>4552347</text:p>
          </table:table-cell>
          <table:table-cell/>
          <table:table-cell table:formula="of:=(([.A101]=&quot;&quot;)   AND   ([.B101]=&quot;&quot;)   OR     ([.B101]=[.D101]) )     AND      ([.D101]=[.E10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13936" calcext:value-type="float">
            <text:p>6013936</text:p>
          </table:table-cell>
          <table:table-cell/>
          <table:table-cell table:formula="of:=['Education Core'.B102]" office:value-type="float" office:value="4634091" calcext:value-type="float">
            <text:p>4634091</text:p>
          </table:table-cell>
          <table:table-cell table:formula="of:=['Education Expansion'.B102]" office:value-type="float" office:value="4558690" calcext:value-type="float">
            <text:p>4558690</text:p>
          </table:table-cell>
          <table:table-cell/>
          <table:table-cell table:formula="of:=(([.A102]=&quot;&quot;)   AND   ([.B102]=&quot;&quot;)   OR     ([.B102]=[.D102]) )     AND      ([.D102]=[.E10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4051" calcext:value-type="float">
            <text:p>6014051</text:p>
          </table:table-cell>
          <table:table-cell/>
          <table:table-cell table:formula="of:=['Education Core'.B109]" office:value-type="float" office:value="6008472" calcext:value-type="float">
            <text:p>6008472</text:p>
          </table:table-cell>
          <table:table-cell table:formula="of:=['Education Expansion'.B103]" office:value-type="float" office:value="4558692" calcext:value-type="float">
            <text:p>4558692</text:p>
          </table:table-cell>
          <table:table-cell/>
          <table:table-cell table:formula="of:=(([.A103]=&quot;&quot;)   AND   ([.B103]=&quot;&quot;)   OR     ([.B103]=[.D103]) )     AND      ([.D103]=[.E10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5596" calcext:value-type="float">
            <text:p>6015596</text:p>
          </table:table-cell>
          <table:table-cell/>
          <table:table-cell table:formula="of:=['Education Core'.B110]" office:value-type="float" office:value="6008527" calcext:value-type="float">
            <text:p>6008527</text:p>
          </table:table-cell>
          <table:table-cell table:formula="of:=['Education Expansion'.B104]" office:value-type="float" office:value="4558731" calcext:value-type="float">
            <text:p>4558731</text:p>
          </table:table-cell>
          <table:table-cell/>
          <table:table-cell table:formula="of:=(([.A104]=&quot;&quot;)   AND   ([.B104]=&quot;&quot;)   OR     ([.B104]=[.D104]) )     AND      ([.D104]=[.E10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5597" calcext:value-type="float">
            <text:p>6015597</text:p>
          </table:table-cell>
          <table:table-cell/>
          <table:table-cell table:formula="of:=['Education Core'.B111]" office:value-type="float" office:value="6008577" calcext:value-type="float">
            <text:p>6008577</text:p>
          </table:table-cell>
          <table:table-cell table:formula="of:=['Education Expansion'.B105]" office:value-type="float" office:value="4558740" calcext:value-type="float">
            <text:p>4558740</text:p>
          </table:table-cell>
          <table:table-cell/>
          <table:table-cell table:formula="of:=(([.A105]=&quot;&quot;)   AND   ([.B105]=&quot;&quot;)   OR     ([.B105]=[.D105]) )     AND      ([.D105]=[.E10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4106" calcext:value-type="float">
            <text:p>6024106</text:p>
          </table:table-cell>
          <table:table-cell/>
          <table:table-cell table:formula="of:=['Education Core'.B112]" office:value-type="float" office:value="6008916" calcext:value-type="float">
            <text:p>6008916</text:p>
          </table:table-cell>
          <table:table-cell table:formula="of:=['Education Expansion'.B106]" office:value-type="float" office:value="4558774" calcext:value-type="float">
            <text:p>4558774</text:p>
          </table:table-cell>
          <table:table-cell/>
          <table:table-cell table:formula="of:=(([.A106]=&quot;&quot;)   AND   ([.B106]=&quot;&quot;)   OR     ([.B106]=[.D106]) )     AND      ([.D106]=[.E10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4109" calcext:value-type="float">
            <text:p>6024109</text:p>
          </table:table-cell>
          <table:table-cell/>
          <table:table-cell table:formula="of:=['Education Core'.B113]" office:value-type="float" office:value="6008919" calcext:value-type="float">
            <text:p>6008919</text:p>
          </table:table-cell>
          <table:table-cell table:formula="of:=['Education Expansion'.B107]" office:value-type="float" office:value="4558775" calcext:value-type="float">
            <text:p>4558775</text:p>
          </table:table-cell>
          <table:table-cell/>
          <table:table-cell table:formula="of:=(([.A107]=&quot;&quot;)   AND   ([.B107]=&quot;&quot;)   OR     ([.B107]=[.D107]) )     AND      ([.D107]=[.E10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24581" calcext:value-type="float">
            <text:p>6024581</text:p>
          </table:table-cell>
          <table:table-cell/>
          <table:table-cell table:formula="of:=['Education Core'.B114]" office:value-type="float" office:value="6008924" calcext:value-type="float">
            <text:p>6008924</text:p>
          </table:table-cell>
          <table:table-cell table:formula="of:=['Education Expansion'.B108]" office:value-type="float" office:value="4560175" calcext:value-type="float">
            <text:p>4560175</text:p>
          </table:table-cell>
          <table:table-cell/>
          <table:table-cell table:formula="of:=(([.A108]=&quot;&quot;)   AND   ([.B108]=&quot;&quot;)   OR     ([.B108]=[.D108]) )     AND      ([.D108]=[.E10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24583" calcext:value-type="float">
            <text:p>6024583</text:p>
          </table:table-cell>
          <table:table-cell/>
          <table:table-cell table:formula="of:=['Education Core'.B127]" office:value-type="float" office:value="6035364" calcext:value-type="float">
            <text:p>6035364</text:p>
          </table:table-cell>
          <table:table-cell table:formula="of:=['Education Expansion'.B118]" office:value-type="float" office:value="4610379" calcext:value-type="float">
            <text:p>4610379</text:p>
          </table:table-cell>
          <table:table-cell/>
          <table:table-cell table:formula="of:=(([.A109]=&quot;&quot;)   AND   ([.B109]=&quot;&quot;)   OR     ([.B109]=[.D109]) )     AND      ([.D109]=[.E10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4585" calcext:value-type="float">
            <text:p>6024585</text:p>
          </table:table-cell>
          <table:table-cell/>
          <table:table-cell table:formula="of:=['Education Core'.B128]" office:value-type="float" office:value="6036901" calcext:value-type="float">
            <text:p>6036901</text:p>
          </table:table-cell>
          <table:table-cell table:formula="of:=['Education Expansion'.B119]" office:value-type="float" office:value="4610380" calcext:value-type="float">
            <text:p>4610380</text:p>
          </table:table-cell>
          <table:table-cell/>
          <table:table-cell table:formula="of:=(([.A110]=&quot;&quot;)   AND   ([.B110]=&quot;&quot;)   OR     ([.B110]=[.D110]) )     AND      ([.D110]=[.E1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28041" calcext:value-type="float">
            <text:p>6028041</text:p>
          </table:table-cell>
          <table:table-cell/>
          <table:table-cell table:formula="of:=['Education Core'.B128]" office:value-type="float" office:value="6036901" calcext:value-type="float">
            <text:p>6036901</text:p>
          </table:table-cell>
          <table:table-cell table:formula="of:=['Education Expansion'.B120]" office:value-type="float" office:value="4611705" calcext:value-type="float">
            <text:p>4611705</text:p>
          </table:table-cell>
          <table:table-cell/>
          <table:table-cell table:formula="of:=(([.A111]=&quot;&quot;)   AND   ([.B111]=&quot;&quot;)   OR     ([.B111]=[.D111]) )     AND      ([.D111]=[.E1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31821" calcext:value-type="float">
            <text:p>6031821</text:p>
          </table:table-cell>
          <table:table-cell/>
          <table:table-cell table:formula="of:=['Education Core'.B130]" office:value-type="float" office:value="0" calcext:value-type="float">
            <text:p>0</text:p>
          </table:table-cell>
          <table:table-cell table:formula="of:=['Education Expansion'.B121]" office:value-type="float" office:value="4614801" calcext:value-type="float">
            <text:p>4614801</text:p>
          </table:table-cell>
          <table:table-cell/>
          <table:table-cell table:formula="of:=(([.A112]=&quot;&quot;)   AND   ([.B112]=&quot;&quot;)   OR     ([.B112]=[.D112]) )     AND      ([.D112]=[.E1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31962" calcext:value-type="float">
            <text:p>6031962</text:p>
          </table:table-cell>
          <table:table-cell/>
          <table:table-cell table:formula="of:=['Education Core'.B131]" office:value-type="float" office:value="0" calcext:value-type="float">
            <text:p>0</text:p>
          </table:table-cell>
          <table:table-cell table:formula="of:=['Education Expansion'.B122]" office:value-type="float" office:value="4624645" calcext:value-type="float">
            <text:p>4624645</text:p>
          </table:table-cell>
          <table:table-cell/>
          <table:table-cell table:formula="of:=(([.A113]=&quot;&quot;)   AND   ([.B113]=&quot;&quot;)   OR     ([.B113]=[.D113]) )     AND      ([.D113]=[.E1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36901" calcext:value-type="float">
            <text:p>6036901</text:p>
          </table:table-cell>
          <table:table-cell/>
          <table:table-cell table:formula="of:=['Education Core'.B132]" office:value-type="float" office:value="0" calcext:value-type="float">
            <text:p>0</text:p>
          </table:table-cell>
          <table:table-cell table:formula="of:=['Education Expansion'.B123]" office:value-type="float" office:value="4629920" calcext:value-type="float">
            <text:p>4629920</text:p>
          </table:table-cell>
          <table:table-cell/>
          <table:table-cell table:formula="of:=(([.A114]=&quot;&quot;)   AND   ([.B114]=&quot;&quot;)   OR     ([.B114]=[.D114]) )     AND      ([.D114]=[.E1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44688" calcext:value-type="float">
            <text:p>6044688</text:p>
          </table:table-cell>
          <table:table-cell/>
          <table:table-cell table:formula="of:=['Education Core'.B133]" office:value-type="float" office:value="0" calcext:value-type="float">
            <text:p>0</text:p>
          </table:table-cell>
          <table:table-cell table:formula="of:=['Education Expansion'.B124]" office:value-type="float" office:value="4631648" calcext:value-type="float">
            <text:p>4631648</text:p>
          </table:table-cell>
          <table:table-cell/>
          <table:table-cell table:formula="of:=(([.A115]=&quot;&quot;)   AND   ([.B115]=&quot;&quot;)   OR     ([.B115]=[.D115]) )     AND      ([.D115]=[.E11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34]" office:value-type="float" office:value="0" calcext:value-type="float">
            <text:p>0</text:p>
          </table:table-cell>
          <table:table-cell table:formula="of:=['Education Expansion'.B125]" office:value-type="float" office:value="4634091" calcext:value-type="float">
            <text:p>4634091</text:p>
          </table:table-cell>
          <table:table-cell/>
          <table:table-cell table:formula="of:=(([.A116]=&quot;&quot;)   AND   ([.B116]=&quot;&quot;)   OR     ([.B116]=[.D116]) )     AND      ([.D116]=[.E116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35]" office:value-type="float" office:value="0" calcext:value-type="float">
            <text:p>0</text:p>
          </table:table-cell>
          <table:table-cell table:formula="of:=['Education Expansion'.B126]" office:value-type="float" office:value="4639695" calcext:value-type="float">
            <text:p>4639695</text:p>
          </table:table-cell>
          <table:table-cell/>
          <table:table-cell table:formula="of:=(([.A117]=&quot;&quot;)   AND   ([.B117]=&quot;&quot;)   OR     ([.B117]=[.D117]) )     AND      ([.D117]=[.E117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39]" office:value-type="float" office:value="0" calcext:value-type="float">
            <text:p>0</text:p>
          </table:table-cell>
          <table:table-cell table:formula="of:=['Education Expansion'.B127]" office:value-type="float" office:value="4646864" calcext:value-type="float">
            <text:p>4646864</text:p>
          </table:table-cell>
          <table:table-cell/>
          <table:table-cell table:formula="of:=(([.A118]=&quot;&quot;)   AND   ([.B118]=&quot;&quot;)   OR     ([.B118]=[.D118]) )     AND      ([.D118]=[.E118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40]" office:value-type="float" office:value="0" calcext:value-type="float">
            <text:p>0</text:p>
          </table:table-cell>
          <table:table-cell table:formula="of:=['Education Expansion'.B128]" office:value-type="float" office:value="4652234" calcext:value-type="float">
            <text:p>4652234</text:p>
          </table:table-cell>
          <table:table-cell/>
          <table:table-cell table:formula="of:=(([.A119]=&quot;&quot;)   AND   ([.B119]=&quot;&quot;)   OR     ([.B119]=[.D119]) )     AND      ([.D119]=[.E119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38]" office:value-type="float" office:value="0" calcext:value-type="float">
            <text:p>0</text:p>
          </table:table-cell>
          <table:table-cell table:formula="of:=['Education Expansion'.B129]" office:value-type="float" office:value="4654432" calcext:value-type="float">
            <text:p>4654432</text:p>
          </table:table-cell>
          <table:table-cell/>
          <table:table-cell table:formula="of:=(([.A120]=&quot;&quot;)   AND   ([.B120]=&quot;&quot;)   OR     ([.B120]=[.D120]) )     AND      ([.D120]=[.E120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39]" office:value-type="float" office:value="0" calcext:value-type="float">
            <text:p>0</text:p>
          </table:table-cell>
          <table:table-cell table:formula="of:=['Education Expansion'.B130]" office:value-type="float" office:value="4666579" calcext:value-type="float">
            <text:p>4666579</text:p>
          </table:table-cell>
          <table:table-cell/>
          <table:table-cell table:formula="of:=(([.A121]=&quot;&quot;)   AND   ([.B121]=&quot;&quot;)   OR     ([.B121]=[.D121]) )     AND      ([.D121]=[.E121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39]" office:value-type="float" office:value="0" calcext:value-type="float">
            <text:p>0</text:p>
          </table:table-cell>
          <table:table-cell table:formula="of:=['Education Expansion'.B131]" office:value-type="float" office:value="4666999" calcext:value-type="float">
            <text:p>4666999</text:p>
          </table:table-cell>
          <table:table-cell/>
          <table:table-cell table:formula="of:=(([.A122]=&quot;&quot;)   AND   ([.B122]=&quot;&quot;)   OR     ([.B122]=[.D122]) )     AND      ([.D122]=[.E122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41]" office:value-type="float" office:value="0" calcext:value-type="float">
            <text:p>0</text:p>
          </table:table-cell>
          <table:table-cell table:formula="of:=['Education Expansion'.B132]" office:value-type="float" office:value="6005331" calcext:value-type="float">
            <text:p>6005331</text:p>
          </table:table-cell>
          <table:table-cell/>
          <table:table-cell table:formula="of:=(([.A123]=&quot;&quot;)   AND   ([.B123]=&quot;&quot;)   OR     ([.B123]=[.D123]) )     AND      ([.D123]=[.E12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42]" office:value-type="float" office:value="0" calcext:value-type="float">
            <text:p>0</text:p>
          </table:table-cell>
          <table:table-cell table:formula="of:=['Education Expansion'.B133]" office:value-type="float" office:value="6005755" calcext:value-type="float">
            <text:p>6005755</text:p>
          </table:table-cell>
          <table:table-cell/>
          <table:table-cell table:formula="of:=(([.A124]=&quot;&quot;)   AND   ([.B124]=&quot;&quot;)   OR     ([.B124]=[.D124]) )     AND      ([.D124]=[.E124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43]" office:value-type="float" office:value="0" calcext:value-type="float">
            <text:p>0</text:p>
          </table:table-cell>
          <table:table-cell table:formula="of:=['Education Expansion'.B134]" office:value-type="float" office:value="6006140" calcext:value-type="float">
            <text:p>6006140</text:p>
          </table:table-cell>
          <table:table-cell/>
          <table:table-cell table:formula="of:=(([.A125]=&quot;&quot;)   AND   ([.B125]=&quot;&quot;)   OR     ([.B125]=[.D125]) )     AND      ([.D125]=[.E12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44]" office:value-type="float" office:value="0" calcext:value-type="float">
            <text:p>0</text:p>
          </table:table-cell>
          <table:table-cell table:formula="of:=['Education Expansion'.B135]" office:value-type="float" office:value="6009019" calcext:value-type="float">
            <text:p>6009019</text:p>
          </table:table-cell>
          <table:table-cell/>
          <table:table-cell table:formula="of:=(([.A126]=&quot;&quot;)   AND   ([.B126]=&quot;&quot;)   OR     ([.B126]=[.D126]) )     AND      ([.D126]=[.E126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45]" office:value-type="float" office:value="0" calcext:value-type="float">
            <text:p>0</text:p>
          </table:table-cell>
          <table:table-cell table:formula="of:=['Education Expansion'.B136]" office:value-type="float" office:value="6012451" calcext:value-type="float">
            <text:p>6012451</text:p>
          </table:table-cell>
          <table:table-cell/>
          <table:table-cell table:formula="of:=(([.A127]=&quot;&quot;)   AND   ([.B127]=&quot;&quot;)   OR     ([.B127]=[.D127]) )     AND      ([.D127]=[.E127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46]" office:value-type="float" office:value="0" calcext:value-type="float">
            <text:p>0</text:p>
          </table:table-cell>
          <table:table-cell table:formula="of:=['Education Expansion'.B137]" office:value-type="float" office:value="6013938" calcext:value-type="float">
            <text:p>6013938</text:p>
          </table:table-cell>
          <table:table-cell/>
          <table:table-cell table:formula="of:=(([.A128]=&quot;&quot;)   AND   ([.B128]=&quot;&quot;)   OR     ([.B128]=[.D128]) )     AND      ([.D128]=[.E128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50]" office:value-type="float" office:value="0" calcext:value-type="float">
            <text:p>0</text:p>
          </table:table-cell>
          <table:table-cell table:formula="of:=['Education Expansion'.B138]" office:value-type="float" office:value="6014648" calcext:value-type="float">
            <text:p>6014648</text:p>
          </table:table-cell>
          <table:table-cell/>
          <table:table-cell table:formula="of:=(([.A129]=&quot;&quot;)   AND   ([.B129]=&quot;&quot;)   OR     ([.B129]=[.D129]) )     AND      ([.D129]=[.E129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51]" office:value-type="float" office:value="0" calcext:value-type="float">
            <text:p>0</text:p>
          </table:table-cell>
          <table:table-cell table:formula="of:=['Education Expansion'.B139]" office:value-type="float" office:value="6022750" calcext:value-type="float">
            <text:p>6022750</text:p>
          </table:table-cell>
          <table:table-cell/>
          <table:table-cell table:formula="of:=(([.A130]=&quot;&quot;)   AND   ([.B130]=&quot;&quot;)   OR     ([.B130]=[.D130]) )     AND      ([.D130]=[.E130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49]" office:value-type="float" office:value="0" calcext:value-type="float">
            <text:p>0</text:p>
          </table:table-cell>
          <table:table-cell table:formula="of:=['Education Expansion'.B140]" office:value-type="float" office:value="6022752" calcext:value-type="float">
            <text:p>6022752</text:p>
          </table:table-cell>
          <table:table-cell/>
          <table:table-cell table:formula="of:=(([.A131]=&quot;&quot;)   AND   ([.B131]=&quot;&quot;)   OR     ([.B131]=[.D131]) )     AND      ([.D131]=[.E131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50]" office:value-type="float" office:value="0" calcext:value-type="float">
            <text:p>0</text:p>
          </table:table-cell>
          <table:table-cell table:formula="of:=['Education Expansion'.B141]" office:value-type="float" office:value="6027626" calcext:value-type="float">
            <text:p>6027626</text:p>
          </table:table-cell>
          <table:table-cell/>
          <table:table-cell table:formula="of:=(([.A132]=&quot;&quot;)   AND   ([.B132]=&quot;&quot;)   OR     ([.B132]=[.D132]) )     AND      ([.D132]=[.E132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50]" office:value-type="float" office:value="0" calcext:value-type="float">
            <text:p>0</text:p>
          </table:table-cell>
          <table:table-cell table:formula="of:=['Education Expansion'.B142]" office:value-type="float" office:value="6030286" calcext:value-type="float">
            <text:p>6030286</text:p>
          </table:table-cell>
          <table:table-cell/>
          <table:table-cell table:formula="of:=(([.A133]=&quot;&quot;)   AND   ([.B133]=&quot;&quot;)   OR     ([.B133]=[.D133]) )     AND      ([.D133]=[.E13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52]" office:value-type="float" office:value="0" calcext:value-type="float">
            <text:p>0</text:p>
          </table:table-cell>
          <table:table-cell table:formula="of:=['Education Expansion'.B143]" office:value-type="float" office:value="6031821" calcext:value-type="float">
            <text:p>6031821</text:p>
          </table:table-cell>
          <table:table-cell/>
          <table:table-cell table:formula="of:=(([.A134]=&quot;&quot;)   AND   ([.B134]=&quot;&quot;)   OR     ([.B134]=[.D134]) )     AND      ([.D134]=[.E134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53]" office:value-type="float" office:value="0" calcext:value-type="float">
            <text:p>0</text:p>
          </table:table-cell>
          <table:table-cell table:formula="of:=['Education Expansion'.B144]" office:value-type="float" office:value="6031916" calcext:value-type="float">
            <text:p>6031916</text:p>
          </table:table-cell>
          <table:table-cell/>
          <table:table-cell table:formula="of:=(([.A135]=&quot;&quot;)   AND   ([.B135]=&quot;&quot;)   OR     ([.B135]=[.D135]) )     AND      ([.D135]=[.E13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54]" office:value-type="float" office:value="0" calcext:value-type="float">
            <text:p>0</text:p>
          </table:table-cell>
          <table:table-cell table:formula="of:=['Education Expansion'.B145]" office:value-type="float" office:value="6031962" calcext:value-type="float">
            <text:p>6031962</text:p>
          </table:table-cell>
          <table:table-cell/>
          <table:table-cell table:formula="of:=(([.A136]=&quot;&quot;)   AND   ([.B136]=&quot;&quot;)   OR     ([.B136]=[.D136]) )     AND      ([.D136]=[.E136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55]" office:value-type="float" office:value="0" calcext:value-type="float">
            <text:p>0</text:p>
          </table:table-cell>
          <table:table-cell table:formula="of:=['Education Expansion'.B146]" office:value-type="float" office:value="6035364" calcext:value-type="float">
            <text:p>6035364</text:p>
          </table:table-cell>
          <table:table-cell/>
          <table:table-cell table:formula="of:=(([.A137]=&quot;&quot;)   AND   ([.B137]=&quot;&quot;)   OR     ([.B137]=[.D137]) )     AND      ([.D137]=[.E137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56]" office:value-type="float" office:value="0" calcext:value-type="float">
            <text:p>0</text:p>
          </table:table-cell>
          <table:table-cell table:formula="of:=['Education Expansion'.B147]" office:value-type="float" office:value="6036424" calcext:value-type="float">
            <text:p>6036424</text:p>
          </table:table-cell>
          <table:table-cell/>
          <table:table-cell table:formula="of:=(([.A138]=&quot;&quot;)   AND   ([.B138]=&quot;&quot;)   OR     ([.B138]=[.D138]) )     AND      ([.D138]=[.E138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57]" office:value-type="float" office:value="0" calcext:value-type="float">
            <text:p>0</text:p>
          </table:table-cell>
          <table:table-cell table:formula="of:=['Education Expansion'.B148]" office:value-type="float" office:value="6044636" calcext:value-type="float">
            <text:p>6044636</text:p>
          </table:table-cell>
          <table:table-cell/>
          <table:table-cell table:formula="of:=(([.A139]=&quot;&quot;)   AND   ([.B139]=&quot;&quot;)   OR     ([.B139]=[.D139]) )     AND      ([.D139]=[.E139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61]" office:value-type="float" office:value="0" calcext:value-type="float">
            <text:p>0</text:p>
          </table:table-cell>
          <table:table-cell table:formula="of:=['Education Expansion'.B149]" office:value-type="float" office:value="6044729" calcext:value-type="float">
            <text:p>6044729</text:p>
          </table:table-cell>
          <table:table-cell/>
          <table:table-cell table:formula="of:=(([.A140]=&quot;&quot;)   AND   ([.B140]=&quot;&quot;)   OR     ([.B140]=[.D140]) )     AND      ([.D140]=[.E140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formula="of:=['Education Core'.B162]" office:value-type="float" office:value="0" calcext:value-type="float">
            <text:p>0</text:p>
          </table:table-cell>
          <table:table-cell table:formula="of:=['Education Expansion'.B150]" office:value-type="float" office:value="0" calcext:value-type="float">
            <text:p>0</text:p>
          </table:table-cell>
          <table:table-cell/>
          <table:table-cell table:formula="of:=(([.A141]=&quot;&quot;)   AND   ([.B141]=&quot;&quot;)   OR     ([.B141]=[.D141]) )     AND      ([.D141]=[.E1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160]" office:value-type="float" office:value="0" calcext:value-type="float">
            <text:p>0</text:p>
          </table:table-cell>
          <table:table-cell table:formula="of:=['Education Expansion'.B151]" office:value-type="float" office:value="0" calcext:value-type="float">
            <text:p>0</text:p>
          </table:table-cell>
          <table:table-cell/>
          <table:table-cell table:formula="of:=(([.A142]=&quot;&quot;)   AND   ([.B142]=&quot;&quot;)   OR     ([.B142]=[.D142]) )     AND      ([.D142]=[.E1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161]" office:value-type="float" office:value="0" calcext:value-type="float">
            <text:p>0</text:p>
          </table:table-cell>
          <table:table-cell table:formula="of:=['Education Expansion'.B152]" office:value-type="float" office:value="0" calcext:value-type="float">
            <text:p>0</text:p>
          </table:table-cell>
          <table:table-cell/>
          <table:table-cell table:formula="of:=(([.A143]=&quot;&quot;)   AND   ([.B143]=&quot;&quot;)   OR     ([.B143]=[.D143]) )     AND      ([.D143]=[.E1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161]" office:value-type="float" office:value="0" calcext:value-type="float">
            <text:p>0</text:p>
          </table:table-cell>
          <table:table-cell table:formula="of:=['Education Expansion'.B153]" office:value-type="float" office:value="0" calcext:value-type="float">
            <text:p>0</text:p>
          </table:table-cell>
          <table:table-cell/>
          <table:table-cell table:formula="of:=(([.A144]=&quot;&quot;)   AND   ([.B144]=&quot;&quot;)   OR     ([.B144]=[.D144]) )     AND      ([.D144]=[.E1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163]" office:value-type="float" office:value="0" calcext:value-type="float">
            <text:p>0</text:p>
          </table:table-cell>
          <table:table-cell table:formula="of:=['Education Expansion'.B154]" office:value-type="float" office:value="0" calcext:value-type="float">
            <text:p>0</text:p>
          </table:table-cell>
          <table:table-cell/>
          <table:table-cell table:formula="of:=(([.A145]=&quot;&quot;)   AND   ([.B145]=&quot;&quot;)   OR     ([.B145]=[.D145]) )     AND      ([.D145]=[.E1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164]" office:value-type="float" office:value="0" calcext:value-type="float">
            <text:p>0</text:p>
          </table:table-cell>
          <table:table-cell table:formula="of:=['Education Expansion'.B155]" office:value-type="float" office:value="0" calcext:value-type="float">
            <text:p>0</text:p>
          </table:table-cell>
          <table:table-cell/>
          <table:table-cell table:formula="of:=(([.A146]=&quot;&quot;)   AND   ([.B146]=&quot;&quot;)   OR     ([.B146]=[.D146]) )     AND      ([.D146]=[.E1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165]" office:value-type="float" office:value="0" calcext:value-type="float">
            <text:p>0</text:p>
          </table:table-cell>
          <table:table-cell table:formula="of:=['Education Expansion'.B156]" office:value-type="float" office:value="0" calcext:value-type="float">
            <text:p>0</text:p>
          </table:table-cell>
          <table:table-cell/>
          <table:table-cell table:formula="of:=(([.A147]=&quot;&quot;)   AND   ([.B147]=&quot;&quot;)   OR     ([.B147]=[.D147]) )     AND      ([.D147]=[.E1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166]" office:value-type="float" office:value="0" calcext:value-type="float">
            <text:p>0</text:p>
          </table:table-cell>
          <table:table-cell table:formula="of:=['Education Expansion'.B157]" office:value-type="float" office:value="0" calcext:value-type="float">
            <text:p>0</text:p>
          </table:table-cell>
          <table:table-cell/>
          <table:table-cell table:formula="of:=(([.A148]=&quot;&quot;)   AND   ([.B148]=&quot;&quot;)   OR     ([.B148]=[.D148]) )     AND      ([.D148]=[.E1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167]" office:value-type="float" office:value="0" calcext:value-type="float">
            <text:p>0</text:p>
          </table:table-cell>
          <table:table-cell table:formula="of:=['Education Expansion'.B158]" office:value-type="float" office:value="0" calcext:value-type="float">
            <text:p>0</text:p>
          </table:table-cell>
          <table:table-cell/>
          <table:table-cell table:formula="of:=(([.A149]=&quot;&quot;)   AND   ([.B149]=&quot;&quot;)   OR     ([.B149]=[.D149]) )     AND      ([.D149]=[.E1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formula="of:=['Education Core'.B168]" office:value-type="float" office:value="0" calcext:value-type="float">
            <text:p>0</text:p>
          </table:table-cell>
          <table:table-cell table:formula="of:=['Education Expansion'.B159]" office:value-type="float" office:value="0" calcext:value-type="float">
            <text:p>0</text:p>
          </table:table-cell>
          <table:table-cell/>
          <table:table-cell table:formula="of:=(([.A150]=&quot;&quot;)   AND   ([.B150]=&quot;&quot;)   OR     ([.B150]=[.D150]) )     AND      ([.D150]=[.E150])" office:value-type="boolean" office:boolean-value="true" calcext:value-type="boolean">
            <text:p>TRUE</text:p>
          </table:table-cell>
        </table:table-row>
      </table:table>
      <table:table table:name="Education Core" table:style-name="ta1"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row table:style-name="ro3">
          <table:table-cell table:style-name="ce16" office:value-type="string" calcext:value-type="string">
            <text:p>Lego Mindstorms Education, 45544 EV3 Core Se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0526" calcext:value-type="float">
            <text:p>3705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0626" calcext:value-type="float">
            <text:p>3706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726" calcext:value-type="float">
            <text:p>3707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826" calcext:value-type="float">
            <text:p>3708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726" calcext:value-type="float">
            <text:p>373726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07085" calcext:value-type="float">
            <text:p>41070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7767" calcext:value-type="float">
            <text:p>410776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07783" calcext:value-type="float">
            <text:p>410778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12282" calcext:value-type="float">
            <text:p>411228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21667" calcext:value-type="float">
            <text:p>412166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21715" calcext:value-type="float">
            <text:p>41217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40430" calcext:value-type="float">
            <text:p>414043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40806" calcext:value-type="float">
            <text:p>41408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41270" calcext:value-type="float">
            <text:p>414127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42236" calcext:value-type="float">
            <text:p>41422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42822" calcext:value-type="float">
            <text:p>41428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42865" calcext:value-type="float">
            <text:p>41428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53707" calcext:value-type="float">
            <text:p>41537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53718" calcext:value-type="float">
            <text:p>41537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62857" calcext:value-type="float">
            <text:p>416285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73941" calcext:value-type="float">
            <text:p>41739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77430" calcext:value-type="float">
            <text:p>41774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77431" calcext:value-type="float">
            <text:p>4177431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98367" calcext:value-type="float">
            <text:p>419836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06482" calcext:value-type="float">
            <text:p>4206482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0857" calcext:value-type="float">
            <text:p>421085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1510" calcext:value-type="float">
            <text:p>421151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1622" calcext:value-type="float">
            <text:p>42116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1624" calcext:value-type="float">
            <text:p>42116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1639" calcext:value-type="float">
            <text:p>42116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1651" calcext:value-type="float">
            <text:p>421165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1713" calcext:value-type="float">
            <text:p>4211713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1775" calcext:value-type="float">
            <text:p>42117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11805" calcext:value-type="float">
            <text:p>42118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1807" calcext:value-type="float">
            <text:p>42118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11815" calcext:value-type="float">
            <text:p>4211815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1866" calcext:value-type="float">
            <text:p>42118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25033" calcext:value-type="float">
            <text:p>42250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39601" calcext:value-type="float">
            <text:p>42396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8204" calcext:value-type="float">
            <text:p>42482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5563" calcext:value-type="float">
            <text:p>42555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5634" calcext:value-type="float">
            <text:p>42856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6059" calcext:value-type="float">
            <text:p>42960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95412" calcext:value-type="float">
            <text:p>44954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95930" calcext:value-type="float">
            <text:p>44959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99858" calcext:value-type="float">
            <text:p>44998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2595" calcext:value-type="float">
            <text:p>45025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09376" calcext:value-type="float">
            <text:p>45093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09912" calcext:value-type="float">
            <text:p>45099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13174" calcext:value-type="float">
            <text:p>4513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14553" calcext:value-type="float">
            <text:p>451455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14554" calcext:value-type="float">
            <text:p>45145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14558" calcext:value-type="float">
            <text:p>45145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22934" calcext:value-type="float">
            <text:p>45229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6985" calcext:value-type="float">
            <text:p>45269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5768" calcext:value-type="float">
            <text:p>453576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38007" calcext:value-type="float">
            <text:p>45380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39880" calcext:value-type="float">
            <text:p>45398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0797" calcext:value-type="float">
            <text:p>45407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1326" calcext:value-type="float">
            <text:p>45413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42578" calcext:value-type="float">
            <text:p>45425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3490" calcext:value-type="float">
            <text:p>454349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52347" calcext:value-type="float">
            <text:p>45523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60175" calcext:value-type="float">
            <text:p>45601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60177" calcext:value-type="float">
            <text:p>45601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63044" calcext:value-type="float">
            <text:p>45630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65452" calcext:value-type="float">
            <text:p>45654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6249" calcext:value-type="float">
            <text:p>45662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6251" calcext:value-type="float">
            <text:p>45662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82792" calcext:value-type="float">
            <text:p>45827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85040" calcext:value-type="float">
            <text:p>45850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87275" calcext:value-type="float">
            <text:p>4587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0380" calcext:value-type="float">
            <text:p>46103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11705" calcext:value-type="float">
            <text:p>46117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34091" calcext:value-type="float">
            <text:p>46340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40536" calcext:value-type="float">
            <text:p>46405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52235" calcext:value-type="float">
            <text:p>46522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52236" calcext:value-type="float">
            <text:p>46522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66579" calcext:value-type="float">
            <text:p>46665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6140" calcext:value-type="float">
            <text:p>60061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7973" calcext:value-type="float">
            <text:p>60079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8472" calcext:value-type="float">
            <text:p>60084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8527" calcext:value-type="float">
            <text:p>60085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8577" calcext:value-type="float">
            <text:p>60085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8916" calcext:value-type="float">
            <text:p>60089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8919" calcext:value-type="float">
            <text:p>60089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8924" calcext:value-type="float">
            <text:p>60089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9019" calcext:value-type="float">
            <text:p>60090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9430" calcext:value-type="float">
            <text:p>60094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9996" calcext:value-type="float">
            <text:p>60099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12451" calcext:value-type="float">
            <text:p>60124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2820" calcext:value-type="float">
            <text:p>601282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14648" calcext:value-type="float">
            <text:p>60146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3956" calcext:value-type="float">
            <text:p>60239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24581" calcext:value-type="float">
            <text:p>60245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24583" calcext:value-type="float">
            <text:p>60245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4585" calcext:value-type="float">
            <text:p>602458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28041" calcext:value-type="float">
            <text:p>60280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31821" calcext:value-type="float">
            <text:p>60318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35364" calcext:value-type="float">
            <text:p>60353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36901" calcext:value-type="float">
            <text:p>6036901</text:p>
          </table:table-cell>
          <table:table-cell/>
        </table:table-row>
      </table:table>
      <table:table table:name="Education Expansion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14" office:value-type="string" calcext:value-type="string">
            <text:p>Lego Mindstorms Education, 45560 EV3 Expansion Se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0526" calcext:value-type="float">
            <text:p>3705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626" calcext:value-type="float">
            <text:p>3706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726" calcext:value-type="float">
            <text:p>3707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826" calcext:value-type="float">
            <text:p>3708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726" calcext:value-type="float">
            <text:p>3737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3226" calcext:value-type="float">
            <text:p>4032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1649" calcext:value-type="float">
            <text:p>61164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07081" calcext:value-type="float">
            <text:p>41070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07082" calcext:value-type="float">
            <text:p>410708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07084" calcext:value-type="float">
            <text:p>41070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07085" calcext:value-type="float">
            <text:p>41070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7767" calcext:value-type="float">
            <text:p>41077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07783" calcext:value-type="float">
            <text:p>410778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12282" calcext:value-type="float">
            <text:p>411228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19589" calcext:value-type="float">
            <text:p>411958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21667" calcext:value-type="float">
            <text:p>412166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121715" calcext:value-type="float">
            <text:p>4121715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41270" calcext:value-type="float">
            <text:p>414127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42865" calcext:value-type="float">
            <text:p>414286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53718" calcext:value-type="float">
            <text:p>415371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64133" calcext:value-type="float">
            <text:p>41641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3941" calcext:value-type="float">
            <text:p>41739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7430" calcext:value-type="float">
            <text:p>41774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77431" calcext:value-type="float">
            <text:p>41774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78398" calcext:value-type="float">
            <text:p>417839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84169" calcext:value-type="float">
            <text:p>418416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84286" calcext:value-type="float">
            <text:p>41842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85661" calcext:value-type="float">
            <text:p>418566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06482" calcext:value-type="float">
            <text:p>42064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7456" calcext:value-type="float">
            <text:p>42074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8160" calcext:value-type="float">
            <text:p>42081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0665" calcext:value-type="float">
            <text:p>42106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0759" calcext:value-type="float">
            <text:p>42107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0857" calcext:value-type="float">
            <text:p>42108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1375" calcext:value-type="float">
            <text:p>4211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1510" calcext:value-type="float">
            <text:p>42115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1566" calcext:value-type="float">
            <text:p>42115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1610" calcext:value-type="float">
            <text:p>42116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11622" calcext:value-type="float">
            <text:p>421162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1639" calcext:value-type="float">
            <text:p>42116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11651" calcext:value-type="float">
            <text:p>42116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1655" calcext:value-type="float">
            <text:p>42116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1713" calcext:value-type="float">
            <text:p>42117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1714" calcext:value-type="float">
            <text:p>42117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1741" calcext:value-type="float">
            <text:p>42117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11758" calcext:value-type="float">
            <text:p>42117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1775" calcext:value-type="float">
            <text:p>42117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1805" calcext:value-type="float">
            <text:p>421180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1815" calcext:value-type="float">
            <text:p>42118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1845" calcext:value-type="float">
            <text:p>42118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11862" calcext:value-type="float">
            <text:p>42118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11866" calcext:value-type="float">
            <text:p>42118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25033" calcext:value-type="float">
            <text:p>42250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34240" calcext:value-type="float">
            <text:p>42342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7267" calcext:value-type="float">
            <text:p>42372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39601" calcext:value-type="float">
            <text:p>42396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68659" calcext:value-type="float">
            <text:p>42686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0473" calcext:value-type="float">
            <text:p>42704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8359" calcext:value-type="float">
            <text:p>42783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8957" calcext:value-type="float">
            <text:p>42789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5634" calcext:value-type="float">
            <text:p>42856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6059" calcext:value-type="float">
            <text:p>42960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97210" calcext:value-type="float">
            <text:p>42972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90127" calcext:value-type="float">
            <text:p>44901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95412" calcext:value-type="float">
            <text:p>44954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95930" calcext:value-type="float">
            <text:p>44959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99858" calcext:value-type="float">
            <text:p>44998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08553" calcext:value-type="float">
            <text:p>45085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13174" calcext:value-type="float">
            <text:p>451317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14553" calcext:value-type="float">
            <text:p>451455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14554" calcext:value-type="float">
            <text:p>45145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14558" calcext:value-type="float">
            <text:p>45145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5184" calcext:value-type="float">
            <text:p>45251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25904" calcext:value-type="float">
            <text:p>45259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26985" calcext:value-type="float">
            <text:p>45269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35768" calcext:value-type="float">
            <text:p>45357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8007" calcext:value-type="float">
            <text:p>45380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39880" calcext:value-type="float">
            <text:p>453988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40797" calcext:value-type="float">
            <text:p>45407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0906" calcext:value-type="float">
            <text:p>45409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1325" calcext:value-type="float">
            <text:p>45413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1924" calcext:value-type="float">
            <text:p>45419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42578" calcext:value-type="float">
            <text:p>45425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4140" calcext:value-type="float">
            <text:p>45441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4143" calcext:value-type="float">
            <text:p>45441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4147" calcext:value-type="float">
            <text:p>45441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4151" calcext:value-type="float">
            <text:p>45441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44720" calcext:value-type="float">
            <text:p>45447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52347" calcext:value-type="float">
            <text:p>45523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58690" calcext:value-type="float">
            <text:p>45586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8692" calcext:value-type="float">
            <text:p>45586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8731" calcext:value-type="float">
            <text:p>45587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8740" calcext:value-type="float">
            <text:p>45587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8774" calcext:value-type="float">
            <text:p>45587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8775" calcext:value-type="float">
            <text:p>45587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60175" calcext:value-type="float">
            <text:p>45601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60177" calcext:value-type="float">
            <text:p>45601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3044" calcext:value-type="float">
            <text:p>45630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65452" calcext:value-type="float">
            <text:p>45654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6249" calcext:value-type="float">
            <text:p>45662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6251" calcext:value-type="float">
            <text:p>45662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82792" calcext:value-type="float">
            <text:p>458279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10374" calcext:value-type="float">
            <text:p>46103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10377" calcext:value-type="float">
            <text:p>46103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10378" calcext:value-type="float">
            <text:p>46103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0379" calcext:value-type="float">
            <text:p>46103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0380" calcext:value-type="float">
            <text:p>461038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11705" calcext:value-type="float">
            <text:p>46117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14801" calcext:value-type="float">
            <text:p>46148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24645" calcext:value-type="float">
            <text:p>46246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29920" calcext:value-type="float">
            <text:p>46299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31648" calcext:value-type="float">
            <text:p>46316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34091" calcext:value-type="float">
            <text:p>463409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39695" calcext:value-type="float">
            <text:p>46396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46864" calcext:value-type="float">
            <text:p>46468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52234" calcext:value-type="float">
            <text:p>46522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54432" calcext:value-type="float">
            <text:p>46544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66579" calcext:value-type="float">
            <text:p>46665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66999" calcext:value-type="float">
            <text:p>46669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5331" calcext:value-type="float">
            <text:p>60053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5755" calcext:value-type="float">
            <text:p>60057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6140" calcext:value-type="float">
            <text:p>60061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9019" calcext:value-type="float">
            <text:p>60090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12451" calcext:value-type="float">
            <text:p>60124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3938" calcext:value-type="float">
            <text:p>60139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14648" calcext:value-type="float">
            <text:p>60146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22750" calcext:value-type="float">
            <text:p>60227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22752" calcext:value-type="float">
            <text:p>60227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27626" calcext:value-type="float">
            <text:p>60276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30286" calcext:value-type="float">
            <text:p>60302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31821" calcext:value-type="float">
            <text:p>60318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31916" calcext:value-type="float">
            <text:p>60319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31962" calcext:value-type="float">
            <text:p>60319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35364" calcext:value-type="float">
            <text:p>603536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36424" calcext:value-type="float">
            <text:p>60364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44636" calcext:value-type="float">
            <text:p>60446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4729" calcext:value-type="float">
            <text:p>6044729</text:p>
          </table:table-cell>
          <table:table-cell/>
        </table:table-row>
      </table:table>
      <table:named-expressions/>
      <table:database-ranges>
        <table:database-range table:name="__Anonymous_Sheet_DB__0" table:target-range-address="'EV3 Combined List'.A1:'EV3 Combined List'.J221" table:display-filter-buttons="true" table:orientation="column"/>
        <table:database-range table:name="__Anonymous_Sheet_DB__1" table:target-range-address="'EV3 Part Names'.A2:'EV3 Part Names'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Home Edition'.A3:'Home Edition'.B107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Education Core'.A3:'Education Core'.B128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Education Expansion'.A3:'Education Expansion'.B1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_21_" style:display-name="Alarm!" style:family="table-cell" style:parent-style-name="Default">
      <style:table-cell-properties fo:background-color="#ff3333"/>
      <style:text-properties fo:color="#ffff99" fo:text-shadow="1pt 1pt"/>
    </style:style>
    <style:style style:name="Good." style:family="table-cell" style:parent-style-name="Default">
      <style:table-cell-properties fo:background-color="#66cc00"/>
      <style:text-properties fo:color="#ffff99" fo:text-shadow="1pt 1pt"/>
    </style:style>
    <style:style style:name="Fettes_20_Brot" style:display-name="Fettes Brot" style:family="table-cell" style:parent-style-name="Default">
      <style:text-properties fo:font-weight="bold"/>
    </style:style>
    <style:style style:name="Fast_20_transparent" style:display-name="Fast transparent" style:family="table-cell" style:parent-style-name="Default">
      <style:text-properties fo:color="#dddddd"/>
    </style:style>
    <style:style style:name="Leicht_20_wie_20_Wolken" style:display-name="Leicht wie Wolken" style:family="table-cell" style:parent-style-name="Default">
      <style:text-properties fo:color="#00ccff"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00:55:44.573892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9:15:26.043443857</meta:creation-date>
    <dc:date>2015-12-28T00:56:37.489071025</dc:date>
    <meta:editing-duration>P1DT5H5M</meta:editing-duration>
    <meta:editing-cycles>15</meta:editing-cycles>
    <meta:generator>LibreOffice/4.2.8.2$Linux_X86_64 LibreOffice_project/420m0$Build-2</meta:generator>
    <meta:document-statistic meta:table-count="5" meta:cell-count="3131" meta:object-count="0"/>
  </office:meta>
</office:document-meta>
</file>